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fill-color="#808080" draw:textarea-horizontal-align="center" draw:textarea-vertical-align="middle" loext:decorative="false"/>
    </style:style>
    <style:style style:name="gr5" style:family="graphic" style:parent-style-name="standard">
      <style:graphic-properties draw:fill-color="#ffffff" draw:textarea-horizontal-align="center" draw:textarea-vertical-align="middle" loext:decorative="false"/>
    </style:style>
    <style:style style:name="gr6" style:family="graphic" style:parent-style-name="standard">
      <style:graphic-properties draw:fill-color="#c0c0c0" draw:textarea-horizontal-align="center" draw:textarea-vertical-align="middle" loext:decorative="false"/>
    </style:style>
    <style:style style:name="gr7" style:family="graphic" style:parent-style-name="standard">
      <style:graphic-properties svg:stroke-width="0.03cm" draw:marker-start-width="0.35cm" draw:marker-end-width="0.35cm" draw:fill-color="#ffff00" draw:textarea-horizontal-align="center" draw:textarea-vertical-align="middle" fo:padding-top="0.14cm" fo:padding-bottom="0.14cm" fo:padding-left="0.265cm" fo:padding-right="0.265cm" loext:decorative="false"/>
    </style:style>
    <style:style style:name="gr8" style:family="graphic" style:parent-style-name="standard">
      <style:graphic-properties svg:stroke-width="0.03cm" draw:marker-start-width="0.35cm" draw:marker-end-width="0.35cm" draw:fill-color="#e6e6ff" draw:textarea-horizontal-align="center" draw:textarea-vertical-align="middle" fo:padding-top="0.14cm" fo:padding-bottom="0.14cm" fo:padding-left="0.265cm" fo:padding-right="0.265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19cm" fo:min-width="0.2cm" fo:padding-top="0.05cm" fo:padding-bottom="0.05cm" fo:padding-left="0.05cm" fo:padding-right="0.0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39cm" fo:min-width="0.197cm" fo:padding-top="0.02cm" fo:padding-bottom="0.02cm" fo:padding-left="0.04cm" fo:padding-right="0.04cm" loext:decorative="false"/>
      <style:paragraph-properties style:writing-mode="lr-tb"/>
    </style:style>
    <style:style style:name="gr11" style:family="graphic" style:parent-style-name="standard">
      <style:graphic-properties svg:stroke-width="0.03cm" draw:marker-start-width="0.35cm" draw:marker-end-width="0.35cm" draw:fill-color="#ffffcc" draw:textarea-horizontal-align="center" draw:textarea-vertical-align="middle" fo:padding-top="0.14cm" fo:padding-bottom="0.14cm" fo:padding-left="0.265cm" fo:padding-right="0.265cm" loext:decorative="false"/>
    </style:style>
    <style:style style:name="gr12" style:family="graphic" style:parent-style-name="standard">
      <style:graphic-properties svg:stroke-width="0.03cm" draw:marker-start-width="0.35cm" draw:marker-end-width="0.35cm" draw:fill="solid" draw:fill-color="#ffe6e6" draw:textarea-horizontal-align="center" draw:textarea-vertical-align="middle" fo:padding-top="0.14cm" fo:padding-bottom="0.14cm" fo:padding-left="0.265cm" fo:padding-right="0.265cm" loext:decorative="false"/>
    </style:style>
    <style:style style:name="gr13" style:family="graphic" style:parent-style-name="standard">
      <style:graphic-properties draw:fill-color="#ffffff" draw:opacity="0%" draw:textarea-horizontal-align="center" draw:textarea-vertical-align="middle" draw:shadow-opacity="0%" loext:decorative="false"/>
    </style:style>
    <style:style style:name="gr14" style:family="graphic" style:parent-style-name="objectwithoutfill">
      <style:graphic-properties svg:stroke-width="0.05cm" svg:stroke-color="#cccc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5cm" svg:stroke-color="#0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6" style:family="graphic" style:parent-style-name="objectwithoutfill">
      <style:graphic-properties svg:stroke-width="0.05cm" svg:stroke-color="#00008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7" style:family="graphic" style:parent-style-name="objectwithoutfill">
      <style:graphic-properties svg:stroke-width="0.03cm" svg:stroke-color="#00ae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18" style:family="graphic" style:parent-style-name="objectwithoutfill">
      <style:graphic-properties svg:stroke-width="0.03cm" svg:stroke-color="#cccc00" draw:marker-start-width="0.395cm" draw:marker-end-width="0.39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19" style:family="graphic" style:parent-style-name="objectwithoutfill">
      <style:graphic-properties svg:stroke-width="0.03cm" draw:marker-start-width="0.395cm" draw:marker-end-width="0.39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0" style:family="graphic" style:parent-style-name="objectwithoutfill">
      <style:graphic-properties svg:stroke-width="0.03cm" svg:stroke-color="#ff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1" style:family="graphic" style:parent-style-name="objectwithoutfill">
      <style:graphic-properties svg:stroke-width="0.05cm" svg:stroke-color="#808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2" style:family="graphic" style:parent-style-name="objectwithoutfill">
      <style:graphic-properties svg:stroke-width="0.05cm" svg:stroke-color="#ff6633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23" style:family="graphic" style:parent-style-name="objectwithoutfill">
      <style:graphic-properties svg:stroke-width="0.03cm" svg:stroke-color="#000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24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31cm" fo:min-width="2.106cm" fo:padding-top="0.02cm" fo:padding-bottom="0.02cm" fo:padding-left="0.02cm" fo:padding-right="0.02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3cm" fo:min-width="0.95cm" fo:padding-top="0.02cm" fo:padding-bottom="0.02cm" fo:padding-left="0.02cm" fo:padding-right="0.02cm" loext:decorative="false"/>
      <style:paragraph-properties style:writing-mode="lr-tb"/>
    </style:style>
    <style:style style:name="gr27" style:family="graphic" style:parent-style-name="objectwithoutfill">
      <style:graphic-properties draw:fill="none" draw:textarea-vertical-align="middle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251cm" fo:min-width="0.408cm" fo:padding-top="0.02cm" fo:padding-bottom="0.02cm" fo:padding-left="0.02cm" fo:padding-right="0.02cm" loext:decorative="false"/>
      <style:paragraph-properties style:writing-mode="lr-tb"/>
    </style:style>
    <style:style style:name="gr29" style:family="graphic" style:parent-style-name="standard">
      <style:graphic-properties svg:stroke-width="0.05cm" svg:stroke-color="#000000" draw:marker-start-width="0.355cm" draw:marker-end-width="0.355cm" draw:fill-color="#ffffff" draw:opacity="0%" draw:textarea-vertical-align="middle" fo:padding-top="0.15cm" fo:padding-bottom="0.15cm" fo:padding-left="0.275cm" fo:padding-right="0.275cm" draw:shadow-opacity="0%" loext:decorative="false"/>
    </style:style>
    <style:style style:name="gr30" style:family="graphic" style:parent-style-name="objectwithoutfill">
      <style:graphic-properties svg:stroke-width="0.05cm" svg:stroke-color="#0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1" style:family="graphic" style:parent-style-name="objectwithoutfill">
      <style:graphic-properties svg:stroke-width="0.05cm" svg:stroke-color="#800000" draw:marker-start-width="0.41cm" draw:marker-end-width="0.41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32" style:family="graphic" style:parent-style-name="standard">
      <style:graphic-properties draw:stroke="none" draw:stroke-dash="Dash_20_1" svg:stroke-width="0cm" svg:stroke-color="#400040" draw:stroke-linejoin="none" draw:fill="hatch" draw:fill-color="#c0c0c0" draw:fill-hatch-name="Black_20_90_20_Degrees" draw:fill-hatch-solid="true" draw:textarea-horizontal-align="center" draw:textarea-vertical-align="middle" loext:decorative="false"/>
    </style:style>
    <style:style style:name="gr33" style:family="graphic" style:parent-style-name="objectwithoutfill">
      <style:graphic-properties svg:stroke-width="0.05cm" svg:stroke-color="#333333" draw:marker-start-width="0.28cm" draw:marker-end-width="0.28cm" draw:fill="hatch" draw:fill-hatch-name="Black_20_90_20_Degrees" draw:textarea-vertical-align="middle" fo:padding-top="0.15cm" fo:padding-bottom="0.15cm" fo:padding-left="0.275cm" fo:padding-right="0.275cm" loext:decorative="false"/>
    </style:style>
    <style:style style:name="gr34" style:family="graphic" style:parent-style-name="standard">
      <style:graphic-properties draw:stroke="solid" svg:stroke-width="0.02cm" svg:stroke-color="#000000" draw:marker-start-width="0.2cm" draw:marker-end-width="0.2cm" draw:fill="solid" draw:fill-color="#808000" draw:textarea-horizontal-align="center" draw:textarea-vertical-align="middle" fo:padding-top="0.123cm" fo:padding-bottom="0.123cm" fo:padding-left="0.248cm" fo:padding-right="0.248cm" loext:decorative="false"/>
    </style:style>
    <style:style style:name="gr35" style:family="graphic" style:parent-style-name="objectwithoutfill">
      <style:graphic-properties svg:stroke-width="0.03cm" svg:stroke-color="#8080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gr36" style:family="graphic" style:parent-style-name="objectwithoutfill">
      <style:graphic-properties svg:stroke-width="0.03cm" svg:stroke-color="#800000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37" style:family="graphic" style:parent-style-name="standard">
      <style:graphic-properties svg:stroke-width="0.03cm" draw:marker-start-width="0.35cm" draw:marker-end-width="0.35cm" draw:fill-color="#ffffff" draw:textarea-horizontal-align="center" draw:textarea-vertical-align="middle" fo:padding-top="0.14cm" fo:padding-bottom="0.14cm" fo:padding-left="0.265cm" fo:padding-right="0.265cm" loext:decorative="false"/>
    </style:style>
    <style:style style:name="gr38" style:family="graphic" style:parent-style-name="standard">
      <style:graphic-properties draw:stroke="solid" svg:stroke-width="0.02cm" svg:stroke-color="#000000" draw:marker-start-width="0.2cm" draw:marker-end-width="0.2cm" draw:fill="solid" draw:fill-color="#800000" draw:textarea-horizontal-align="center" draw:textarea-vertical-align="middle" fo:padding-top="0.123cm" fo:padding-bottom="0.123cm" fo:padding-left="0.248cm" fo:padding-right="0.248cm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27cm" fo:min-width="0.121cm" fo:padding-top="0.02cm" fo:padding-bottom="0.02cm" fo:padding-left="0.02cm" fo:padding-right="0.02cm" loext:decorative="false"/>
      <style:paragraph-properties style:writing-mode="lr-tb"/>
    </style:style>
    <style:style style:name="gr40" style:family="graphic" style:parent-style-name="standard">
      <style:graphic-properties svg:stroke-color="#800000" draw:fill-color="#ff0000" draw:textarea-horizontal-align="center" draw:textarea-vertical-align="middle" loext:decorative="false"/>
    </style:style>
    <style:style style:name="gr41" style:family="graphic" style:parent-style-name="standard">
      <style:graphic-properties draw:fill-color="#000000" draw:textarea-horizontal-align="center" draw:textarea-vertical-align="middle" loext:decorative="false"/>
    </style:style>
    <style:style style:name="gr42" style:family="graphic" style:parent-style-name="standard">
      <style:graphic-properties draw:stroke="none" draw:fill="none" draw:fill-color="#ffffff" draw:textarea-horizontal-align="left" draw:auto-grow-height="false" draw:auto-grow-width="false" draw:fit-to-size="true" style:shrink-to-fit="false" fo:min-height="0.276cm" fo:min-width="0.493cm" fo:padding-top="0.02cm" fo:padding-bottom="0.02cm" fo:padding-left="0.02cm" fo:padding-right="0.02cm" loext:decorative="false"/>
      <style:paragraph-properties style:writing-mode="lr-tb"/>
    </style:style>
    <style:style style:name="gr43" style:family="graphic" style:parent-style-name="standard">
      <style:graphic-properties draw:stroke="solid" svg:stroke-width="0.035cm" svg:stroke-color="#000000" draw:fill-color="#c0c0c0" draw:textarea-horizontal-align="center" draw:textarea-vertical-align="middle" fo:padding-top="0.017cm" fo:padding-bottom="0.017cm" fo:padding-left="0.017cm" fo:padding-right="0.017cm" loext:decorative="false"/>
    </style:style>
    <style:style style:name="gr44" style:family="graphic" style:parent-style-name="standard">
      <style:graphic-properties draw:stroke="none" svg:stroke-width="0.035cm" svg:stroke-color="#000000" draw:fill="solid" draw:fill-color="#ffffff" draw:textarea-horizontal-align="center" draw:textarea-vertical-align="middle" loext:decorative="false"/>
    </style:style>
    <style:style style:name="gr45" style:family="graphic" style:parent-style-name="standard">
      <style:graphic-properties draw:stroke="solid" svg:stroke-width="0.035cm" svg:stroke-color="#000000" draw:textarea-horizontal-align="center" draw:textarea-vertical-align="middle" fo:padding-top="0.017cm" fo:padding-bottom="0.017cm" fo:padding-left="0.017cm" fo:padding-right="0.017cm" loext:decorative="false"/>
    </style:style>
    <style:style style:name="gr46" style:family="graphic" style:parent-style-name="standard">
      <style:graphic-properties draw:stroke="solid" svg:stroke-width="0.035cm" svg:stroke-color="#000000" draw:fill-color="#808080" draw:textarea-horizontal-align="center" draw:textarea-vertical-align="middle" fo:padding-top="0.017cm" fo:padding-bottom="0.017cm" fo:padding-left="0.017cm" fo:padding-right="0.017cm" loext:decorative="false"/>
    </style:style>
    <style:style style:name="gr47" style:family="graphic" style:parent-style-name="standard">
      <style:graphic-properties draw:stroke="solid" svg:stroke-width="0.035cm" svg:stroke-color="#000000" draw:fill="solid" draw:fill-color="#000000" draw:textarea-horizontal-align="center" draw:textarea-vertical-align="middle" fo:padding-top="0.017cm" fo:padding-bottom="0.017cm" fo:padding-left="0.017cm" fo:padding-right="0.017cm" loext:decorative="false"/>
    </style:style>
    <style:style style:name="gr48" style:family="graphic">
      <style:graphic-properties style:writing-mode="lr-tb" loext:decorative="false"/>
    </style:style>
    <style:style style:name="gr49" style:family="graphic" style:parent-style-name="objectwithoutfill">
      <style:graphic-properties svg:stroke-width="0.03cm" svg:stroke-color="#0000ff" draw:marker-start-width="0.35cm" draw:marker-end-width="0.35cm" svg:stroke-linecap="square" draw:fill="none" draw:textarea-horizontal-align="center" draw:textarea-vertical-align="middle" fo:padding-top="0.14cm" fo:padding-bottom="0.14cm" fo:padding-left="0.265cm" fo:padding-right="0.265cm" loext:decorative="false"/>
    </style:style>
    <style:style style:name="gr50" style:family="graphic" style:parent-style-name="objectwithoutfill">
      <style:graphic-properties svg:stroke-width="0.03cm" svg:stroke-color="#cccc00" draw:marker-start-width="0.35cm" draw:marker-end-width="0.35cm" draw:fill="none" draw:textarea-horizontal-align="center" draw:textarea-vertical-align="middle" fo:padding-top="0.14cm" fo:padding-bottom="0.14cm" fo:padding-left="0.265cm" fo:padding-right="0.265cm" loext:decorative="fals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c0c0c0"/>
      <style:paragraph-properties fo:text-align="center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e6e6ff"/>
      <style:paragraph-properties fo:text-align="center"/>
    </style:style>
    <style:style style:name="P9" style:family="paragraph">
      <loext:graphic-properties draw:fill="none" draw:fill-color="#ffffff"/>
      <style:text-properties fo:font-size="8pt" style:font-size-asian="8pt" style:font-size-complex="8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loext:graphic-properties draw:fill-color="#ffffcc"/>
      <style:paragraph-properties fo:text-align="center"/>
    </style:style>
    <style:style style:name="P12" style:family="paragraph">
      <loext:graphic-properties draw:fill="solid" draw:fill-color="#ffe6e6"/>
      <style:paragraph-properties fo:text-align="center"/>
    </style:style>
    <style:style style:name="P13" style:family="paragraph">
      <loext:graphic-properties draw:fill-color="#ffffff" draw:opacity="0%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18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P19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P20" style:family="paragraph">
      <loext:graphic-properties draw:fill="none" draw:fill-color="#ffffff"/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P21" style:family="paragraph">
      <loext:graphic-properties draw:fill="none" draw:fill-color="#ffffff"/>
      <style:text-properties fo:color="#ff0000" loext:opacity="100%" fo:font-size="6pt" fo:font-style="italic" style:font-size-asian="10pt" style:font-style-asian="italic" style:font-size-complex="10pt" style:font-style-complex="italic"/>
    </style:style>
    <style:style style:name="P22" style:family="paragraph">
      <loext:graphic-properties draw:fill="none" draw:fill-color="#ffffff"/>
      <style:text-properties fo:color="#cccc00" loext:opacity="100%" fo:font-size="6pt" fo:font-style="italic" fo:font-weight="normal" style:font-size-asian="10pt" style:font-style-asian="italic" style:font-size-complex="10pt" style:font-style-complex="italic"/>
    </style:style>
    <style:style style:name="P23" style:family="paragraph">
      <loext:graphic-properties draw:fill="none" draw:fill-color="#ffffff"/>
      <style:text-properties fo:color="#00ae00" loext:opacity="100%" fo:font-size="6pt" fo:font-style="italic" fo:font-weight="normal" style:font-size-asian="10pt" style:font-style-asian="italic" style:font-size-complex="10pt" style:font-style-complex="italic"/>
    </style:style>
    <style:style style:name="P2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5" style:family="paragraph">
      <loext:graphic-properties draw:fill="hatch" draw:fill-color="#c0c0c0" draw:fill-hatch-name="Black_20_90_20_Degrees" draw:fill-hatch-solid="true"/>
      <style:paragraph-properties fo:text-align="center"/>
    </style:style>
    <style:style style:name="P26" style:family="paragraph">
      <loext:graphic-properties draw:fill="hatch" draw:fill-hatch-name="Black_20_90_20_Degrees"/>
      <style:paragraph-properties fo:text-align="center"/>
    </style:style>
    <style:style style:name="P27" style:family="paragraph">
      <loext:graphic-properties draw:fill="solid" draw:fill-color="#808000"/>
      <style:paragraph-properties fo:text-align="center"/>
    </style:style>
    <style:style style:name="P28" style:family="paragraph">
      <loext:graphic-properties draw:fill="solid" draw:fill-color="#800000"/>
      <style:paragraph-properties fo:text-align="center"/>
    </style:style>
    <style:style style:name="P29" style:family="paragraph">
      <loext:graphic-properties draw:fill="none" draw:fill-color="#ffffff"/>
      <style:text-properties style:font-name="Arial1" fo:font-size="6pt" style:font-size-asian="6pt" style:font-size-complex="6pt"/>
    </style:style>
    <style:style style:name="P30" style:family="paragraph">
      <loext:graphic-properties draw:fill-color="#ff0000"/>
      <style:paragraph-properties fo:text-align="center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>
      <loext:graphic-properties draw:fill="none" draw:fill-color="#ffffff"/>
      <style:text-properties style:use-window-font-color="true" loext:opacity="0%" style:text-outline="false" style:text-line-through-style="none" style:text-line-through-type="none" style:font-name="ARIAL" fo:font-size="6pt" fo:letter-spacing="normal" fo:font-style="italic" fo:text-shadow="none" style:text-underline-style="none" fo:font-weight="normal" style:text-underline-mode="continuous" style:text-overline-mode="continuous" style:text-line-through-mode="continuous" style:font-name-asian="ARIAL" style:font-size-asian="6pt" style:font-style-asian="italic" style:font-name-complex="ARIAL" style:font-size-complex="6pt" style:font-style-complex="italic" style:text-scale="100%" style:text-overline-style="none" style:text-overline-color="font-color"/>
    </style:style>
    <style:style style:name="P34" style:family="paragraph">
      <loext:graphic-properties draw:fill="solid" draw:fill-color="#ffffff"/>
      <style:paragraph-properties fo:text-align="center"/>
    </style:style>
    <style:style style:name="P35" style:family="paragraph">
      <loext:graphic-properties draw:fill="solid" draw:fill-color="#000000"/>
      <style:paragraph-properties fo:text-align="center"/>
    </style:style>
    <style:style style:name="P36" style:family="paragraph">
      <style:text-properties fo:font-weight="bold"/>
    </style:style>
    <style:style style:name="P37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T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Arial1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8pt" fo:letter-spacing="normal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font-weight-asian="bold" style:font-name-complex="ARIAL" style:font-size-complex="8pt" style:font-weight-complex="bold" style:text-scale="100%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normal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name-complex="ARIAL" style:font-size-complex="6.69999980926514pt" style:text-scale="100%" style:text-overline-style="none" style:text-overline-color="font-color"/>
    </style:style>
    <style:style style:name="T7" style:family="text">
      <style:text-properties fo:color="#000000" loext:opacity="100%" fo:font-size="6pt" fo:font-style="italic" style:font-size-asian="10pt" style:font-style-asian="italic" style:font-size-complex="10pt" style:font-style-complex="italic"/>
    </style:style>
    <style:style style:name="T8" style:family="text">
      <style:text-properties fo:color="#ff0000" loext:opacity="100%" fo:font-size="6pt" fo:font-style="italic" style:font-size-asian="10pt" style:font-style-asian="italic" style:font-size-complex="10pt" style:font-style-complex="italic"/>
    </style:style>
    <style:style style:name="T9" style:family="text">
      <style:text-properties fo:color="#cccc00" loext:opacity="100%" fo:font-size="6pt" fo:font-style="italic" fo:font-weight="normal" style:font-size-asian="10pt" style:font-style-asian="italic" style:font-size-complex="10pt" style:font-style-complex="italic"/>
    </style:style>
    <style:style style:name="T10" style:family="text">
      <style:text-properties fo:color="#00ae00" loext:opacity="100%" fo:font-size="6pt" fo:font-style="italic" fo:font-weight="normal" style:font-size-asian="10pt" style:font-style-asian="italic" style:font-size-complex="10pt" style:font-style-complex="italic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T12" style:family="text">
      <style:text-properties style:font-name="Arial1" fo:font-size="6pt" style:font-size-asian="6pt" style:font-size-complex="6pt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6.69999980926514pt" fo:letter-spacing="normal" fo:font-style="italic" fo:text-shadow="none" style:text-underline-style="none" fo:font-weight="normal" style:text-underline-mode="continuous" style:text-overline-mode="continuous" style:text-line-through-mode="continuous" style:font-name-asian="ARIAL" style:font-size-asian="6.69999980926514pt" style:font-style-asian="italic" style:font-name-complex="ARIAL" style:font-size-complex="6.69999980926514pt" style:font-style-complex="italic" style:text-scale="100%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7cm" svg:height="0.3cm" svg:x="1.1cm" svg:y="28.4cm">
          <draw:text-box>
            <text:p><text:file-name text:display="full">G:\!Privat3\Eisenbahn\Sonstiges\odg\RW_Anschluss_Wannenstecker_250105.odg</text:file-name></text:p>
          </draw:text-box>
        </draw:frame>
        <draw:frame draw:style-name="gr2" draw:text-style-name="P3" draw:layer="layout" svg:width="6cm" svg:height="0.6cm" svg:x="1cm" svg:y="1.001cm">
          <draw:text-box>
            <text:p text:style-name="P2"><text:span text:style-name="T1">RW: Anschluss Zweiwegweiche</text:span></text:p>
          </draw:text-box>
        </draw:frame>
        <draw:g draw:style-name="gr3">
          <draw:rect draw:style-name="gr4" draw:text-style-name="P4" draw:layer="layout" svg:width="1.4cm" svg:height="2.4cm" svg:x="3.7cm" svg:y="8.2cm">
            <text:p/>
          </draw:rect>
          <draw:rect draw:style-name="gr5" draw:text-style-name="P5" draw:layer="layout" svg:width="1.2cm" svg:height="2.2cm" svg:x="3.8cm" svg:y="8.3cm">
            <text:p/>
          </draw:rect>
          <draw:rect draw:style-name="gr6" draw:text-style-name="P6" draw:layer="layout" svg:width="0.1cm" svg:height="0.8cm" svg:x="5cm" svg:y="9cm">
            <text:p/>
          </draw:rect>
          <draw:circle draw:style-name="gr7" draw:text-style-name="P7" draw:layer="layout" svg:width="0.2cm" svg:height="0.2cm" svg:x="4.5cm" svg:y="9.3cm">
            <text:p/>
          </draw:circle>
          <draw:circle draw:style-name="gr8" draw:text-style-name="P8" draw:layer="layout" svg:width="0.2cm" svg:height="0.2cm" svg:x="4.5cm" svg:y="9.3cm">
            <text:p/>
          </draw:circle>
          <draw:circle draw:style-name="gr8" draw:text-style-name="P8" draw:layer="layout" svg:width="0.2cm" svg:height="0.2cm" svg:x="4.1cm" svg:y="9.3cm">
            <text:p/>
          </draw:circle>
          <draw:circle draw:style-name="gr7" draw:text-style-name="P7" draw:layer="layout" svg:width="0.2cm" svg:height="0.2cm" svg:x="4.5cm" svg:y="8.9cm">
            <text:p/>
          </draw:circle>
          <draw:circle draw:style-name="gr7" draw:text-style-name="P7" draw:layer="layout" svg:width="0.2cm" svg:height="0.2cm" svg:x="4.1cm" svg:y="8.9cm">
            <text:p/>
          </draw:circle>
          <draw:circle draw:style-name="gr7" draw:text-style-name="P7" draw:layer="layout" svg:width="0.2cm" svg:height="0.2cm" svg:x="4.5cm" svg:y="9.7cm">
            <text:p/>
          </draw:circle>
          <draw:circle draw:style-name="gr7" draw:text-style-name="P7" draw:layer="layout" svg:width="0.2cm" svg:height="0.2cm" svg:x="4.1cm" svg:y="9.7cm">
            <text:p/>
          </draw:circle>
          <draw:frame draw:style-name="gr9" draw:text-style-name="P9" draw:layer="layout" svg:width="0.294cm" svg:height="0.519cm" svg:x="4.7cm" svg:y="9.981cm">
            <draw:text-box>
              <text:p><text:span text:style-name="T2">1</text:span></text:p>
            </draw:text-box>
          </draw:frame>
          <draw:frame draw:style-name="gr10" draw:text-style-name="P10" draw:layer="layout" svg:width="0.3cm" svg:height="0.34cm" svg:x="3.8cm" svg:y="9.63cm">
            <draw:text-box>
              <text:p><text:span text:style-name="T3">5V</text:span></text:p>
            </draw:text-box>
          </draw:frame>
          <draw:frame draw:style-name="gr10" draw:text-style-name="P10" draw:layer="layout" svg:width="0.3cm" svg:height="0.34cm" svg:x="4.7cm" svg:y="9.63cm">
            <draw:text-box>
              <text:p><text:span text:style-name="T3">5V</text:span></text:p>
            </draw:text-box>
          </draw:frame>
          <draw:frame draw:style-name="gr10" draw:text-style-name="P10" draw:layer="layout" svg:width="0.3cm" svg:height="0.34cm" svg:x="3.8cm" svg:y="9.23cm">
            <draw:text-box>
              <text:p><text:span text:style-name="T3">V-</text:span></text:p>
            </draw:text-box>
          </draw:frame>
          <draw:frame draw:style-name="gr10" draw:text-style-name="P10" draw:layer="layout" svg:width="0.3cm" svg:height="0.34cm" svg:x="3.8cm" svg:y="8.83cm">
            <draw:text-box>
              <text:p><text:span text:style-name="T3">V+</text:span></text:p>
            </draw:text-box>
          </draw:frame>
          <draw:frame draw:style-name="gr10" draw:text-style-name="P10" draw:layer="layout" svg:width="0.3cm" svg:height="0.34cm" svg:x="4.7cm" svg:y="9.23cm">
            <draw:text-box>
              <text:p><text:span text:style-name="T3">0V</text:span></text:p>
            </draw:text-box>
          </draw:frame>
          <draw:frame draw:style-name="gr10" draw:text-style-name="P10" draw:layer="layout" svg:width="0.3cm" svg:height="0.34cm" svg:x="4.7cm" svg:y="8.83cm">
            <draw:text-box>
              <text:p><text:span text:style-name="T3">V+</text:span></text:p>
            </draw:text-box>
          </draw:frame>
          <draw:frame draw:style-name="gr9" draw:text-style-name="P9" draw:layer="layout" svg:width="0.294cm" svg:height="0.519cm" svg:x="3.8cm" svg:y="9.982cm">
            <draw:text-box>
              <text:p><text:span text:style-name="T2">2</text:span></text:p>
            </draw:text-box>
          </draw:frame>
        </draw:g>
        <draw:rect draw:style-name="gr4" draw:text-style-name="P4" draw:layer="layout" svg:width="1.4cm" svg:height="3.2cm" draw:transform="rotate (-1.5707963267949) translate (7cm 6.4cm)">
          <text:p/>
        </draw:rect>
        <draw:rect draw:style-name="gr5" draw:text-style-name="P5" draw:layer="layout" svg:width="1.2cm" svg:height="3cm" draw:transform="rotate (-1.5707963267949) translate (6.9cm 6.5cm)">
          <text:p/>
        </draw:rect>
        <draw:rect draw:style-name="gr6" draw:text-style-name="P6" draw:layer="layout" svg:width="0.1cm" svg:height="0.8cm" draw:transform="rotate (-1.5707963267949) translate (5.8cm 7.7cm)">
          <text:p/>
        </draw:rect>
        <draw:circle draw:style-name="gr11" draw:text-style-name="P11" draw:layer="layout" svg:width="0.2cm" svg:height="0.2cm" draw:transform="rotate (-1.5707963267949) translate (5.1cm 6.8cm)">
          <text:p/>
        </draw:circle>
        <draw:circle draw:style-name="gr8" draw:text-style-name="P8" draw:layer="layout" svg:width="0.2cm" svg:height="0.2cm" draw:transform="rotate (-1.5707963267949) translate (5.5cm 7.2cm)">
          <text:p/>
        </draw:circle>
        <draw:circle draw:style-name="gr12" draw:text-style-name="P12" draw:layer="layout" svg:width="0.2cm" svg:height="0.2cm" draw:transform="rotate (-1.5707963267949) translate (5.5cm 6.8cm)">
          <text:p/>
        </draw:circle>
        <draw:circle draw:style-name="gr7" draw:text-style-name="P7" draw:layer="layout" svg:width="0.2cm" svg:height="0.2cm" draw:transform="rotate (-1.5707963267949) translate (4.7cm 7.2cm)">
          <text:p/>
        </draw:circle>
        <draw:circle draw:style-name="gr7" draw:text-style-name="P7" draw:layer="layout" svg:width="0.2cm" svg:height="0.2cm" draw:transform="rotate (-1.5707963267949) translate (4.7cm 6.8cm)">
          <text:p/>
        </draw:circle>
        <draw:circle draw:style-name="gr7" draw:text-style-name="P7" draw:layer="layout" svg:width="0.2cm" svg:height="0.2cm" draw:transform="rotate (-1.5707963267949) translate (5.901cm 7.201cm)">
          <text:p/>
        </draw:circle>
        <draw:circle draw:style-name="gr7" draw:text-style-name="P7" draw:layer="layout" svg:width="0.2cm" svg:height="0.2cm" draw:transform="rotate (-1.5707963267949) translate (5.901cm 7.201cm)">
          <text:p/>
        </draw:circle>
        <draw:circle draw:style-name="gr7" draw:text-style-name="P7" draw:layer="layout" svg:width="0.2cm" svg:height="0.2cm" draw:transform="rotate (-1.5707963267949) translate (5.901cm 6.801cm)">
          <text:p/>
        </draw:circle>
        <draw:circle draw:style-name="gr11" draw:text-style-name="P11" draw:layer="layout" svg:width="0.2cm" svg:height="0.2cm" draw:transform="rotate (-1.5707963267949) translate (6.301cm 6.801cm)">
          <text:p/>
        </draw:circle>
        <draw:frame draw:style-name="gr9" draw:text-style-name="P9" draw:layer="layout" svg:width="0.294cm" svg:height="0.519cm" svg:x="3.906cm" svg:y="7.2cm">
          <draw:text-box>
            <text:p><text:span text:style-name="T2">1</text:span></text:p>
          </draw:text-box>
        </draw:frame>
        <draw:frame draw:style-name="gr9" draw:text-style-name="P9" draw:layer="layout" svg:width="0.294cm" svg:height="0.519cm" svg:x="3.906cm" svg:y="6.501cm">
          <draw:text-box>
            <text:p><text:span text:style-name="T2">2</text:span></text:p>
          </draw:text-box>
        </draw:frame>
        <draw:frame draw:style-name="gr10" draw:text-style-name="P10" draw:layer="layout" svg:width="0.4cm" svg:height="0.34cm" svg:x="4.4cm" svg:y="6.48cm">
          <draw:text-box>
            <text:p><text:span text:style-name="T3">WSL</text:span></text:p>
          </draw:text-box>
        </draw:frame>
        <draw:frame draw:style-name="gr10" draw:text-style-name="P10" draw:layer="layout" svg:width="0.4cm" svg:height="0.34cm" svg:x="4.4cm" svg:y="7.38cm">
          <draw:text-box>
            <text:p><text:span text:style-name="T3">WSG</text:span></text:p>
          </draw:text-box>
        </draw:frame>
        <draw:frame draw:style-name="gr10" draw:text-style-name="P10" draw:layer="layout" svg:width="0.4cm" svg:height="0.34cm" svg:x="5.2cm" svg:y="7.38cm">
          <draw:text-box>
            <text:p><text:span text:style-name="T3">GND</text:span></text:p>
          </draw:text-box>
        </draw:frame>
        <draw:frame draw:style-name="gr10" draw:text-style-name="P10" draw:layer="layout" svg:width="0.4cm" svg:height="0.34cm" svg:x="5.6cm" svg:y="7.38cm">
          <draw:text-box>
            <text:p><text:span text:style-name="T3">WRG</text:span></text:p>
          </draw:text-box>
        </draw:frame>
        <draw:frame draw:style-name="gr10" draw:text-style-name="P10" draw:layer="layout" svg:width="0.4cm" svg:height="0.34cm" svg:x="5.2cm" svg:y="6.48cm">
          <draw:text-box>
            <text:p><text:span text:style-name="T3">VCC</text:span></text:p>
          </draw:text-box>
        </draw:frame>
        <draw:frame draw:style-name="gr10" draw:text-style-name="P10" draw:layer="layout" svg:width="0.4cm" svg:height="0.34cm" svg:x="5.6cm" svg:y="6.48cm">
          <draw:text-box>
            <text:p><text:span text:style-name="T3">WRL</text:span></text:p>
          </draw:text-box>
        </draw:frame>
        <draw:frame draw:style-name="gr10" draw:text-style-name="P10" draw:layer="layout" svg:width="0.3cm" svg:height="0.34cm" svg:x="4.85cm" svg:y="6.48cm">
          <draw:text-box>
            <text:p><text:span text:style-name="T3">NC</text:span></text:p>
          </draw:text-box>
        </draw:frame>
        <draw:frame draw:style-name="gr10" draw:text-style-name="P10" draw:layer="layout" svg:width="0.3cm" svg:height="0.34cm" svg:x="6.05cm" svg:y="6.48cm">
          <draw:text-box>
            <text:p><text:span text:style-name="T3">NC</text:span></text:p>
          </draw:text-box>
        </draw:frame>
        <draw:rect draw:style-name="gr13" draw:text-style-name="P13" draw:layer="layout" svg:width="6.4cm" svg:height="5.399cm" svg:x="1cm" svg:y="5.601cm">
          <text:p/>
        </draw:rect>
        <draw:rect draw:style-name="gr4" draw:text-style-name="P4" draw:layer="layout" svg:width="1.4cm" svg:height="2.4cm" draw:transform="rotate (-1.5707963267949) translate (3.8cm 6.4cm)">
          <text:p/>
        </draw:rect>
        <draw:rect draw:style-name="gr5" draw:text-style-name="P5" draw:layer="layout" svg:width="1.2cm" svg:height="2.2cm" draw:transform="rotate (-1.5707963267949) translate (3.7cm 6.5cm)">
          <text:p/>
        </draw:rect>
        <draw:rect draw:style-name="gr6" draw:text-style-name="P6" draw:layer="layout" svg:width="0.1cm" svg:height="0.8cm" draw:transform="rotate (-1.5707963267949) translate (3cm 7.7cm)">
          <text:p/>
        </draw:rect>
        <draw:circle draw:style-name="gr7" draw:text-style-name="P7" draw:layer="layout" svg:width="0.2cm" svg:height="0.2cm" draw:transform="rotate (-1.5707963267949) translate (2.7cm 7.2cm)">
          <text:p/>
        </draw:circle>
        <draw:circle draw:style-name="gr7" draw:text-style-name="P7" draw:layer="layout" svg:width="0.2cm" svg:height="0.2cm" draw:transform="rotate (-1.5707963267949) translate (2.7cm 7.2cm)">
          <text:p/>
        </draw:circle>
        <draw:circle draw:style-name="gr7" draw:text-style-name="P7" draw:layer="layout" svg:width="0.2cm" svg:height="0.2cm" draw:transform="rotate (-1.5707963267949) translate (3.1cm 7.2cm)">
          <text:p/>
        </draw:circle>
        <draw:circle draw:style-name="gr7" draw:text-style-name="P7" draw:layer="layout" svg:width="0.2cm" svg:height="0.2cm" draw:transform="rotate (-1.5707963267949) translate (2.3cm 7.2cm)">
          <text:p/>
        </draw:circle>
        <draw:frame draw:style-name="gr9" draw:text-style-name="P9" draw:layer="layout" svg:width="0.294cm" svg:height="0.519cm" svg:x="1.506cm" svg:y="7.2cm">
          <draw:text-box>
            <text:p><text:span text:style-name="T2">1</text:span></text:p>
          </draw:text-box>
        </draw:frame>
        <draw:frame draw:style-name="gr10" draw:text-style-name="P10" draw:layer="layout" svg:width="0.4cm" svg:height="0.34cm" svg:x="2.8cm" svg:y="7.38cm">
          <draw:text-box>
            <text:p><text:span text:style-name="T3">WL</text:span></text:p>
          </draw:text-box>
        </draw:frame>
        <draw:frame draw:style-name="gr10" draw:text-style-name="P10" draw:layer="layout" svg:width="0.3cm" svg:height="0.34cm" svg:x="2.45cm" svg:y="7.38cm">
          <draw:text-box>
            <text:p><text:span text:style-name="T3">V-</text:span></text:p>
          </draw:text-box>
        </draw:frame>
        <draw:frame draw:style-name="gr10" draw:text-style-name="P10" draw:layer="layout" svg:width="0.35cm" svg:height="0.34cm" svg:x="2cm" svg:y="7.38cm">
          <draw:text-box>
            <text:p><text:span text:style-name="T3">WG</text:span></text:p>
          </draw:text-box>
        </draw:frame>
        <draw:frame draw:style-name="gr9" draw:text-style-name="P9" draw:layer="layout" svg:width="0.294cm" svg:height="0.519cm" svg:x="1.506cm" svg:y="6.501cm">
          <draw:text-box>
            <text:p><text:span text:style-name="T2">2</text:span></text:p>
          </draw:text-box>
        </draw:frame>
        <draw:polyline draw:style-name="gr14" draw:text-style-name="P14" draw:layer="layout" svg:width="4.499cm" svg:height="0.099cm" svg:x="1.6cm" svg:y="9.4cm" svg:viewBox="0 0 4500 100" draw:points="4500,100 2700,100 2600,0 2500,100 0,100">
          <text:p/>
        </draw:polyline>
        <draw:polyline draw:style-name="gr15" draw:text-style-name="P14" draw:layer="layout" svg:width="4.499cm" svg:height="0.199cm" svg:x="1.6cm" svg:y="9cm" svg:viewBox="0 0 4500 200" draw:points="4500,200 3100,200 3000,0 2900,200 0,200">
          <text:p/>
        </draw:polyline>
        <draw:polyline draw:style-name="gr16" draw:text-style-name="P14" draw:layer="layout" svg:width="4.499cm" svg:height="0.099cm" svg:x="1.6cm" svg:y="9cm" svg:viewBox="0 0 4500 100" draw:points="4500,100 2700,100 2600,0 2500,100 0,100">
          <text:p/>
        </draw:polyline>
        <draw:frame draw:style-name="gr2" draw:text-style-name="P15" draw:layer="layout" svg:width="0.5cm" svg:height="0.5cm" svg:x="6.2cm" svg:y="8.85cm">
          <draw:text-box>
            <text:p text:style-name="P2"><text:span text:style-name="T4">V+</text:span></text:p>
          </draw:text-box>
        </draw:frame>
        <draw:frame draw:style-name="gr2" draw:text-style-name="P15" draw:layer="layout" svg:width="1cm" svg:height="0.5cm" svg:x="6.2cm" svg:y="9.3cm">
          <draw:text-box>
            <text:p text:style-name="P2"><text:span text:style-name="T4">V-/0V</text:span></text:p>
          </draw:text-box>
        </draw:frame>
        <draw:frame draw:style-name="gr2" draw:text-style-name="P15" draw:layer="layout" svg:width="0.5cm" svg:height="0.5cm" svg:x="6.2cm" svg:y="9.75cm">
          <draw:text-box>
            <text:p text:style-name="P2"><text:span text:style-name="T4">5V</text:span></text:p>
          </draw:text-box>
        </draw:frame>
        <draw:frame draw:style-name="gr2" draw:text-style-name="P17" draw:layer="layout" svg:width="2.5cm" svg:height="0.4cm" svg:x="1.1cm" svg:y="10.5cm">
          <draw:text-box>
            <text:p text:style-name="P16"><text:span text:style-name="T4">RW_5V_W2_STRG_V.</text:span></text:p>
          </draw:text-box>
        </draw:frame>
        <draw:line draw:style-name="gr17" draw:text-style-name="P14" draw:layer="layout" svg:x1="4.196cm" svg:y1="2.605cm" svg:x2="4.9cm" svg:y2="2.6cm">
          <text:p/>
        </draw:line>
        <draw:line draw:style-name="gr18" draw:text-style-name="P14" draw:layer="layout" svg:x1="4.9cm" svg:y1="2.9cm" svg:x2="4.196cm" svg:y2="2.905cm">
          <text:p/>
        </draw:line>
        <draw:line draw:style-name="gr19" draw:text-style-name="P14" draw:layer="layout" svg:x1="4.193cm" svg:y1="2.303cm" svg:x2="4.9cm" svg:y2="2.3cm">
          <text:p/>
        </draw:line>
        <draw:line draw:style-name="gr20" draw:text-style-name="P14" draw:layer="layout" svg:x1="4.9cm" svg:y1="2cm" svg:x2="4.196cm" svg:y2="2.005cm">
          <text:p/>
        </draw:line>
        <draw:polyline draw:style-name="gr21" draw:text-style-name="P14" draw:layer="layout" svg:width="0.199cm" svg:height="2.699cm" svg:x="2cm" svg:y="4.6cm" svg:viewBox="0 0 200 2700" draw:points="0,0 0,2500 200,2700">
          <text:p/>
        </draw:polyline>
        <draw:polyline draw:style-name="gr22" draw:text-style-name="P14" draw:layer="layout" svg:width="0.399cm" svg:height="2.699cm" svg:x="2.2cm" svg:y="4.6cm" svg:viewBox="0 0 400 2700" draw:points="0,0 0,1500 200,1500 200,2500 400,2700">
          <text:p/>
        </draw:polyline>
        <draw:polyline draw:style-name="gr15" draw:text-style-name="P14" draw:layer="layout" svg:width="0.599cm" svg:height="2.699cm" svg:x="2.4cm" svg:y="4.6cm" svg:viewBox="0 0 600 2700" draw:points="0,0 0,1300 400,1300 400,2500 600,2700">
          <text:p/>
        </draw:polyline>
        <draw:line draw:style-name="gr17" draw:text-style-name="P14" draw:layer="layout" svg:x1="0.995cm" svg:y1="2.605cm" svg:x2="1.695cm" svg:y2="2.605cm">
          <text:p/>
        </draw:line>
        <draw:line draw:style-name="gr18" draw:text-style-name="P14" draw:layer="layout" svg:x1="1.692cm" svg:y1="2.903cm" svg:x2="0.995cm" svg:y2="2.905cm">
          <text:p/>
        </draw:line>
        <draw:line draw:style-name="gr23" draw:text-style-name="P14" draw:layer="layout" svg:x1="1.895cm" svg:y1="3.005cm" svg:x2="1.895cm" svg:y2="3.205cm">
          <text:p/>
        </draw:line>
        <draw:line draw:style-name="gr23" draw:text-style-name="P14" draw:layer="layout" svg:x1="2.2cm" svg:y1="3cm" svg:x2="2.2cm" svg:y2="3.2cm">
          <text:p/>
        </draw:line>
        <draw:line draw:style-name="gr23" draw:text-style-name="P14" draw:layer="layout" svg:x1="2.495cm" svg:y1="3.005cm" svg:x2="2.495cm" svg:y2="3.205cm">
          <text:p/>
        </draw:line>
        <draw:line draw:style-name="gr23" draw:text-style-name="P14" draw:layer="layout" svg:x1="2.795cm" svg:y1="3.005cm" svg:x2="2.795cm" svg:y2="3.205cm">
          <text:p/>
        </draw:line>
        <draw:frame draw:style-name="gr24" draw:text-style-name="P18" draw:layer="layout" svg:width="1.9cm" svg:height="0.35cm" svg:x="2cm" svg:y="1.955cm">
          <draw:text-box>
            <text:p><text:span text:style-name="T5">PCF8574-Board</text:span></text:p>
          </draw:text-box>
        </draw:frame>
        <draw:frame draw:style-name="gr25" draw:text-style-name="P19" draw:layer="layout" svg:width="0.24cm" svg:height="0.27cm" svg:x="2.08cm" svg:y="2.7cm">
          <draw:text-box>
            <text:p><text:span text:style-name="T6">P6</text:span></text:p>
          </draw:text-box>
        </draw:frame>
        <draw:line draw:style-name="gr23" draw:text-style-name="P14" draw:layer="layout" svg:x1="3.095cm" svg:y1="3.005cm" svg:x2="3.095cm" svg:y2="3.205cm">
          <text:p/>
        </draw:line>
        <draw:line draw:style-name="gr23" draw:text-style-name="P14" draw:layer="layout" svg:x1="3.395cm" svg:y1="3.005cm" svg:x2="3.395cm" svg:y2="3.205cm">
          <text:p/>
        </draw:line>
        <draw:line draw:style-name="gr23" draw:text-style-name="P14" draw:layer="layout" svg:x1="3.695cm" svg:y1="3.005cm" svg:x2="3.695cm" svg:y2="3.205cm">
          <text:p/>
        </draw:line>
        <draw:line draw:style-name="gr23" draw:text-style-name="P14" draw:layer="layout" svg:x1="3.995cm" svg:y1="3.005cm" svg:x2="3.995cm" svg:y2="3.205cm">
          <text:p/>
        </draw:line>
        <draw:frame draw:style-name="gr26" draw:text-style-name="P18" draw:layer="layout" svg:width="1.5cm" svg:height="0.35cm" svg:x="2.2cm" svg:y="2.35cm">
          <draw:text-box>
            <text:p><text:span text:style-name="T5">OUT: 0x40</text:span></text:p>
          </draw:text-box>
        </draw:frame>
        <draw:polyline draw:style-name="gr27" draw:text-style-name="P14" draw:layer="layout" svg:width="2.099cm" svg:height="0.399cm" svg:x="1.9cm" svg:y="1.9cm" svg:viewBox="0 0 2100 400" draw:points="2100,0 2100,400 0,400 0,0">
          <text:p/>
        </draw:polyline>
        <draw:frame draw:style-name="gr28" draw:text-style-name="P20" draw:layer="layout" svg:width="0.5cm" svg:height="0.3cm" svg:x="4.295cm" svg:y="2.045cm">
          <draw:text-box>
            <text:p><text:span text:style-name="T7">GND</text:span></text:p>
          </draw:text-box>
        </draw:frame>
        <draw:line draw:style-name="gr17" draw:text-style-name="P14" draw:layer="layout" svg:x1="7.395cm" svg:y1="2.605cm" svg:x2="8.095cm" svg:y2="2.605cm">
          <text:p/>
        </draw:line>
        <draw:line draw:style-name="gr18" draw:text-style-name="P14" draw:layer="layout" svg:x1="8.095cm" svg:y1="2.905cm" svg:x2="7.395cm" svg:y2="2.905cm">
          <text:p/>
        </draw:line>
        <draw:line draw:style-name="gr19" draw:text-style-name="P14" draw:layer="layout" svg:x1="7.392cm" svg:y1="2.303cm" svg:x2="8.095cm" svg:y2="2.305cm">
          <text:p/>
        </draw:line>
        <draw:line draw:style-name="gr20" draw:text-style-name="P14" draw:layer="layout" svg:x1="8.095cm" svg:y1="2.005cm" svg:x2="7.395cm" svg:y2="2.005cm">
          <text:p/>
        </draw:line>
        <draw:frame draw:style-name="gr28" draw:text-style-name="P21" draw:layer="layout" svg:width="0.4cm" svg:height="0.3cm" svg:x="4.295cm" svg:y="1.745cm">
          <draw:text-box>
            <text:p><text:span text:style-name="T8">+5V</text:span></text:p>
          </draw:text-box>
        </draw:frame>
        <draw:frame draw:style-name="gr28" draw:text-style-name="P20" draw:layer="layout" svg:width="0.5cm" svg:height="0.3cm" svg:x="7.495cm" svg:y="2.045cm">
          <draw:text-box>
            <text:p><text:span text:style-name="T7">GND</text:span></text:p>
          </draw:text-box>
        </draw:frame>
        <draw:frame draw:style-name="gr28" draw:text-style-name="P22" draw:layer="layout" svg:width="0.5cm" svg:height="0.26cm" svg:x="7.495cm" svg:y="2.655cm">
          <draw:text-box>
            <text:p><text:span text:style-name="T9">SCL</text:span></text:p>
          </draw:text-box>
        </draw:frame>
        <draw:frame draw:style-name="gr28" draw:text-style-name="P23" draw:layer="layout" svg:width="0.5cm" svg:height="0.24cm" svg:x="7.495cm" svg:y="2.375cm">
          <draw:text-box>
            <text:p><text:span text:style-name="T10">SDA</text:span></text:p>
          </draw:text-box>
        </draw:frame>
        <draw:frame draw:style-name="gr28" draw:text-style-name="P21" draw:layer="layout" svg:width="0.4cm" svg:height="0.3cm" svg:x="7.495cm" svg:y="1.745cm">
          <draw:text-box>
            <text:p><text:span text:style-name="T8">+5V</text:span></text:p>
          </draw:text-box>
        </draw:frame>
        <draw:rect draw:style-name="gr29" draw:text-style-name="P13" draw:layer="layout" svg:width="2.5cm" svg:height="1.1cm" svg:x="1.7cm" svg:y="1.905cm">
          <text:p/>
        </draw:rect>
        <draw:frame draw:style-name="gr28" draw:text-style-name="P22" draw:layer="layout" svg:width="0.5cm" svg:height="0.28cm" svg:x="1.102cm" svg:y="2.665cm">
          <draw:text-box>
            <text:p><text:span text:style-name="T9">SCL</text:span></text:p>
          </draw:text-box>
        </draw:frame>
        <draw:frame draw:style-name="gr28" draw:text-style-name="P23" draw:layer="layout" svg:width="0.5cm" svg:height="0.28cm" svg:x="1.102cm" svg:y="2.362cm">
          <draw:text-box>
            <text:p><text:span text:style-name="T10">SDA</text:span></text:p>
          </draw:text-box>
        </draw:frame>
        <draw:line draw:style-name="gr19" draw:text-style-name="P14" draw:layer="layout" svg:x1="0.995cm" svg:y1="2.305cm" svg:x2="1.695cm" svg:y2="2.305cm">
          <text:p/>
        </draw:line>
        <draw:line draw:style-name="gr20" draw:text-style-name="P14" draw:layer="layout" svg:x1="1.695cm" svg:y1="2.005cm" svg:x2="0.995cm" svg:y2="2.005cm">
          <text:p/>
        </draw:line>
        <draw:frame draw:style-name="gr28" draw:text-style-name="P20" draw:layer="layout" svg:width="0.5cm" svg:height="0.3cm" svg:x="1.095cm" svg:y="2.045cm">
          <draw:text-box>
            <text:p><text:span text:style-name="T7">GND</text:span></text:p>
          </draw:text-box>
        </draw:frame>
        <draw:frame draw:style-name="gr28" draw:text-style-name="P21" draw:layer="layout" svg:width="0.4cm" svg:height="0.3cm" svg:x="1.095cm" svg:y="1.745cm">
          <draw:text-box>
            <text:p><text:span text:style-name="T8">+5V</text:span></text:p>
          </draw:text-box>
        </draw:frame>
        <draw:frame draw:style-name="gr28" draw:text-style-name="P23" draw:layer="layout" svg:width="0.5cm" svg:height="0.28cm" svg:x="4.302cm" svg:y="2.362cm">
          <draw:text-box>
            <text:p><text:span text:style-name="T10">SDA</text:span></text:p>
          </draw:text-box>
        </draw:frame>
        <draw:frame draw:style-name="gr28" draw:text-style-name="P22" draw:layer="layout" svg:width="0.5cm" svg:height="0.28cm" svg:x="4.302cm" svg:y="2.665cm">
          <draw:text-box>
            <text:p><text:span text:style-name="T9">SCL</text:span></text:p>
          </draw:text-box>
        </draw:frame>
        <draw:polyline draw:style-name="gr30" draw:text-style-name="P14" draw:layer="layout" svg:width="0.899cm" svg:height="3.699cm" svg:x="3.7cm" svg:y="3.2cm" svg:viewBox="0 0 900 3700" draw:points="0,0 0,800 900,800 900,3700">
          <text:p/>
        </draw:polyline>
        <draw:polyline draw:style-name="gr30" draw:text-style-name="P14" draw:layer="layout" svg:width="1.599cm" svg:height="4.099cm" svg:x="5.6cm" svg:y="3.2cm" svg:viewBox="0 0 1600 4100" draw:points="1600,0 1600,800 0,800 0,3900 200,4100">
          <text:p/>
        </draw:polyline>
        <draw:polyline draw:style-name="gr30" draw:text-style-name="P14" draw:layer="layout" svg:width="0.599cm" svg:height="4.099cm" svg:x="4cm" svg:y="3.2cm" svg:viewBox="0 0 600 4100" draw:points="0,0 0,600 400,600 400,3900 600,4100">
          <text:p/>
        </draw:polyline>
        <draw:polyline draw:style-name="gr30" draw:text-style-name="P14" draw:layer="layout" svg:width="1.099cm" svg:height="3.699cm" svg:x="5.8cm" svg:y="3.2cm" svg:viewBox="0 0 1100 3700" draw:points="1100,0 1100,600 0,600 0,3700">
          <text:p/>
        </draw:polyline>
        <draw:frame draw:style-name="gr10" draw:text-style-name="P10" draw:layer="layout" svg:width="0.5cm" svg:height="0.3cm" draw:transform="rotate (1.5707963267949) translate (3.72cm 3.7cm)">
          <draw:text-box>
            <text:p><text:span text:style-name="T3">WSG</text:span></text:p>
          </draw:text-box>
        </draw:frame>
        <draw:frame draw:style-name="gr25" draw:text-style-name="P19" draw:layer="layout" svg:width="0.24cm" svg:height="0.27cm" svg:x="1.78cm" svg:y="2.7cm">
          <draw:text-box>
            <text:p><text:span text:style-name="T6">P7</text:span></text:p>
          </draw:text-box>
        </draw:frame>
        <draw:frame draw:style-name="gr25" draw:text-style-name="P19" draw:layer="layout" svg:width="0.24cm" svg:height="0.27cm" svg:x="2.38cm" svg:y="2.7cm">
          <draw:text-box>
            <text:p><text:span text:style-name="T6">P5</text:span></text:p>
          </draw:text-box>
        </draw:frame>
        <draw:frame draw:style-name="gr25" draw:text-style-name="P19" draw:layer="layout" svg:width="0.24cm" svg:height="0.27cm" svg:x="2.68cm" svg:y="2.7cm">
          <draw:text-box>
            <text:p><text:span text:style-name="T6">P4</text:span></text:p>
          </draw:text-box>
        </draw:frame>
        <draw:frame draw:style-name="gr25" draw:text-style-name="P19" draw:layer="layout" svg:width="0.24cm" svg:height="0.27cm" svg:x="2.98cm" svg:y="2.7cm">
          <draw:text-box>
            <text:p><text:span text:style-name="T6">P3</text:span></text:p>
          </draw:text-box>
        </draw:frame>
        <draw:frame draw:style-name="gr25" draw:text-style-name="P19" draw:layer="layout" svg:width="0.24cm" svg:height="0.27cm" svg:x="3.28cm" svg:y="2.7cm">
          <draw:text-box>
            <text:p><text:span text:style-name="T6">P2</text:span></text:p>
          </draw:text-box>
        </draw:frame>
        <draw:frame draw:style-name="gr25" draw:text-style-name="P19" draw:layer="layout" svg:width="0.24cm" svg:height="0.27cm" svg:x="3.58cm" svg:y="2.7cm">
          <draw:text-box>
            <text:p><text:span text:style-name="T6">P1</text:span></text:p>
          </draw:text-box>
        </draw:frame>
        <draw:frame draw:style-name="gr25" draw:text-style-name="P19" draw:layer="layout" svg:width="0.24cm" svg:height="0.27cm" svg:x="3.88cm" svg:y="2.7cm">
          <draw:text-box>
            <text:p><text:span text:style-name="T6">P0</text:span></text:p>
          </draw:text-box>
        </draw:frame>
        <draw:frame draw:style-name="gr10" draw:text-style-name="P10" draw:layer="layout" svg:width="0.5cm" svg:height="0.3cm" draw:transform="rotate (1.5707963267949) translate (3.42cm 3.7cm)">
          <draw:text-box>
            <text:p><text:span text:style-name="T3">WSL</text:span></text:p>
          </draw:text-box>
        </draw:frame>
        <draw:line draw:style-name="gr23" draw:text-style-name="P14" draw:layer="layout" svg:x1="5.095cm" svg:y1="3.005cm" svg:x2="5.095cm" svg:y2="3.205cm">
          <text:p/>
        </draw:line>
        <draw:line draw:style-name="gr23" draw:text-style-name="P14" draw:layer="layout" svg:x1="5.4cm" svg:y1="3cm" svg:x2="5.4cm" svg:y2="3.2cm">
          <text:p/>
        </draw:line>
        <draw:line draw:style-name="gr23" draw:text-style-name="P14" draw:layer="layout" svg:x1="5.695cm" svg:y1="3.005cm" svg:x2="5.695cm" svg:y2="3.205cm">
          <text:p/>
        </draw:line>
        <draw:line draw:style-name="gr23" draw:text-style-name="P14" draw:layer="layout" svg:x1="5.995cm" svg:y1="3.005cm" svg:x2="5.995cm" svg:y2="3.205cm">
          <text:p/>
        </draw:line>
        <draw:frame draw:style-name="gr24" draw:text-style-name="P18" draw:layer="layout" svg:width="1.9cm" svg:height="0.35cm" svg:x="5.2cm" svg:y="1.955cm">
          <draw:text-box>
            <text:p><text:span text:style-name="T5">PCF8574-Board</text:span></text:p>
          </draw:text-box>
        </draw:frame>
        <draw:frame draw:style-name="gr25" draw:text-style-name="P19" draw:layer="layout" svg:width="0.24cm" svg:height="0.27cm" svg:x="5.28cm" svg:y="2.7cm">
          <draw:text-box>
            <text:p><text:span text:style-name="T6">P6</text:span></text:p>
          </draw:text-box>
        </draw:frame>
        <draw:line draw:style-name="gr23" draw:text-style-name="P14" draw:layer="layout" svg:x1="6.295cm" svg:y1="3.005cm" svg:x2="6.295cm" svg:y2="3.205cm">
          <text:p/>
        </draw:line>
        <draw:line draw:style-name="gr23" draw:text-style-name="P14" draw:layer="layout" svg:x1="6.595cm" svg:y1="3.005cm" svg:x2="6.595cm" svg:y2="3.205cm">
          <text:p/>
        </draw:line>
        <draw:line draw:style-name="gr23" draw:text-style-name="P14" draw:layer="layout" svg:x1="6.895cm" svg:y1="3.005cm" svg:x2="6.895cm" svg:y2="3.205cm">
          <text:p/>
        </draw:line>
        <draw:line draw:style-name="gr23" draw:text-style-name="P14" draw:layer="layout" svg:x1="7.195cm" svg:y1="3.005cm" svg:x2="7.195cm" svg:y2="3.205cm">
          <text:p/>
        </draw:line>
        <draw:frame draw:style-name="gr26" draw:text-style-name="P18" draw:layer="layout" svg:width="1.3cm" svg:height="0.35cm" svg:x="5.5cm" svg:y="2.35cm">
          <draw:text-box>
            <text:p><text:span text:style-name="T5">IN: 0x41</text:span></text:p>
          </draw:text-box>
        </draw:frame>
        <draw:polyline draw:style-name="gr27" draw:text-style-name="P14" draw:layer="layout" svg:width="2.099cm" svg:height="0.399cm" svg:x="5.1cm" svg:y="1.9cm" svg:viewBox="0 0 2100 400" draw:points="2100,0 2100,400 0,400 0,0">
          <text:p/>
        </draw:polyline>
        <draw:rect draw:style-name="gr29" draw:text-style-name="P13" draw:layer="layout" svg:width="2.5cm" svg:height="1.1cm" svg:x="4.9cm" svg:y="1.905cm">
          <text:p/>
        </draw:rect>
        <draw:frame draw:style-name="gr25" draw:text-style-name="P19" draw:layer="layout" svg:width="0.24cm" svg:height="0.27cm" svg:x="4.98cm" svg:y="2.7cm">
          <draw:text-box>
            <text:p><text:span text:style-name="T6">P7</text:span></text:p>
          </draw:text-box>
        </draw:frame>
        <draw:frame draw:style-name="gr25" draw:text-style-name="P19" draw:layer="layout" svg:width="0.24cm" svg:height="0.27cm" svg:x="5.58cm" svg:y="2.7cm">
          <draw:text-box>
            <text:p><text:span text:style-name="T6">P5</text:span></text:p>
          </draw:text-box>
        </draw:frame>
        <draw:frame draw:style-name="gr25" draw:text-style-name="P19" draw:layer="layout" svg:width="0.24cm" svg:height="0.27cm" svg:x="5.88cm" svg:y="2.7cm">
          <draw:text-box>
            <text:p><text:span text:style-name="T6">P4</text:span></text:p>
          </draw:text-box>
        </draw:frame>
        <draw:frame draw:style-name="gr25" draw:text-style-name="P19" draw:layer="layout" svg:width="0.24cm" svg:height="0.27cm" svg:x="6.18cm" svg:y="2.7cm">
          <draw:text-box>
            <text:p><text:span text:style-name="T6">P3</text:span></text:p>
          </draw:text-box>
        </draw:frame>
        <draw:frame draw:style-name="gr25" draw:text-style-name="P19" draw:layer="layout" svg:width="0.24cm" svg:height="0.27cm" svg:x="6.48cm" svg:y="2.7cm">
          <draw:text-box>
            <text:p><text:span text:style-name="T6">P2</text:span></text:p>
          </draw:text-box>
        </draw:frame>
        <draw:frame draw:style-name="gr25" draw:text-style-name="P19" draw:layer="layout" svg:width="0.24cm" svg:height="0.27cm" svg:x="6.78cm" svg:y="2.7cm">
          <draw:text-box>
            <text:p><text:span text:style-name="T6">P1</text:span></text:p>
          </draw:text-box>
        </draw:frame>
        <draw:frame draw:style-name="gr25" draw:text-style-name="P19" draw:layer="layout" svg:width="0.24cm" svg:height="0.27cm" svg:x="7.08cm" svg:y="2.7cm">
          <draw:text-box>
            <text:p><text:span text:style-name="T6">P0</text:span></text:p>
          </draw:text-box>
        </draw:frame>
        <draw:frame draw:style-name="gr10" draw:text-style-name="P10" draw:layer="layout" svg:width="0.5cm" svg:height="0.3cm" draw:transform="rotate (1.5707963267949) translate (6.92cm 3.7cm)">
          <draw:text-box>
            <text:p><text:span text:style-name="T3">WRG</text:span></text:p>
          </draw:text-box>
        </draw:frame>
        <draw:frame draw:style-name="gr10" draw:text-style-name="P10" draw:layer="layout" svg:width="0.5cm" svg:height="0.3cm" draw:transform="rotate (1.5707963267949) translate (6.62cm 3.7cm)">
          <draw:text-box>
            <text:p><text:span text:style-name="T3">WRL</text:span></text:p>
          </draw:text-box>
        </draw:frame>
        <draw:polyline draw:style-name="gr21" draw:text-style-name="P14" draw:layer="layout" svg:width="4.499cm" svg:height="0.199cm" svg:x="1.6cm" svg:y="9.8cm" svg:viewBox="0 0 4500 200" draw:points="4500,200 3100,200 3000,0 2900,200 0,200">
          <text:p/>
        </draw:polyline>
        <draw:polyline draw:style-name="gr31" draw:text-style-name="P14" draw:layer="layout" svg:width="4.499cm" svg:height="0.099cm" svg:x="1.6cm" svg:y="9.8cm" svg:viewBox="0 0 4500 100" draw:points="4500,100 2700,100 2600,0 2500,100 0,100">
          <text:p/>
        </draw:polyline>
        <draw:polyline draw:style-name="gr22" draw:text-style-name="P14" draw:layer="layout" svg:width="4.499cm" svg:height="0.199cm" svg:x="1.6cm" svg:y="9.4cm" svg:viewBox="0 0 4500 200" draw:points="4500,200 3100,200 3000,0 2900,200 0,200">
          <text:p/>
        </draw:polyline>
        <draw:frame draw:style-name="gr2" draw:text-style-name="P3" draw:layer="layout" svg:width="4.7cm" svg:height="0.6cm" svg:x="1cm" svg:y="14.402cm">
          <draw:text-box>
            <text:p text:style-name="P2"><text:span text:style-name="T1">RW: Abschaltbares Gleis</text:span></text:p>
          </draw:text-box>
        </draw:frame>
        <draw:g draw:style-name="gr3">
          <draw:rect draw:style-name="gr4" draw:text-style-name="P4" draw:layer="layout" svg:width="1.4cm" svg:height="2.4cm" svg:x="3.7cm" svg:y="22.201cm">
            <text:p/>
          </draw:rect>
          <draw:rect draw:style-name="gr5" draw:text-style-name="P5" draw:layer="layout" svg:width="1.2cm" svg:height="2.2cm" svg:x="3.8cm" svg:y="22.301cm">
            <text:p/>
          </draw:rect>
          <draw:rect draw:style-name="gr6" draw:text-style-name="P6" draw:layer="layout" svg:width="0.1cm" svg:height="0.8cm" svg:x="5cm" svg:y="23.001cm">
            <text:p/>
          </draw:rect>
          <draw:circle draw:style-name="gr7" draw:text-style-name="P7" draw:layer="layout" svg:width="0.2cm" svg:height="0.2cm" svg:x="4.5cm" svg:y="23.301cm">
            <text:p/>
          </draw:circle>
          <draw:circle draw:style-name="gr8" draw:text-style-name="P8" draw:layer="layout" svg:width="0.2cm" svg:height="0.2cm" svg:x="4.5cm" svg:y="23.301cm">
            <text:p/>
          </draw:circle>
          <draw:circle draw:style-name="gr8" draw:text-style-name="P8" draw:layer="layout" svg:width="0.2cm" svg:height="0.2cm" svg:x="4.1cm" svg:y="23.301cm">
            <text:p/>
          </draw:circle>
          <draw:circle draw:style-name="gr7" draw:text-style-name="P7" draw:layer="layout" svg:width="0.2cm" svg:height="0.2cm" svg:x="4.5cm" svg:y="22.901cm">
            <text:p/>
          </draw:circle>
          <draw:circle draw:style-name="gr7" draw:text-style-name="P7" draw:layer="layout" svg:width="0.2cm" svg:height="0.2cm" svg:x="4.1cm" svg:y="22.901cm">
            <text:p/>
          </draw:circle>
          <draw:circle draw:style-name="gr7" draw:text-style-name="P7" draw:layer="layout" svg:width="0.2cm" svg:height="0.2cm" svg:x="4.5cm" svg:y="23.701cm">
            <text:p/>
          </draw:circle>
          <draw:circle draw:style-name="gr7" draw:text-style-name="P7" draw:layer="layout" svg:width="0.2cm" svg:height="0.2cm" svg:x="4.1cm" svg:y="23.701cm">
            <text:p/>
          </draw:circle>
          <draw:frame draw:style-name="gr9" draw:text-style-name="P9" draw:layer="layout" svg:width="0.294cm" svg:height="0.519cm" svg:x="4.7cm" svg:y="23.982cm">
            <draw:text-box>
              <text:p><text:span text:style-name="T2">1</text:span></text:p>
            </draw:text-box>
          </draw:frame>
          <draw:frame draw:style-name="gr10" draw:text-style-name="P10" draw:layer="layout" svg:width="0.3cm" svg:height="0.34cm" svg:x="3.8cm" svg:y="23.631cm">
            <draw:text-box>
              <text:p><text:span text:style-name="T3">5V</text:span></text:p>
            </draw:text-box>
          </draw:frame>
          <draw:frame draw:style-name="gr10" draw:text-style-name="P10" draw:layer="layout" svg:width="0.3cm" svg:height="0.34cm" svg:x="4.7cm" svg:y="23.631cm">
            <draw:text-box>
              <text:p><text:span text:style-name="T3">5V</text:span></text:p>
            </draw:text-box>
          </draw:frame>
          <draw:frame draw:style-name="gr10" draw:text-style-name="P10" draw:layer="layout" svg:width="0.3cm" svg:height="0.34cm" svg:x="3.8cm" svg:y="23.231cm">
            <draw:text-box>
              <text:p><text:span text:style-name="T3">V-</text:span></text:p>
            </draw:text-box>
          </draw:frame>
          <draw:frame draw:style-name="gr10" draw:text-style-name="P10" draw:layer="layout" svg:width="0.3cm" svg:height="0.34cm" svg:x="3.8cm" svg:y="22.831cm">
            <draw:text-box>
              <text:p><text:span text:style-name="T3">V+</text:span></text:p>
            </draw:text-box>
          </draw:frame>
          <draw:frame draw:style-name="gr10" draw:text-style-name="P10" draw:layer="layout" svg:width="0.3cm" svg:height="0.34cm" svg:x="4.7cm" svg:y="23.231cm">
            <draw:text-box>
              <text:p><text:span text:style-name="T3">0V</text:span></text:p>
            </draw:text-box>
          </draw:frame>
          <draw:frame draw:style-name="gr10" draw:text-style-name="P10" draw:layer="layout" svg:width="0.3cm" svg:height="0.34cm" svg:x="4.7cm" svg:y="22.831cm">
            <draw:text-box>
              <text:p><text:span text:style-name="T3">V+</text:span></text:p>
            </draw:text-box>
          </draw:frame>
          <draw:frame draw:style-name="gr9" draw:text-style-name="P9" draw:layer="layout" svg:width="0.294cm" svg:height="0.519cm" svg:x="3.8cm" svg:y="23.983cm">
            <draw:text-box>
              <text:p><text:span text:style-name="T2">2</text:span></text:p>
            </draw:text-box>
          </draw:frame>
        </draw:g>
        <draw:rect draw:style-name="gr4" draw:text-style-name="P4" draw:layer="layout" svg:width="1.4cm" svg:height="3.2cm" draw:transform="rotate (-1.5707963267949) translate (7cm 20.401cm)">
          <text:p/>
        </draw:rect>
        <draw:rect draw:style-name="gr5" draw:text-style-name="P5" draw:layer="layout" svg:width="1.2cm" svg:height="3cm" draw:transform="rotate (-1.5707963267949) translate (6.9cm 20.501cm)">
          <text:p/>
        </draw:rect>
        <draw:rect draw:style-name="gr6" draw:text-style-name="P6" draw:layer="layout" svg:width="0.1cm" svg:height="0.8cm" draw:transform="rotate (-1.5707963267949) translate (5.8cm 21.701cm)">
          <text:p/>
        </draw:rect>
        <draw:circle draw:style-name="gr7" draw:text-style-name="P7" draw:layer="layout" svg:width="0.2cm" svg:height="0.2cm" draw:transform="rotate (-1.5707963267949) translate (5.1cm 21.201cm)">
          <text:p/>
        </draw:circle>
        <draw:circle draw:style-name="gr11" draw:text-style-name="P11" draw:layer="layout" svg:width="0.2cm" svg:height="0.2cm" draw:transform="rotate (-1.5707963267949) translate (5.1cm 21.201cm)">
          <text:p/>
        </draw:circle>
        <draw:circle draw:style-name="gr11" draw:text-style-name="P11" draw:layer="layout" svg:width="0.2cm" svg:height="0.2cm" draw:transform="rotate (-1.5707963267949) translate (5.1cm 20.801cm)">
          <text:p/>
        </draw:circle>
        <draw:circle draw:style-name="gr8" draw:text-style-name="P8" draw:layer="layout" svg:width="0.2cm" svg:height="0.2cm" draw:transform="rotate (-1.5707963267949) translate (5.5cm 21.201cm)">
          <text:p/>
        </draw:circle>
        <draw:circle draw:style-name="gr12" draw:text-style-name="P12" draw:layer="layout" svg:width="0.2cm" svg:height="0.2cm" draw:transform="rotate (-1.5707963267949) translate (5.5cm 20.801cm)">
          <text:p/>
        </draw:circle>
        <draw:circle draw:style-name="gr7" draw:text-style-name="P7" draw:layer="layout" svg:width="0.2cm" svg:height="0.2cm" draw:transform="rotate (-1.5707963267949) translate (4.7cm 21.201cm)">
          <text:p/>
        </draw:circle>
        <draw:circle draw:style-name="gr11" draw:text-style-name="P11" draw:layer="layout" svg:width="0.2cm" svg:height="0.2cm" draw:transform="rotate (-1.5707963267949) translate (4.7cm 20.801cm)">
          <text:p/>
        </draw:circle>
        <draw:circle draw:style-name="gr7" draw:text-style-name="P7" draw:layer="layout" svg:width="0.2cm" svg:height="0.2cm" draw:transform="rotate (-1.5707963267949) translate (5.901cm 21.202cm)">
          <text:p/>
        </draw:circle>
        <draw:circle draw:style-name="gr7" draw:text-style-name="P7" draw:layer="layout" svg:width="0.2cm" svg:height="0.2cm" draw:transform="rotate (-1.5707963267949) translate (5.901cm 21.202cm)">
          <text:p/>
        </draw:circle>
        <draw:circle draw:style-name="gr11" draw:text-style-name="P11" draw:layer="layout" svg:width="0.2cm" svg:height="0.2cm" draw:transform="rotate (-1.5707963267949) translate (5.901cm 20.802cm)">
          <text:p/>
        </draw:circle>
        <draw:circle draw:style-name="gr11" draw:text-style-name="P11" draw:layer="layout" svg:width="0.2cm" svg:height="0.2cm" draw:transform="rotate (-1.5707963267949) translate (6.301cm 21.202cm)">
          <text:p/>
        </draw:circle>
        <draw:circle draw:style-name="gr11" draw:text-style-name="P11" draw:layer="layout" svg:width="0.2cm" svg:height="0.2cm" draw:transform="rotate (-1.5707963267949) translate (6.301cm 20.802cm)">
          <text:p/>
        </draw:circle>
        <draw:frame draw:style-name="gr9" draw:text-style-name="P9" draw:layer="layout" svg:width="0.294cm" svg:height="0.519cm" svg:x="3.906cm" svg:y="21.201cm">
          <draw:text-box>
            <text:p><text:span text:style-name="T2">1</text:span></text:p>
          </draw:text-box>
        </draw:frame>
        <draw:frame draw:style-name="gr9" draw:text-style-name="P9" draw:layer="layout" svg:width="0.294cm" svg:height="0.519cm" svg:x="3.906cm" svg:y="20.502cm">
          <draw:text-box>
            <text:p><text:span text:style-name="T2">2</text:span></text:p>
          </draw:text-box>
        </draw:frame>
        <draw:frame draw:style-name="gr10" draw:text-style-name="P24" draw:layer="layout" svg:width="0.4cm" svg:height="0.34cm" svg:x="4.4cm" svg:y="21.381cm">
          <draw:text-box>
            <text:p><text:span text:style-name="T11">S1</text:span></text:p>
          </draw:text-box>
        </draw:frame>
        <draw:frame draw:style-name="gr10" draw:text-style-name="P10" draw:layer="layout" svg:width="0.4cm" svg:height="0.34cm" svg:x="5.2cm" svg:y="21.381cm">
          <draw:text-box>
            <text:p><text:span text:style-name="T3">GND</text:span></text:p>
          </draw:text-box>
        </draw:frame>
        <draw:frame draw:style-name="gr10" draw:text-style-name="P24" draw:layer="layout" svg:width="0.4cm" svg:height="0.34cm" svg:x="5.6cm" svg:y="21.381cm">
          <draw:text-box>
            <text:p><text:span text:style-name="T11">R1</text:span></text:p>
          </draw:text-box>
        </draw:frame>
        <draw:frame draw:style-name="gr10" draw:text-style-name="P10" draw:layer="layout" svg:width="0.4cm" svg:height="0.34cm" svg:x="5.2cm" svg:y="20.481cm">
          <draw:text-box>
            <text:p><text:span text:style-name="T3">VCC</text:span></text:p>
          </draw:text-box>
        </draw:frame>
        <draw:frame draw:style-name="gr10" draw:text-style-name="P10" draw:layer="layout" svg:width="0.3cm" svg:height="0.34cm" svg:x="4.85cm" svg:y="20.481cm">
          <draw:text-box>
            <text:p><text:span text:style-name="T3">NC</text:span></text:p>
          </draw:text-box>
        </draw:frame>
        <draw:frame draw:style-name="gr10" draw:text-style-name="P10" draw:layer="layout" svg:width="0.3cm" svg:height="0.34cm" svg:x="6.05cm" svg:y="20.481cm">
          <draw:text-box>
            <text:p><text:span text:style-name="T3">NC</text:span></text:p>
          </draw:text-box>
        </draw:frame>
        <draw:rect draw:style-name="gr13" draw:text-style-name="P13" draw:layer="layout" svg:width="6.4cm" svg:height="5.399cm" svg:x="1cm" svg:y="19.602cm">
          <text:p/>
        </draw:rect>
        <draw:rect draw:style-name="gr4" draw:text-style-name="P4" draw:layer="layout" svg:width="1.4cm" svg:height="2.4cm" draw:transform="rotate (-1.5707963267949) translate (3.8cm 20.401cm)">
          <text:p/>
        </draw:rect>
        <draw:rect draw:style-name="gr5" draw:text-style-name="P5" draw:layer="layout" svg:width="1.2cm" svg:height="2.2cm" draw:transform="rotate (-1.5707963267949) translate (3.7cm 20.501cm)">
          <text:p/>
        </draw:rect>
        <draw:rect draw:style-name="gr6" draw:text-style-name="P6" draw:layer="layout" svg:width="0.1cm" svg:height="0.8cm" draw:transform="rotate (-1.5707963267949) translate (3cm 21.701cm)">
          <text:p/>
        </draw:rect>
        <draw:circle draw:style-name="gr7" draw:text-style-name="P7" draw:layer="layout" svg:width="0.2cm" svg:height="0.2cm" draw:transform="rotate (-1.5707963267949) translate (2.7cm 21.201cm)">
          <text:p/>
        </draw:circle>
        <draw:circle draw:style-name="gr11" draw:text-style-name="P11" draw:layer="layout" svg:width="0.2cm" svg:height="0.2cm" draw:transform="rotate (-1.5707963267949) translate (2.7cm 21.201cm)">
          <text:p/>
        </draw:circle>
        <draw:circle draw:style-name="gr7" draw:text-style-name="P7" draw:layer="layout" svg:width="0.2cm" svg:height="0.2cm" draw:transform="rotate (-1.5707963267949) translate (3.1cm 21.201cm)">
          <text:p/>
        </draw:circle>
        <draw:circle draw:style-name="gr7" draw:text-style-name="P7" draw:layer="layout" svg:width="0.2cm" svg:height="0.2cm" draw:transform="rotate (-1.5707963267949) translate (2.3cm 21.201cm)">
          <text:p/>
        </draw:circle>
        <draw:frame draw:style-name="gr9" draw:text-style-name="P9" draw:layer="layout" svg:width="0.294cm" svg:height="0.519cm" svg:x="1.506cm" svg:y="21.201cm">
          <draw:text-box>
            <text:p><text:span text:style-name="T2">1</text:span></text:p>
          </draw:text-box>
        </draw:frame>
        <draw:frame draw:style-name="gr10" draw:text-style-name="P10" draw:layer="layout" svg:width="0.6cm" svg:height="0.34cm" svg:x="2.8cm" svg:y="21.381cm">
          <draw:text-box>
            <text:p><text:span text:style-name="T3">OUT+</text:span></text:p>
          </draw:text-box>
        </draw:frame>
        <draw:frame draw:style-name="gr10" draw:text-style-name="P10" draw:layer="layout" svg:width="0.3cm" svg:height="0.34cm" svg:x="2.45cm" svg:y="21.381cm">
          <draw:text-box>
            <text:p><text:span text:style-name="T3">NC</text:span></text:p>
          </draw:text-box>
        </draw:frame>
        <draw:frame draw:style-name="gr10" draw:text-style-name="P10" draw:layer="layout" svg:width="0.45cm" svg:height="0.34cm" svg:x="1.9cm" svg:y="21.381cm">
          <draw:text-box>
            <text:p><text:span text:style-name="T3">IN+</text:span></text:p>
          </draw:text-box>
        </draw:frame>
        <draw:frame draw:style-name="gr9" draw:text-style-name="P9" draw:layer="layout" svg:width="0.294cm" svg:height="0.519cm" svg:x="1.506cm" svg:y="20.502cm">
          <draw:text-box>
            <text:p><text:span text:style-name="T2">2</text:span></text:p>
          </draw:text-box>
        </draw:frame>
        <draw:circle draw:style-name="gr11" draw:text-style-name="P11" draw:layer="layout" svg:width="0.2cm" svg:height="0.2cm" draw:transform="rotate (-1.5707963267949) translate (2.7cm 20.801cm)">
          <text:p/>
        </draw:circle>
        <draw:circle draw:style-name="gr7" draw:text-style-name="P7" draw:layer="layout" svg:width="0.2cm" svg:height="0.2cm" draw:transform="rotate (-1.5707963267949) translate (3.1cm 20.801cm)">
          <text:p/>
        </draw:circle>
        <draw:circle draw:style-name="gr7" draw:text-style-name="P7" draw:layer="layout" svg:width="0.2cm" svg:height="0.2cm" draw:transform="rotate (-1.5707963267949) translate (2.3cm 20.801cm)">
          <text:p/>
        </draw:circle>
        <draw:polyline draw:style-name="gr14" draw:text-style-name="P14" draw:layer="layout" svg:width="4.499cm" svg:height="0.099cm" svg:x="1.6cm" svg:y="23.401cm" svg:viewBox="0 0 4500 100" draw:points="4500,100 2700,100 2600,0 2500,100 0,100">
          <text:p/>
        </draw:polyline>
        <draw:polyline draw:style-name="gr15" draw:text-style-name="P14" draw:layer="layout" svg:width="4.499cm" svg:height="0.199cm" svg:x="1.6cm" svg:y="23.001cm" svg:viewBox="0 0 4500 200" draw:points="4500,200 3100,200 3000,0 2900,200 0,200">
          <text:p/>
        </draw:polyline>
        <draw:polyline draw:style-name="gr16" draw:text-style-name="P14" draw:layer="layout" svg:width="4.499cm" svg:height="0.099cm" svg:x="1.6cm" svg:y="23.001cm" svg:viewBox="0 0 4500 100" draw:points="4500,100 2700,100 2600,0 2500,100 0,100">
          <text:p/>
        </draw:polyline>
        <draw:frame draw:style-name="gr2" draw:text-style-name="P15" draw:layer="layout" svg:width="0.5cm" svg:height="0.5cm" svg:x="6.2cm" svg:y="22.851cm">
          <draw:text-box>
            <text:p text:style-name="P2"><text:span text:style-name="T4">V+</text:span></text:p>
          </draw:text-box>
        </draw:frame>
        <draw:frame draw:style-name="gr2" draw:text-style-name="P15" draw:layer="layout" svg:width="1cm" svg:height="0.5cm" svg:x="6.2cm" svg:y="23.301cm">
          <draw:text-box>
            <text:p text:style-name="P2"><text:span text:style-name="T4">V-/0V</text:span></text:p>
          </draw:text-box>
        </draw:frame>
        <draw:frame draw:style-name="gr2" draw:text-style-name="P15" draw:layer="layout" svg:width="0.5cm" svg:height="0.5cm" svg:x="6.2cm" svg:y="23.751cm">
          <draw:text-box>
            <text:p text:style-name="P2"><text:span text:style-name="T4">5V</text:span></text:p>
          </draw:text-box>
        </draw:frame>
        <draw:frame draw:style-name="gr2" draw:text-style-name="P17" draw:layer="layout" svg:width="2.5cm" svg:height="0.4cm" svg:x="1.1cm" svg:y="24.501cm">
          <draw:text-box>
            <text:p text:style-name="P16"><text:span text:style-name="T4">RW_5V_2IO_STRG_V.</text:span></text:p>
          </draw:text-box>
        </draw:frame>
        <draw:line draw:style-name="gr17" draw:text-style-name="P14" draw:layer="layout" svg:x1="4.196cm" svg:y1="16.006cm" svg:x2="4.9cm" svg:y2="16.001cm">
          <text:p/>
        </draw:line>
        <draw:line draw:style-name="gr18" draw:text-style-name="P14" draw:layer="layout" svg:x1="4.9cm" svg:y1="16.301cm" svg:x2="4.196cm" svg:y2="16.306cm">
          <text:p/>
        </draw:line>
        <draw:line draw:style-name="gr19" draw:text-style-name="P14" draw:layer="layout" svg:x1="4.193cm" svg:y1="15.704cm" svg:x2="4.9cm" svg:y2="15.701cm">
          <text:p/>
        </draw:line>
        <draw:line draw:style-name="gr20" draw:text-style-name="P14" draw:layer="layout" svg:x1="4.9cm" svg:y1="15.401cm" svg:x2="4.196cm" svg:y2="15.406cm">
          <text:p/>
        </draw:line>
        <draw:polyline draw:style-name="gr31" draw:text-style-name="P14" draw:layer="layout" svg:width="0.399cm" svg:height="2.099cm" svg:x="1.8cm" svg:y="18.8cm" svg:viewBox="0 0 400 2100" draw:points="0,0 0,400 400,400 400,2100">
          <text:p/>
        </draw:polyline>
        <draw:polyline draw:style-name="gr21" draw:text-style-name="P14" draw:layer="layout" svg:width="0.799cm" svg:height="2.499cm" svg:x="1.4cm" svg:y="18.8cm" svg:viewBox="0 0 800 2500" draw:points="0,0 0,600 600,600 600,2300 800,2500">
          <text:p/>
        </draw:polyline>
        <draw:polyline draw:style-name="gr15" draw:text-style-name="P14" draw:layer="layout" svg:width="0.199cm" svg:height="2.499cm" svg:x="2.8cm" svg:y="18.8cm" svg:viewBox="0 0 200 2500" draw:points="0,0 0,2300 200,2500">
          <text:p/>
        </draw:polyline>
        <draw:line draw:style-name="gr17" draw:text-style-name="P14" draw:layer="layout" svg:x1="0.995cm" svg:y1="16.006cm" svg:x2="1.695cm" svg:y2="16.006cm">
          <text:p/>
        </draw:line>
        <draw:line draw:style-name="gr18" draw:text-style-name="P14" draw:layer="layout" svg:x1="1.692cm" svg:y1="16.304cm" svg:x2="0.995cm" svg:y2="16.306cm">
          <text:p/>
        </draw:line>
        <draw:line draw:style-name="gr23" draw:text-style-name="P14" draw:layer="layout" svg:x1="1.895cm" svg:y1="16.406cm" svg:x2="1.895cm" svg:y2="16.606cm">
          <text:p/>
        </draw:line>
        <draw:line draw:style-name="gr23" draw:text-style-name="P14" draw:layer="layout" svg:x1="2.2cm" svg:y1="16.401cm" svg:x2="2.2cm" svg:y2="16.601cm">
          <text:p/>
        </draw:line>
        <draw:line draw:style-name="gr23" draw:text-style-name="P14" draw:layer="layout" svg:x1="2.495cm" svg:y1="16.406cm" svg:x2="2.495cm" svg:y2="16.606cm">
          <text:p/>
        </draw:line>
        <draw:line draw:style-name="gr23" draw:text-style-name="P14" draw:layer="layout" svg:x1="2.795cm" svg:y1="16.406cm" svg:x2="2.795cm" svg:y2="16.606cm">
          <text:p/>
        </draw:line>
        <draw:frame draw:style-name="gr24" draw:text-style-name="P18" draw:layer="layout" svg:width="1.9cm" svg:height="0.35cm" svg:x="2cm" svg:y="15.356cm">
          <draw:text-box>
            <text:p><text:span text:style-name="T5">PCF8574-Board</text:span></text:p>
          </draw:text-box>
        </draw:frame>
        <draw:frame draw:style-name="gr25" draw:text-style-name="P19" draw:layer="layout" svg:width="0.24cm" svg:height="0.27cm" svg:x="2.08cm" svg:y="16.101cm">
          <draw:text-box>
            <text:p><text:span text:style-name="T6">P6</text:span></text:p>
          </draw:text-box>
        </draw:frame>
        <draw:line draw:style-name="gr23" draw:text-style-name="P14" draw:layer="layout" svg:x1="3.095cm" svg:y1="16.406cm" svg:x2="3.095cm" svg:y2="16.606cm">
          <text:p/>
        </draw:line>
        <draw:line draw:style-name="gr23" draw:text-style-name="P14" draw:layer="layout" svg:x1="3.395cm" svg:y1="16.406cm" svg:x2="3.395cm" svg:y2="16.606cm">
          <text:p/>
        </draw:line>
        <draw:line draw:style-name="gr23" draw:text-style-name="P14" draw:layer="layout" svg:x1="3.695cm" svg:y1="16.406cm" svg:x2="3.695cm" svg:y2="16.606cm">
          <text:p/>
        </draw:line>
        <draw:line draw:style-name="gr23" draw:text-style-name="P14" draw:layer="layout" svg:x1="3.995cm" svg:y1="16.406cm" svg:x2="3.995cm" svg:y2="16.606cm">
          <text:p/>
        </draw:line>
        <draw:frame draw:style-name="gr26" draw:text-style-name="P18" draw:layer="layout" svg:width="1.5cm" svg:height="0.35cm" svg:x="2.2cm" svg:y="15.751cm">
          <draw:text-box>
            <text:p><text:span text:style-name="T5">OUT: 0x40</text:span></text:p>
          </draw:text-box>
        </draw:frame>
        <draw:polyline draw:style-name="gr27" draw:text-style-name="P14" draw:layer="layout" svg:width="2.099cm" svg:height="0.399cm" svg:x="1.9cm" svg:y="15.301cm" svg:viewBox="0 0 2100 400" draw:points="2100,0 2100,400 0,400 0,0">
          <text:p/>
        </draw:polyline>
        <draw:frame draw:style-name="gr28" draw:text-style-name="P20" draw:layer="layout" svg:width="0.5cm" svg:height="0.3cm" svg:x="4.295cm" svg:y="15.446cm">
          <draw:text-box>
            <text:p><text:span text:style-name="T7">GND</text:span></text:p>
          </draw:text-box>
        </draw:frame>
        <draw:line draw:style-name="gr17" draw:text-style-name="P14" draw:layer="layout" svg:x1="7.395cm" svg:y1="16.006cm" svg:x2="8.095cm" svg:y2="16.006cm">
          <text:p/>
        </draw:line>
        <draw:line draw:style-name="gr18" draw:text-style-name="P14" draw:layer="layout" svg:x1="8.095cm" svg:y1="16.306cm" svg:x2="7.395cm" svg:y2="16.306cm">
          <text:p/>
        </draw:line>
        <draw:line draw:style-name="gr19" draw:text-style-name="P14" draw:layer="layout" svg:x1="7.392cm" svg:y1="15.704cm" svg:x2="8.095cm" svg:y2="15.706cm">
          <text:p/>
        </draw:line>
        <draw:line draw:style-name="gr20" draw:text-style-name="P14" draw:layer="layout" svg:x1="8.095cm" svg:y1="15.406cm" svg:x2="7.395cm" svg:y2="15.406cm">
          <text:p/>
        </draw:line>
        <draw:frame draw:style-name="gr28" draw:text-style-name="P21" draw:layer="layout" svg:width="0.4cm" svg:height="0.3cm" svg:x="4.295cm" svg:y="15.146cm">
          <draw:text-box>
            <text:p><text:span text:style-name="T8">+5V</text:span></text:p>
          </draw:text-box>
        </draw:frame>
        <draw:frame draw:style-name="gr28" draw:text-style-name="P20" draw:layer="layout" svg:width="0.5cm" svg:height="0.3cm" svg:x="7.495cm" svg:y="15.446cm">
          <draw:text-box>
            <text:p><text:span text:style-name="T7">GND</text:span></text:p>
          </draw:text-box>
        </draw:frame>
        <draw:frame draw:style-name="gr28" draw:text-style-name="P22" draw:layer="layout" svg:width="0.5cm" svg:height="0.26cm" svg:x="7.495cm" svg:y="16.056cm">
          <draw:text-box>
            <text:p><text:span text:style-name="T9">SCL</text:span></text:p>
          </draw:text-box>
        </draw:frame>
        <draw:frame draw:style-name="gr28" draw:text-style-name="P23" draw:layer="layout" svg:width="0.5cm" svg:height="0.24cm" svg:x="7.495cm" svg:y="15.776cm">
          <draw:text-box>
            <text:p><text:span text:style-name="T10">SDA</text:span></text:p>
          </draw:text-box>
        </draw:frame>
        <draw:frame draw:style-name="gr28" draw:text-style-name="P21" draw:layer="layout" svg:width="0.4cm" svg:height="0.3cm" svg:x="7.495cm" svg:y="15.146cm">
          <draw:text-box>
            <text:p><text:span text:style-name="T8">+5V</text:span></text:p>
          </draw:text-box>
        </draw:frame>
        <draw:rect draw:style-name="gr29" draw:text-style-name="P13" draw:layer="layout" svg:width="2.5cm" svg:height="1.1cm" svg:x="1.7cm" svg:y="15.306cm">
          <text:p/>
        </draw:rect>
        <draw:frame draw:style-name="gr28" draw:text-style-name="P22" draw:layer="layout" svg:width="0.5cm" svg:height="0.28cm" svg:x="1.102cm" svg:y="16.066cm">
          <draw:text-box>
            <text:p><text:span text:style-name="T9">SCL</text:span></text:p>
          </draw:text-box>
        </draw:frame>
        <draw:frame draw:style-name="gr28" draw:text-style-name="P23" draw:layer="layout" svg:width="0.5cm" svg:height="0.28cm" svg:x="1.102cm" svg:y="15.763cm">
          <draw:text-box>
            <text:p><text:span text:style-name="T10">SDA</text:span></text:p>
          </draw:text-box>
        </draw:frame>
        <draw:line draw:style-name="gr19" draw:text-style-name="P14" draw:layer="layout" svg:x1="0.995cm" svg:y1="15.706cm" svg:x2="1.695cm" svg:y2="15.706cm">
          <text:p/>
        </draw:line>
        <draw:line draw:style-name="gr20" draw:text-style-name="P14" draw:layer="layout" svg:x1="1.695cm" svg:y1="15.406cm" svg:x2="0.995cm" svg:y2="15.406cm">
          <text:p/>
        </draw:line>
        <draw:frame draw:style-name="gr28" draw:text-style-name="P20" draw:layer="layout" svg:width="0.5cm" svg:height="0.3cm" svg:x="1.095cm" svg:y="15.446cm">
          <draw:text-box>
            <text:p><text:span text:style-name="T7">GND</text:span></text:p>
          </draw:text-box>
        </draw:frame>
        <draw:frame draw:style-name="gr28" draw:text-style-name="P21" draw:layer="layout" svg:width="0.4cm" svg:height="0.3cm" svg:x="1.095cm" svg:y="15.146cm">
          <draw:text-box>
            <text:p><text:span text:style-name="T8">+5V</text:span></text:p>
          </draw:text-box>
        </draw:frame>
        <draw:frame draw:style-name="gr28" draw:text-style-name="P23" draw:layer="layout" svg:width="0.5cm" svg:height="0.28cm" svg:x="4.302cm" svg:y="15.763cm">
          <draw:text-box>
            <text:p><text:span text:style-name="T10">SDA</text:span></text:p>
          </draw:text-box>
        </draw:frame>
        <draw:frame draw:style-name="gr28" draw:text-style-name="P22" draw:layer="layout" svg:width="0.5cm" svg:height="0.28cm" svg:x="4.302cm" svg:y="16.066cm">
          <draw:text-box>
            <text:p><text:span text:style-name="T9">SCL</text:span></text:p>
          </draw:text-box>
        </draw:frame>
        <draw:polyline draw:style-name="gr30" draw:text-style-name="P14" draw:layer="layout" svg:width="1.599cm" svg:height="4.7cm" svg:x="5.6cm" svg:y="16.6cm" svg:viewBox="0 0 1600 4701" draw:points="1600,0 1600,700 0,700 0,4501 200,4701">
          <text:p/>
        </draw:polyline>
        <draw:polyline draw:style-name="gr30" draw:text-style-name="P14" draw:layer="layout" svg:width="0.599cm" svg:height="4.7cm" svg:x="4cm" svg:y="16.6cm" svg:viewBox="0 0 600 4701" draw:points="0,0 0,700 400,700 400,4501 600,4701">
          <text:p/>
        </draw:polyline>
        <draw:frame draw:style-name="gr10" draw:text-style-name="P10" draw:layer="layout" svg:width="0.5cm" svg:height="0.3cm" draw:transform="rotate (1.5707963267949) translate (3.72cm 17.101cm)">
          <draw:text-box>
            <text:p><text:span text:style-name="T3">DTS</text:span></text:p>
          </draw:text-box>
        </draw:frame>
        <draw:polyline draw:style-name="gr16" draw:text-style-name="P14" draw:layer="layout" svg:width="0.199cm" svg:height="2.099cm" svg:x="3cm" svg:y="18.8cm" svg:viewBox="0 0 200 2100" draw:points="200,0 200,600 0,600 0,2100">
          <text:p/>
        </draw:polyline>
        <draw:frame draw:style-name="gr25" draw:text-style-name="P19" draw:layer="layout" svg:width="0.24cm" svg:height="0.27cm" svg:x="1.78cm" svg:y="16.101cm">
          <draw:text-box>
            <text:p><text:span text:style-name="T6">P7</text:span></text:p>
          </draw:text-box>
        </draw:frame>
        <draw:frame draw:style-name="gr25" draw:text-style-name="P19" draw:layer="layout" svg:width="0.24cm" svg:height="0.27cm" svg:x="2.38cm" svg:y="16.101cm">
          <draw:text-box>
            <text:p><text:span text:style-name="T6">P5</text:span></text:p>
          </draw:text-box>
        </draw:frame>
        <draw:frame draw:style-name="gr25" draw:text-style-name="P19" draw:layer="layout" svg:width="0.24cm" svg:height="0.27cm" svg:x="2.68cm" svg:y="16.101cm">
          <draw:text-box>
            <text:p><text:span text:style-name="T6">P4</text:span></text:p>
          </draw:text-box>
        </draw:frame>
        <draw:frame draw:style-name="gr25" draw:text-style-name="P19" draw:layer="layout" svg:width="0.24cm" svg:height="0.27cm" svg:x="2.98cm" svg:y="16.101cm">
          <draw:text-box>
            <text:p><text:span text:style-name="T6">P3</text:span></text:p>
          </draw:text-box>
        </draw:frame>
        <draw:frame draw:style-name="gr25" draw:text-style-name="P19" draw:layer="layout" svg:width="0.24cm" svg:height="0.27cm" svg:x="3.28cm" svg:y="16.101cm">
          <draw:text-box>
            <text:p><text:span text:style-name="T6">P2</text:span></text:p>
          </draw:text-box>
        </draw:frame>
        <draw:frame draw:style-name="gr25" draw:text-style-name="P19" draw:layer="layout" svg:width="0.24cm" svg:height="0.27cm" svg:x="3.58cm" svg:y="16.101cm">
          <draw:text-box>
            <text:p><text:span text:style-name="T6">P1</text:span></text:p>
          </draw:text-box>
        </draw:frame>
        <draw:frame draw:style-name="gr25" draw:text-style-name="P19" draw:layer="layout" svg:width="0.24cm" svg:height="0.27cm" svg:x="3.88cm" svg:y="16.101cm">
          <draw:text-box>
            <text:p><text:span text:style-name="T6">P0</text:span></text:p>
          </draw:text-box>
        </draw:frame>
        <draw:frame draw:style-name="gr10" draw:text-style-name="P10" draw:layer="layout" svg:width="0.45cm" svg:height="0.34cm" svg:x="1.9cm" svg:y="20.481cm">
          <draw:text-box>
            <text:p><text:span text:style-name="T3">IN-</text:span></text:p>
          </draw:text-box>
        </draw:frame>
        <draw:frame draw:style-name="gr10" draw:text-style-name="P10" draw:layer="layout" svg:width="0.3cm" svg:height="0.34cm" svg:x="2.45cm" svg:y="20.481cm">
          <draw:text-box>
            <text:p><text:span text:style-name="T3">NC</text:span></text:p>
          </draw:text-box>
        </draw:frame>
        <draw:frame draw:style-name="gr10" draw:text-style-name="P10" draw:layer="layout" svg:width="0.6cm" svg:height="0.34cm" svg:x="2.8cm" svg:y="20.481cm">
          <draw:text-box>
            <text:p><text:span text:style-name="T3">OUT-</text:span></text:p>
          </draw:text-box>
        </draw:frame>
        <draw:line draw:style-name="gr23" draw:text-style-name="P14" draw:layer="layout" svg:x1="5.095cm" svg:y1="16.406cm" svg:x2="5.095cm" svg:y2="16.606cm">
          <text:p/>
        </draw:line>
        <draw:line draw:style-name="gr23" draw:text-style-name="P14" draw:layer="layout" svg:x1="5.4cm" svg:y1="16.401cm" svg:x2="5.4cm" svg:y2="16.601cm">
          <text:p/>
        </draw:line>
        <draw:line draw:style-name="gr23" draw:text-style-name="P14" draw:layer="layout" svg:x1="5.695cm" svg:y1="16.406cm" svg:x2="5.695cm" svg:y2="16.606cm">
          <text:p/>
        </draw:line>
        <draw:line draw:style-name="gr23" draw:text-style-name="P14" draw:layer="layout" svg:x1="5.995cm" svg:y1="16.406cm" svg:x2="5.995cm" svg:y2="16.606cm">
          <text:p/>
        </draw:line>
        <draw:frame draw:style-name="gr24" draw:text-style-name="P18" draw:layer="layout" svg:width="1.9cm" svg:height="0.35cm" svg:x="5.2cm" svg:y="15.356cm">
          <draw:text-box>
            <text:p><text:span text:style-name="T5">PCF8574-Board</text:span></text:p>
          </draw:text-box>
        </draw:frame>
        <draw:frame draw:style-name="gr25" draw:text-style-name="P19" draw:layer="layout" svg:width="0.24cm" svg:height="0.27cm" svg:x="5.28cm" svg:y="16.101cm">
          <draw:text-box>
            <text:p><text:span text:style-name="T6">P6</text:span></text:p>
          </draw:text-box>
        </draw:frame>
        <draw:line draw:style-name="gr23" draw:text-style-name="P14" draw:layer="layout" svg:x1="6.295cm" svg:y1="16.406cm" svg:x2="6.295cm" svg:y2="16.606cm">
          <text:p/>
        </draw:line>
        <draw:line draw:style-name="gr23" draw:text-style-name="P14" draw:layer="layout" svg:x1="6.595cm" svg:y1="16.406cm" svg:x2="6.595cm" svg:y2="16.606cm">
          <text:p/>
        </draw:line>
        <draw:line draw:style-name="gr23" draw:text-style-name="P14" draw:layer="layout" svg:x1="6.895cm" svg:y1="16.406cm" svg:x2="6.895cm" svg:y2="16.606cm">
          <text:p/>
        </draw:line>
        <draw:line draw:style-name="gr23" draw:text-style-name="P14" draw:layer="layout" svg:x1="7.195cm" svg:y1="16.406cm" svg:x2="7.195cm" svg:y2="16.606cm">
          <text:p/>
        </draw:line>
        <draw:frame draw:style-name="gr26" draw:text-style-name="P18" draw:layer="layout" svg:width="1.3cm" svg:height="0.35cm" svg:x="5.5cm" svg:y="15.751cm">
          <draw:text-box>
            <text:p><text:span text:style-name="T5">IN: 0x41</text:span></text:p>
          </draw:text-box>
        </draw:frame>
        <draw:polyline draw:style-name="gr27" draw:text-style-name="P14" draw:layer="layout" svg:width="2.099cm" svg:height="0.399cm" svg:x="5.1cm" svg:y="15.301cm" svg:viewBox="0 0 2100 400" draw:points="2100,0 2100,400 0,400 0,0">
          <text:p/>
        </draw:polyline>
        <draw:rect draw:style-name="gr29" draw:text-style-name="P13" draw:layer="layout" svg:width="2.5cm" svg:height="1.1cm" svg:x="4.9cm" svg:y="15.306cm">
          <text:p/>
        </draw:rect>
        <draw:frame draw:style-name="gr25" draw:text-style-name="P19" draw:layer="layout" svg:width="0.24cm" svg:height="0.27cm" svg:x="4.98cm" svg:y="16.101cm">
          <draw:text-box>
            <text:p><text:span text:style-name="T6">P7</text:span></text:p>
          </draw:text-box>
        </draw:frame>
        <draw:frame draw:style-name="gr25" draw:text-style-name="P19" draw:layer="layout" svg:width="0.24cm" svg:height="0.27cm" svg:x="5.58cm" svg:y="16.101cm">
          <draw:text-box>
            <text:p><text:span text:style-name="T6">P5</text:span></text:p>
          </draw:text-box>
        </draw:frame>
        <draw:frame draw:style-name="gr25" draw:text-style-name="P19" draw:layer="layout" svg:width="0.24cm" svg:height="0.27cm" svg:x="5.88cm" svg:y="16.101cm">
          <draw:text-box>
            <text:p><text:span text:style-name="T6">P4</text:span></text:p>
          </draw:text-box>
        </draw:frame>
        <draw:frame draw:style-name="gr25" draw:text-style-name="P19" draw:layer="layout" svg:width="0.24cm" svg:height="0.27cm" svg:x="6.18cm" svg:y="16.101cm">
          <draw:text-box>
            <text:p><text:span text:style-name="T6">P3</text:span></text:p>
          </draw:text-box>
        </draw:frame>
        <draw:frame draw:style-name="gr25" draw:text-style-name="P19" draw:layer="layout" svg:width="0.24cm" svg:height="0.27cm" svg:x="6.48cm" svg:y="16.101cm">
          <draw:text-box>
            <text:p><text:span text:style-name="T6">P2</text:span></text:p>
          </draw:text-box>
        </draw:frame>
        <draw:frame draw:style-name="gr25" draw:text-style-name="P19" draw:layer="layout" svg:width="0.24cm" svg:height="0.27cm" svg:x="6.78cm" svg:y="16.101cm">
          <draw:text-box>
            <text:p><text:span text:style-name="T6">P1</text:span></text:p>
          </draw:text-box>
        </draw:frame>
        <draw:frame draw:style-name="gr25" draw:text-style-name="P19" draw:layer="layout" svg:width="0.24cm" svg:height="0.27cm" svg:x="7.08cm" svg:y="16.101cm">
          <draw:text-box>
            <text:p><text:span text:style-name="T6">P0</text:span></text:p>
          </draw:text-box>
        </draw:frame>
        <draw:frame draw:style-name="gr10" draw:text-style-name="P10" draw:layer="layout" svg:width="0.5cm" svg:height="0.3cm" draw:transform="rotate (1.5707963267949) translate (6.92cm 17.101cm)">
          <draw:text-box>
            <text:p><text:span text:style-name="T3">DTR</text:span></text:p>
          </draw:text-box>
        </draw:frame>
        <draw:polyline draw:style-name="gr21" draw:text-style-name="P14" draw:layer="layout" svg:width="4.499cm" svg:height="0.199cm" svg:x="1.6cm" svg:y="23.801cm" svg:viewBox="0 0 4500 200" draw:points="4500,200 3100,200 3000,0 2900,200 0,200">
          <text:p/>
        </draw:polyline>
        <draw:polyline draw:style-name="gr31" draw:text-style-name="P14" draw:layer="layout" svg:width="4.499cm" svg:height="0.099cm" svg:x="1.6cm" svg:y="23.801cm" svg:viewBox="0 0 4500 100" draw:points="4500,100 2700,100 2600,0 2500,100 0,100">
          <text:p/>
        </draw:polyline>
        <draw:polyline draw:style-name="gr22" draw:text-style-name="P14" draw:layer="layout" svg:width="4.499cm" svg:height="0.199cm" svg:x="1.6cm" svg:y="23.401cm" svg:viewBox="0 0 4500 200" draw:points="4500,200 3100,200 3000,0 2900,200 0,200">
          <text:p/>
        </draw:polyline>
        <draw:polygon draw:style-name="gr32" draw:text-style-name="P25" draw:layer="layout" svg:width="1.399cm" svg:height="0.399cm" svg:x="2.2cm" svg:y="17.9cm" svg:viewBox="0 0 1400 400" draw:points="1400,400 1400,0 0,0 0,400">
          <text:p/>
        </draw:polygon>
        <draw:line draw:style-name="gr33" draw:text-style-name="P26" draw:layer="layout" svg:x1="3.6cm" svg:y1="18.2cm" svg:x2="2.2cm" svg:y2="18.2cm">
          <text:p/>
        </draw:line>
        <draw:line draw:style-name="gr33" draw:text-style-name="P26" draw:layer="layout" svg:x1="3.6cm" svg:y1="18cm" svg:x2="2.2cm" svg:y2="18cm">
          <text:p/>
        </draw:line>
        <draw:circle draw:style-name="gr34" draw:text-style-name="P27" draw:layer="layout" svg:width="0.1cm" svg:height="0.1cm" draw:transform="rotate (-3.14159265358979) translate (2.85cm 18.05cm)">
          <text:p/>
        </draw:circle>
        <draw:line draw:style-name="gr35" draw:text-style-name="P14" draw:layer="layout" svg:x1="2.8cm" svg:y1="18.008cm" svg:x2="2.8cm" svg:y2="18.808cm">
          <text:p/>
        </draw:line>
        <draw:line draw:style-name="gr36" draw:text-style-name="P14" draw:layer="layout" svg:x1="3.2cm" svg:y1="18.308cm" svg:x2="3.2cm" svg:y2="18.808cm">
          <text:p/>
        </draw:line>
        <draw:circle draw:style-name="gr37" draw:text-style-name="P5" draw:layer="layout" svg:width="0.1cm" svg:height="0.1cm" svg:x="3.152cm" svg:y="18.748cm">
          <text:p/>
        </draw:circle>
        <draw:circle draw:style-name="gr37" draw:text-style-name="P5" draw:layer="layout" svg:width="0.1cm" svg:height="0.1cm" svg:x="2.745cm" svg:y="18.748cm">
          <text:p/>
        </draw:circle>
        <draw:circle draw:style-name="gr38" draw:text-style-name="P28" draw:layer="layout" svg:width="0.1cm" svg:height="0.1cm" draw:transform="rotate (-3.14159265358979) translate (3.25cm 18.25cm)">
          <text:p/>
        </draw:circle>
        <draw:frame draw:style-name="gr39" draw:text-style-name="P29" draw:layer="layout" svg:width="0.5cm" svg:height="0.3cm" svg:x="3.236cm" svg:y="18.46cm">
          <draw:text-box>
            <text:p><text:span text:style-name="T12">SSout</text:span></text:p>
          </draw:text-box>
        </draw:frame>
        <draw:frame draw:style-name="gr39" draw:text-style-name="P29" draw:layer="layout" svg:width="0.5cm" svg:height="0.3cm" svg:x="2.236cm" svg:y="18.46cm">
          <draw:text-box>
            <text:p><text:span text:style-name="T12">NNout</text:span></text:p>
          </draw:text-box>
        </draw:frame>
        <draw:polygon draw:style-name="gr32" draw:text-style-name="P25" draw:layer="layout" svg:width="1.199cm" svg:height="0.399cm" svg:x="1cm" svg:y="17.9cm" svg:viewBox="0 0 1200 400" draw:points="1200,400 1199,0 0,0 0,400">
          <text:p/>
        </draw:polygon>
        <draw:line draw:style-name="gr33" draw:text-style-name="P26" draw:layer="layout" svg:x1="2.2cm" svg:y1="18.2cm" svg:x2="1cm" svg:y2="18.2cm">
          <text:p/>
        </draw:line>
        <draw:line draw:style-name="gr33" draw:text-style-name="P26" draw:layer="layout" svg:x1="2.2cm" svg:y1="18cm" svg:x2="1cm" svg:y2="18cm">
          <text:p/>
        </draw:line>
        <draw:circle draw:style-name="gr34" draw:text-style-name="P27" draw:layer="layout" svg:width="0.1cm" svg:height="0.1cm" draw:transform="rotate (-3.14159265358979) translate (1.45cm 18.05cm)">
          <text:p/>
        </draw:circle>
        <draw:circle draw:style-name="gr38" draw:text-style-name="P28" draw:layer="layout" svg:width="0.1cm" svg:height="0.1cm" draw:transform="rotate (-3.14159265358979) translate (1.85cm 18.25cm)">
          <text:p/>
        </draw:circle>
        <draw:rect draw:style-name="gr40" draw:text-style-name="P30" draw:layer="layout" svg:width="0.2cm" svg:height="0.1cm" svg:x="2.1cm" svg:y="17.95cm">
          <text:p/>
        </draw:rect>
        <draw:rect draw:style-name="gr40" draw:text-style-name="P30" draw:layer="layout" svg:width="0.2cm" svg:height="0.1cm" svg:x="2.1cm" svg:y="18.15cm">
          <text:p/>
        </draw:rect>
        <draw:line draw:style-name="gr35" draw:text-style-name="P14" draw:layer="layout" svg:x1="1.4cm" svg:y1="18.008cm" svg:x2="1.4cm" svg:y2="18.808cm">
          <text:p/>
        </draw:line>
        <draw:line draw:style-name="gr36" draw:text-style-name="P14" draw:layer="layout" svg:x1="1.8cm" svg:y1="18.2cm" svg:x2="1.8cm" svg:y2="18.808cm">
          <text:p/>
        </draw:line>
        <draw:circle draw:style-name="gr37" draw:text-style-name="P5" draw:layer="layout" svg:width="0.1cm" svg:height="0.1cm" svg:x="1.752cm" svg:y="18.756cm">
          <text:p/>
        </draw:circle>
        <draw:circle draw:style-name="gr37" draw:text-style-name="P5" draw:layer="layout" svg:width="0.1cm" svg:height="0.1cm" svg:x="1.345cm" svg:y="18.756cm">
          <text:p/>
        </draw:circle>
        <draw:frame draw:style-name="gr39" draw:text-style-name="P29" draw:layer="layout" svg:width="0.364cm" svg:height="0.3cm" svg:x="1.836cm" svg:y="18.468cm">
          <draw:text-box>
            <text:p><text:span text:style-name="T12">SSin</text:span></text:p>
          </draw:text-box>
        </draw:frame>
        <draw:frame draw:style-name="gr39" draw:text-style-name="P29" draw:layer="layout" svg:width="0.4cm" svg:height="0.3cm" svg:x="1cm" svg:y="18.468cm">
          <draw:text-box>
            <text:p><text:span text:style-name="T12">NNin</text:span></text:p>
          </draw:text-box>
        </draw:frame>
        <draw:polygon draw:style-name="gr41" draw:text-style-name="P31" draw:layer="layout" svg:width="0.099cm" svg:height="0.199cm" svg:x="1.95cm" svg:y="19.8cm" svg:viewBox="0 0 100 200" draw:points="0,0 50,200 100,0">
          <text:p/>
        </draw:polygon>
        <draw:polygon draw:style-name="gr41" draw:text-style-name="P31" draw:layer="layout" svg:width="0.099cm" svg:height="0.199cm" svg:x="2.15cm" svg:y="19.8cm" svg:viewBox="0 0 100 200" draw:points="0,0 50,200 100,0">
          <text:p/>
        </draw:polygon>
        <draw:polygon draw:style-name="gr41" draw:text-style-name="P31" draw:layer="layout" svg:width="0.099cm" svg:height="0.199cm" svg:x="2.75cm" svg:y="19.8cm" svg:viewBox="0 0 100 200" draw:points="0,200 50,0 100,200">
          <text:p/>
        </draw:polygon>
        <draw:polygon draw:style-name="gr41" draw:text-style-name="P31" draw:layer="layout" svg:width="0.099cm" svg:height="0.199cm" svg:x="2.95cm" svg:y="19.8cm" svg:viewBox="0 0 100 200" draw:points="0,200 50,0 100,200">
          <text:p/>
        </draw:polygon>
        <draw:polygon draw:style-name="gr41" draw:text-style-name="P31" draw:layer="layout" svg:width="0.099cm" svg:height="0.199cm" svg:x="1.75cm" svg:y="19cm" svg:viewBox="0 0 100 200" draw:points="0,0 50,200 100,0">
          <text:p/>
        </draw:polygon>
        <draw:polygon draw:style-name="gr41" draw:text-style-name="P31" draw:layer="layout" svg:width="0.099cm" svg:height="0.199cm" svg:x="1.35cm" svg:y="19cm" svg:viewBox="0 0 100 200" draw:points="0,0 50,200 100,0">
          <text:p/>
        </draw:polygon>
        <draw:polygon draw:style-name="gr41" draw:text-style-name="P31" draw:layer="layout" svg:width="0.099cm" svg:height="0.199cm" svg:x="2.75cm" svg:y="19cm" svg:viewBox="0 0 100 200" draw:points="0,200 50,0 100,200">
          <text:p/>
        </draw:polygon>
        <draw:polygon draw:style-name="gr41" draw:text-style-name="P31" draw:layer="layout" svg:width="0.099cm" svg:height="0.199cm" svg:x="3.15cm" svg:y="19cm" svg:viewBox="0 0 100 200" draw:points="0,200 50,0 100,200">
          <text:p/>
        </draw:polygon>
        <draw:frame draw:style-name="gr10" draw:text-style-name="P10" draw:layer="layout" svg:width="0.3cm" svg:height="0.34cm" svg:x="4.45cm" svg:y="20.481cm">
          <draw:text-box>
            <text:p><text:span text:style-name="T3">NC</text:span></text:p>
          </draw:text-box>
        </draw:frame>
        <draw:frame draw:style-name="gr10" draw:text-style-name="P10" draw:layer="layout" svg:width="0.3cm" svg:height="0.34cm" svg:x="5.65cm" svg:y="20.481cm">
          <draw:text-box>
            <text:p><text:span text:style-name="T3">NC</text:span></text:p>
          </draw:text-box>
        </draw:frame>
        <draw:frame draw:style-name="gr10" draw:text-style-name="P10" draw:layer="layout" svg:width="0.3cm" svg:height="0.34cm" svg:x="6.05cm" svg:y="21.381cm">
          <draw:text-box>
            <text:p><text:span text:style-name="T3">NC</text:span></text:p>
          </draw:text-box>
        </draw:frame>
        <draw:frame draw:style-name="gr10" draw:text-style-name="P10" draw:layer="layout" svg:width="0.3cm" svg:height="0.34cm" svg:x="4.85cm" svg:y="21.381cm">
          <draw:text-box>
            <text:p><text:span text:style-name="T3">NC</text:span></text:p>
          </draw:text-box>
        </draw:frame>
        <draw:frame draw:style-name="gr10" draw:text-style-name="P32" draw:layer="layout" svg:width="2.1cm" svg:height="0.34cm" svg:x="1.7cm" svg:y="17.5cm">
          <draw:text-box>
            <text:p><text:span text:style-name="T13">Disconnectable Track</text:span></text:p>
          </draw:text-box>
        </draw:frame>
        <draw:polygon draw:style-name="gr41" draw:text-style-name="P31" draw:layer="layout" svg:width="0.099cm" svg:height="0.199cm" svg:x="5.55cm" svg:y="5cm" svg:viewBox="0 0 100 200" draw:points="0,200 50,0 100,200">
          <text:p/>
        </draw:polygon>
        <draw:polygon draw:style-name="gr41" draw:text-style-name="P31" draw:layer="layout" svg:width="0.099cm" svg:height="0.199cm" svg:x="5.75cm" svg:y="5cm" svg:viewBox="0 0 100 200" draw:points="0,200 50,0 100,200">
          <text:p/>
        </draw:polygon>
        <draw:polygon draw:style-name="gr41" draw:text-style-name="P31" draw:layer="layout" svg:width="0.099cm" svg:height="0.199cm" svg:x="4.35cm" svg:y="5cm" svg:viewBox="0 0 100 200" draw:points="0,0 50,200 100,0">
          <text:p/>
        </draw:polygon>
        <draw:polygon draw:style-name="gr41" draw:text-style-name="P31" draw:layer="layout" svg:width="0.099cm" svg:height="0.199cm" svg:x="4.55cm" svg:y="5cm" svg:viewBox="0 0 100 200" draw:points="0,0 50,200 100,0">
          <text:p/>
        </draw:polygon>
        <draw:frame draw:style-name="gr2" draw:text-style-name="P3" draw:layer="layout" svg:width="6cm" svg:height="0.6cm" svg:x="10cm" svg:y="1.102cm">
          <draw:text-box>
            <text:p text:style-name="P2"><text:span text:style-name="T1">RW: Anschluss Dreiwegweiche</text:span></text:p>
          </draw:text-box>
        </draw:frame>
        <draw:g draw:style-name="gr3">
          <draw:rect draw:style-name="gr4" draw:text-style-name="P4" draw:layer="layout" svg:width="1.4cm" svg:height="2.4cm" svg:x="12.7cm" svg:y="10.201cm">
            <text:p/>
          </draw:rect>
          <draw:rect draw:style-name="gr5" draw:text-style-name="P5" draw:layer="layout" svg:width="1.2cm" svg:height="2.2cm" svg:x="12.8cm" svg:y="10.301cm">
            <text:p/>
          </draw:rect>
          <draw:rect draw:style-name="gr6" draw:text-style-name="P6" draw:layer="layout" svg:width="0.1cm" svg:height="0.8cm" svg:x="14cm" svg:y="11.001cm">
            <text:p/>
          </draw:rect>
          <draw:circle draw:style-name="gr7" draw:text-style-name="P7" draw:layer="layout" svg:width="0.2cm" svg:height="0.2cm" svg:x="13.5cm" svg:y="11.301cm">
            <text:p/>
          </draw:circle>
          <draw:circle draw:style-name="gr8" draw:text-style-name="P8" draw:layer="layout" svg:width="0.2cm" svg:height="0.2cm" svg:x="13.5cm" svg:y="11.301cm">
            <text:p/>
          </draw:circle>
          <draw:circle draw:style-name="gr8" draw:text-style-name="P8" draw:layer="layout" svg:width="0.2cm" svg:height="0.2cm" svg:x="13.1cm" svg:y="11.301cm">
            <text:p/>
          </draw:circle>
          <draw:circle draw:style-name="gr7" draw:text-style-name="P7" draw:layer="layout" svg:width="0.2cm" svg:height="0.2cm" svg:x="13.5cm" svg:y="10.901cm">
            <text:p/>
          </draw:circle>
          <draw:circle draw:style-name="gr7" draw:text-style-name="P7" draw:layer="layout" svg:width="0.2cm" svg:height="0.2cm" svg:x="13.1cm" svg:y="10.901cm">
            <text:p/>
          </draw:circle>
          <draw:circle draw:style-name="gr7" draw:text-style-name="P7" draw:layer="layout" svg:width="0.2cm" svg:height="0.2cm" svg:x="13.5cm" svg:y="11.701cm">
            <text:p/>
          </draw:circle>
          <draw:circle draw:style-name="gr7" draw:text-style-name="P7" draw:layer="layout" svg:width="0.2cm" svg:height="0.2cm" svg:x="13.1cm" svg:y="11.701cm">
            <text:p/>
          </draw:circle>
          <draw:frame draw:style-name="gr9" draw:text-style-name="P9" draw:layer="layout" svg:width="0.294cm" svg:height="0.519cm" svg:x="13.7cm" svg:y="11.982cm">
            <draw:text-box>
              <text:p><text:span text:style-name="T2">1</text:span></text:p>
            </draw:text-box>
          </draw:frame>
          <draw:frame draw:style-name="gr10" draw:text-style-name="P10" draw:layer="layout" svg:width="0.3cm" svg:height="0.34cm" svg:x="12.8cm" svg:y="11.631cm">
            <draw:text-box>
              <text:p><text:span text:style-name="T3">5V</text:span></text:p>
            </draw:text-box>
          </draw:frame>
          <draw:frame draw:style-name="gr10" draw:text-style-name="P10" draw:layer="layout" svg:width="0.3cm" svg:height="0.34cm" svg:x="13.7cm" svg:y="11.631cm">
            <draw:text-box>
              <text:p><text:span text:style-name="T3">5V</text:span></text:p>
            </draw:text-box>
          </draw:frame>
          <draw:frame draw:style-name="gr10" draw:text-style-name="P10" draw:layer="layout" svg:width="0.3cm" svg:height="0.34cm" svg:x="12.8cm" svg:y="11.231cm">
            <draw:text-box>
              <text:p><text:span text:style-name="T3">V-</text:span></text:p>
            </draw:text-box>
          </draw:frame>
          <draw:frame draw:style-name="gr10" draw:text-style-name="P10" draw:layer="layout" svg:width="0.3cm" svg:height="0.34cm" svg:x="12.8cm" svg:y="10.831cm">
            <draw:text-box>
              <text:p><text:span text:style-name="T3">V+</text:span></text:p>
            </draw:text-box>
          </draw:frame>
          <draw:frame draw:style-name="gr10" draw:text-style-name="P10" draw:layer="layout" svg:width="0.3cm" svg:height="0.34cm" svg:x="13.7cm" svg:y="11.231cm">
            <draw:text-box>
              <text:p><text:span text:style-name="T3">0V</text:span></text:p>
            </draw:text-box>
          </draw:frame>
          <draw:frame draw:style-name="gr10" draw:text-style-name="P10" draw:layer="layout" svg:width="0.3cm" svg:height="0.34cm" svg:x="13.7cm" svg:y="10.831cm">
            <draw:text-box>
              <text:p><text:span text:style-name="T3">V+</text:span></text:p>
            </draw:text-box>
          </draw:frame>
          <draw:frame draw:style-name="gr9" draw:text-style-name="P9" draw:layer="layout" svg:width="0.294cm" svg:height="0.519cm" svg:x="12.8cm" svg:y="11.983cm">
            <draw:text-box>
              <text:p><text:span text:style-name="T2">2</text:span></text:p>
            </draw:text-box>
          </draw:frame>
        </draw:g>
        <draw:g draw:style-name="gr3">
          <draw:rect draw:style-name="gr4" draw:text-style-name="P4" draw:layer="layout" svg:width="1.4cm" svg:height="3.2cm" draw:transform="rotate (-1.5707963267949) translate (16cm 8.401cm)">
            <text:p/>
          </draw:rect>
          <draw:rect draw:style-name="gr5" draw:text-style-name="P5" draw:layer="layout" svg:width="1.2cm" svg:height="3cm" draw:transform="rotate (-1.5707963267949) translate (15.9cm 8.501cm)">
            <text:p/>
          </draw:rect>
          <draw:rect draw:style-name="gr6" draw:text-style-name="P6" draw:layer="layout" svg:width="0.1cm" svg:height="0.8cm" draw:transform="rotate (-1.5707963267949) translate (14.8cm 9.701cm)">
            <text:p/>
          </draw:rect>
          <draw:circle draw:style-name="gr7" draw:text-style-name="P7" draw:layer="layout" svg:width="0.2cm" svg:height="0.2cm" draw:transform="rotate (-1.5707963267949) translate (14.1cm 9.201cm)">
            <text:p/>
          </draw:circle>
          <draw:circle draw:style-name="gr7" draw:text-style-name="P7" draw:layer="layout" svg:width="0.2cm" svg:height="0.2cm" draw:transform="rotate (-1.5707963267949) translate (14.1cm 9.201cm)">
            <text:p/>
          </draw:circle>
          <draw:circle draw:style-name="gr11" draw:text-style-name="P11" draw:layer="layout" svg:width="0.2cm" svg:height="0.2cm" draw:transform="rotate (-1.5707963267949) translate (14.1cm 8.801cm)">
            <text:p/>
          </draw:circle>
          <draw:circle draw:style-name="gr8" draw:text-style-name="P8" draw:layer="layout" svg:width="0.2cm" svg:height="0.2cm" draw:transform="rotate (-1.5707963267949) translate (14.5cm 9.201cm)">
            <text:p/>
          </draw:circle>
          <draw:circle draw:style-name="gr12" draw:text-style-name="P12" draw:layer="layout" svg:width="0.2cm" svg:height="0.2cm" draw:transform="rotate (-1.5707963267949) translate (14.5cm 8.801cm)">
            <text:p/>
          </draw:circle>
          <draw:circle draw:style-name="gr7" draw:text-style-name="P7" draw:layer="layout" svg:width="0.2cm" svg:height="0.2cm" draw:transform="rotate (-1.5707963267949) translate (13.7cm 9.201cm)">
            <text:p/>
          </draw:circle>
          <draw:circle draw:style-name="gr7" draw:text-style-name="P7" draw:layer="layout" svg:width="0.2cm" svg:height="0.2cm" draw:transform="rotate (-1.5707963267949) translate (13.7cm 8.801cm)">
            <text:p/>
          </draw:circle>
          <draw:circle draw:style-name="gr7" draw:text-style-name="P7" draw:layer="layout" svg:width="0.2cm" svg:height="0.2cm" draw:transform="rotate (-1.5707963267949) translate (14.901cm 9.202cm)">
            <text:p/>
          </draw:circle>
          <draw:circle draw:style-name="gr7" draw:text-style-name="P7" draw:layer="layout" svg:width="0.2cm" svg:height="0.2cm" draw:transform="rotate (-1.5707963267949) translate (14.901cm 9.202cm)">
            <text:p/>
          </draw:circle>
          <draw:circle draw:style-name="gr7" draw:text-style-name="P7" draw:layer="layout" svg:width="0.2cm" svg:height="0.2cm" draw:transform="rotate (-1.5707963267949) translate (14.901cm 8.802cm)">
            <text:p/>
          </draw:circle>
          <draw:circle draw:style-name="gr7" draw:text-style-name="P7" draw:layer="layout" svg:width="0.2cm" svg:height="0.2cm" draw:transform="rotate (-1.5707963267949) translate (15.301cm 9.202cm)">
            <text:p/>
          </draw:circle>
          <draw:circle draw:style-name="gr11" draw:text-style-name="P11" draw:layer="layout" svg:width="0.2cm" svg:height="0.2cm" draw:transform="rotate (-1.5707963267949) translate (15.301cm 8.802cm)">
            <text:p/>
          </draw:circle>
          <draw:frame draw:style-name="gr9" draw:text-style-name="P9" draw:layer="layout" svg:width="0.294cm" svg:height="0.519cm" svg:x="12.906cm" svg:y="9.201cm">
            <draw:text-box>
              <text:p><text:span text:style-name="T2">1</text:span></text:p>
            </draw:text-box>
          </draw:frame>
          <draw:frame draw:style-name="gr9" draw:text-style-name="P9" draw:layer="layout" svg:width="0.294cm" svg:height="0.519cm" svg:x="12.906cm" svg:y="8.502cm">
            <draw:text-box>
              <text:p><text:span text:style-name="T2">2</text:span></text:p>
            </draw:text-box>
          </draw:frame>
          <draw:frame draw:style-name="gr10" draw:text-style-name="P10" draw:layer="layout" svg:width="0.4cm" svg:height="0.34cm" svg:x="13.4cm" svg:y="8.481cm">
            <draw:text-box>
              <text:p><text:span text:style-name="T3">WSM</text:span></text:p>
            </draw:text-box>
          </draw:frame>
          <draw:frame draw:style-name="gr10" draw:text-style-name="P10" draw:layer="layout" svg:width="0.4cm" svg:height="0.34cm" svg:x="13.4cm" svg:y="9.381cm">
            <draw:text-box>
              <text:p><text:span text:style-name="T3">WSL</text:span></text:p>
            </draw:text-box>
          </draw:frame>
          <draw:frame draw:style-name="gr10" draw:text-style-name="P10" draw:layer="layout" svg:width="0.4cm" svg:height="0.34cm" svg:x="13.8cm" svg:y="9.381cm">
            <draw:text-box>
              <text:p><text:span text:style-name="T3">WSR</text:span></text:p>
            </draw:text-box>
          </draw:frame>
          <draw:frame draw:style-name="gr10" draw:text-style-name="P10" draw:layer="layout" svg:width="0.4cm" svg:height="0.34cm" svg:x="14.2cm" svg:y="9.381cm">
            <draw:text-box>
              <text:p><text:span text:style-name="T3">GND</text:span></text:p>
            </draw:text-box>
          </draw:frame>
          <draw:frame draw:style-name="gr10" draw:text-style-name="P10" draw:layer="layout" svg:width="0.4cm" svg:height="0.34cm" svg:x="14.6cm" svg:y="9.381cm">
            <draw:text-box>
              <text:p><text:span text:style-name="T3">WRL</text:span></text:p>
            </draw:text-box>
          </draw:frame>
          <draw:frame draw:style-name="gr10" draw:text-style-name="P10" draw:layer="layout" svg:width="0.4cm" svg:height="0.34cm" svg:x="15cm" svg:y="9.381cm">
            <draw:text-box>
              <text:p><text:span text:style-name="T3">WRR</text:span></text:p>
            </draw:text-box>
          </draw:frame>
          <draw:frame draw:style-name="gr10" draw:text-style-name="P10" draw:layer="layout" svg:width="0.4cm" svg:height="0.34cm" svg:x="14.2cm" svg:y="8.481cm">
            <draw:text-box>
              <text:p><text:span text:style-name="T3">VCC</text:span></text:p>
            </draw:text-box>
          </draw:frame>
          <draw:frame draw:style-name="gr10" draw:text-style-name="P10" draw:layer="layout" svg:width="0.4cm" svg:height="0.34cm" svg:x="14.6cm" svg:y="8.481cm">
            <draw:text-box>
              <text:p><text:span text:style-name="T3">WRM</text:span></text:p>
            </draw:text-box>
          </draw:frame>
          <draw:frame draw:style-name="gr10" draw:text-style-name="P10" draw:layer="layout" svg:width="0.3cm" svg:height="0.34cm" svg:x="13.85cm" svg:y="8.481cm">
            <draw:text-box>
              <text:p><text:span text:style-name="T3">NC</text:span></text:p>
            </draw:text-box>
          </draw:frame>
          <draw:frame draw:style-name="gr10" draw:text-style-name="P10" draw:layer="layout" svg:width="0.3cm" svg:height="0.34cm" svg:x="15.05cm" svg:y="8.481cm">
            <draw:text-box>
              <text:p><text:span text:style-name="T3">NC</text:span></text:p>
            </draw:text-box>
          </draw:frame>
        </draw:g>
        <draw:rect draw:style-name="gr13" draw:text-style-name="P13" draw:layer="layout" svg:width="6.4cm" svg:height="5.399cm" svg:x="10cm" svg:y="7.602cm">
          <text:p/>
        </draw:rect>
        <draw:rect draw:style-name="gr4" draw:text-style-name="P4" draw:layer="layout" svg:width="1.4cm" svg:height="2.4cm" draw:transform="rotate (-1.5707963267949) translate (12.8cm 8.401cm)">
          <text:p/>
        </draw:rect>
        <draw:rect draw:style-name="gr5" draw:text-style-name="P5" draw:layer="layout" svg:width="1.2cm" svg:height="2.2cm" draw:transform="rotate (-1.5707963267949) translate (12.7cm 8.501cm)">
          <text:p/>
        </draw:rect>
        <draw:rect draw:style-name="gr6" draw:text-style-name="P6" draw:layer="layout" svg:width="0.1cm" svg:height="0.8cm" draw:transform="rotate (-1.5707963267949) translate (12cm 9.701cm)">
          <text:p/>
        </draw:rect>
        <draw:circle draw:style-name="gr7" draw:text-style-name="P7" draw:layer="layout" svg:width="0.2cm" svg:height="0.2cm" draw:transform="rotate (-1.5707963267949) translate (11.7cm 9.201cm)">
          <text:p/>
        </draw:circle>
        <draw:circle draw:style-name="gr7" draw:text-style-name="P7" draw:layer="layout" svg:width="0.2cm" svg:height="0.2cm" draw:transform="rotate (-1.5707963267949) translate (11.7cm 9.201cm)">
          <text:p/>
        </draw:circle>
        <draw:circle draw:style-name="gr7" draw:text-style-name="P7" draw:layer="layout" svg:width="0.2cm" svg:height="0.2cm" draw:transform="rotate (-1.5707963267949) translate (12.1cm 9.201cm)">
          <text:p/>
        </draw:circle>
        <draw:circle draw:style-name="gr7" draw:text-style-name="P7" draw:layer="layout" svg:width="0.2cm" svg:height="0.2cm" draw:transform="rotate (-1.5707963267949) translate (11.3cm 9.201cm)">
          <text:p/>
        </draw:circle>
        <draw:frame draw:style-name="gr9" draw:text-style-name="P9" draw:layer="layout" svg:width="0.294cm" svg:height="0.519cm" svg:x="10.506cm" svg:y="9.201cm">
          <draw:text-box>
            <text:p><text:span text:style-name="T2">1</text:span></text:p>
          </draw:text-box>
        </draw:frame>
        <draw:frame draw:style-name="gr10" draw:text-style-name="P10" draw:layer="layout" svg:width="0.4cm" svg:height="0.34cm" svg:x="11.8cm" svg:y="9.381cm">
          <draw:text-box>
            <text:p><text:span text:style-name="T3">WML</text:span></text:p>
          </draw:text-box>
        </draw:frame>
        <draw:frame draw:style-name="gr10" draw:text-style-name="P10" draw:layer="layout" svg:width="0.3cm" svg:height="0.34cm" svg:x="11.45cm" svg:y="9.381cm">
          <draw:text-box>
            <text:p><text:span text:style-name="T3">V-</text:span></text:p>
          </draw:text-box>
        </draw:frame>
        <draw:frame draw:style-name="gr10" draw:text-style-name="P10" draw:layer="layout" svg:width="0.3cm" svg:height="0.34cm" svg:x="11.05cm" svg:y="9.381cm">
          <draw:text-box>
            <text:p><text:span text:style-name="T3">WL</text:span></text:p>
          </draw:text-box>
        </draw:frame>
        <draw:frame draw:style-name="gr9" draw:text-style-name="P9" draw:layer="layout" svg:width="0.294cm" svg:height="0.519cm" svg:x="10.506cm" svg:y="8.502cm">
          <draw:text-box>
            <text:p><text:span text:style-name="T2">2</text:span></text:p>
          </draw:text-box>
        </draw:frame>
        <draw:circle draw:style-name="gr7" draw:text-style-name="P7" draw:layer="layout" svg:width="0.2cm" svg:height="0.2cm" draw:transform="rotate (-1.5707963267949) translate (11.7cm 8.801cm)">
          <text:p/>
        </draw:circle>
        <draw:circle draw:style-name="gr7" draw:text-style-name="P7" draw:layer="layout" svg:width="0.2cm" svg:height="0.2cm" draw:transform="rotate (-1.5707963267949) translate (12.1cm 8.801cm)">
          <text:p/>
        </draw:circle>
        <draw:circle draw:style-name="gr7" draw:text-style-name="P7" draw:layer="layout" svg:width="0.2cm" svg:height="0.2cm" draw:transform="rotate (-1.5707963267949) translate (11.3cm 8.801cm)">
          <text:p/>
        </draw:circle>
        <draw:polyline draw:style-name="gr14" draw:text-style-name="P14" draw:layer="layout" svg:width="4.499cm" svg:height="0.099cm" svg:x="10.6cm" svg:y="11.401cm" svg:viewBox="0 0 4500 100" draw:points="4500,100 2700,100 2600,0 2500,100 0,100">
          <text:p/>
        </draw:polyline>
        <draw:polyline draw:style-name="gr15" draw:text-style-name="P14" draw:layer="layout" svg:width="4.499cm" svg:height="0.199cm" svg:x="10.6cm" svg:y="11.001cm" svg:viewBox="0 0 4500 200" draw:points="4500,200 3100,200 3000,0 2900,200 0,200">
          <text:p/>
        </draw:polyline>
        <draw:polyline draw:style-name="gr16" draw:text-style-name="P14" draw:layer="layout" svg:width="4.499cm" svg:height="0.099cm" svg:x="10.6cm" svg:y="11.001cm" svg:viewBox="0 0 4500 100" draw:points="4500,100 2700,100 2600,0 2500,100 0,100">
          <text:p/>
        </draw:polyline>
        <draw:frame draw:style-name="gr2" draw:text-style-name="P15" draw:layer="layout" svg:width="0.5cm" svg:height="0.5cm" svg:x="15.2cm" svg:y="10.851cm">
          <draw:text-box>
            <text:p text:style-name="P2"><text:span text:style-name="T4">V+</text:span></text:p>
          </draw:text-box>
        </draw:frame>
        <draw:frame draw:style-name="gr2" draw:text-style-name="P15" draw:layer="layout" svg:width="1cm" svg:height="0.5cm" svg:x="15.2cm" svg:y="11.301cm">
          <draw:text-box>
            <text:p text:style-name="P2"><text:span text:style-name="T4">V-/0V</text:span></text:p>
          </draw:text-box>
        </draw:frame>
        <draw:frame draw:style-name="gr2" draw:text-style-name="P15" draw:layer="layout" svg:width="0.5cm" svg:height="0.5cm" svg:x="15.2cm" svg:y="11.751cm">
          <draw:text-box>
            <text:p text:style-name="P2"><text:span text:style-name="T4">5V</text:span></text:p>
          </draw:text-box>
        </draw:frame>
        <draw:frame draw:style-name="gr2" draw:text-style-name="P17" draw:layer="layout" svg:width="2.5cm" svg:height="0.4cm" svg:x="10.1cm" svg:y="12.501cm">
          <draw:text-box>
            <text:p text:style-name="P16"><text:span text:style-name="T4">RW_5V_W3_STRG_V.</text:span></text:p>
          </draw:text-box>
        </draw:frame>
        <draw:line draw:style-name="gr17" draw:text-style-name="P14" draw:layer="layout" svg:x1="13.196cm" svg:y1="2.706cm" svg:x2="13.9cm" svg:y2="2.701cm">
          <text:p/>
        </draw:line>
        <draw:line draw:style-name="gr18" draw:text-style-name="P14" draw:layer="layout" svg:x1="13.9cm" svg:y1="3.001cm" svg:x2="13.196cm" svg:y2="3.006cm">
          <text:p/>
        </draw:line>
        <draw:line draw:style-name="gr19" draw:text-style-name="P14" draw:layer="layout" svg:x1="13.193cm" svg:y1="2.404cm" svg:x2="13.9cm" svg:y2="2.401cm">
          <text:p/>
        </draw:line>
        <draw:line draw:style-name="gr20" draw:text-style-name="P14" draw:layer="layout" svg:x1="13.9cm" svg:y1="2.101cm" svg:x2="13.196cm" svg:y2="2.106cm">
          <text:p/>
        </draw:line>
        <draw:frame draw:style-name="gr42" draw:text-style-name="P33" draw:layer="layout" svg:width="0.9cm" svg:height="0.7cm" svg:x="10.1cm" svg:y="4.101cm">
          <draw:text-box>
            <text:p><text:span text:style-name="T14">Dreiweg-</text:span></text:p>
            <text:p><text:span text:style-name="T14">Weiche</text:span></text:p>
          </draw:text-box>
        </draw:frame>
        <draw:polyline draw:style-name="gr31" draw:text-style-name="P14" draw:layer="layout" svg:width="1.199cm" svg:height="3.999cm" svg:x="11.2cm" svg:y="4.801cm" svg:viewBox="0 0 1200 4000" draw:points="200,400 200,0 1200,0 1200,2400 0,2400 0,4000">
          <text:p/>
        </draw:polyline>
        <draw:polyline draw:style-name="gr21" draw:text-style-name="P14" draw:layer="layout" svg:width="0.199cm" svg:height="3.199cm" svg:x="11cm" svg:y="6.101cm" svg:viewBox="0 0 200 3200" draw:points="0,0 0,3000 200,3200">
          <text:p/>
        </draw:polyline>
        <draw:polyline draw:style-name="gr22" draw:text-style-name="P14" draw:layer="layout" svg:width="0.399cm" svg:height="3.099cm" svg:x="11.2cm" svg:y="6.201cm" svg:viewBox="0 0 400 3100" draw:points="0,0 0,700 200,700 200,2900 400,3100">
          <text:p/>
        </draw:polyline>
        <draw:polyline draw:style-name="gr15" draw:text-style-name="P14" draw:layer="layout" svg:width="0.599cm" svg:height="2.999cm" svg:x="11.4cm" svg:y="6.301cm" svg:viewBox="0 0 600 3000" draw:points="0,0 0,500 400,500 400,2800 600,3000">
          <text:p/>
        </draw:polyline>
        <draw:line draw:style-name="gr17" draw:text-style-name="P14" draw:layer="layout" svg:x1="9.995cm" svg:y1="2.706cm" svg:x2="10.695cm" svg:y2="2.706cm">
          <text:p/>
        </draw:line>
        <draw:line draw:style-name="gr18" draw:text-style-name="P14" draw:layer="layout" svg:x1="10.692cm" svg:y1="3.004cm" svg:x2="9.995cm" svg:y2="3.006cm">
          <text:p/>
        </draw:line>
        <draw:line draw:style-name="gr23" draw:text-style-name="P14" draw:layer="layout" svg:x1="10.895cm" svg:y1="3.106cm" svg:x2="10.895cm" svg:y2="3.306cm">
          <text:p/>
        </draw:line>
        <draw:line draw:style-name="gr23" draw:text-style-name="P14" draw:layer="layout" svg:x1="11.2cm" svg:y1="3.101cm" svg:x2="11.2cm" svg:y2="3.301cm">
          <text:p/>
        </draw:line>
        <draw:line draw:style-name="gr23" draw:text-style-name="P14" draw:layer="layout" svg:x1="11.495cm" svg:y1="3.106cm" svg:x2="11.495cm" svg:y2="3.306cm">
          <text:p/>
        </draw:line>
        <draw:line draw:style-name="gr23" draw:text-style-name="P14" draw:layer="layout" svg:x1="11.795cm" svg:y1="3.106cm" svg:x2="11.795cm" svg:y2="3.306cm">
          <text:p/>
        </draw:line>
        <draw:frame draw:style-name="gr24" draw:text-style-name="P18" draw:layer="layout" svg:width="1.9cm" svg:height="0.35cm" svg:x="11cm" svg:y="2.056cm">
          <draw:text-box>
            <text:p><text:span text:style-name="T5">PCF8574-Board</text:span></text:p>
          </draw:text-box>
        </draw:frame>
        <draw:frame draw:style-name="gr25" draw:text-style-name="P19" draw:layer="layout" svg:width="0.24cm" svg:height="0.27cm" svg:x="11.08cm" svg:y="2.801cm">
          <draw:text-box>
            <text:p><text:span text:style-name="T6">P6</text:span></text:p>
          </draw:text-box>
        </draw:frame>
        <draw:line draw:style-name="gr23" draw:text-style-name="P14" draw:layer="layout" svg:x1="12.095cm" svg:y1="3.106cm" svg:x2="12.095cm" svg:y2="3.306cm">
          <text:p/>
        </draw:line>
        <draw:line draw:style-name="gr23" draw:text-style-name="P14" draw:layer="layout" svg:x1="12.395cm" svg:y1="3.106cm" svg:x2="12.395cm" svg:y2="3.306cm">
          <text:p/>
        </draw:line>
        <draw:line draw:style-name="gr23" draw:text-style-name="P14" draw:layer="layout" svg:x1="12.695cm" svg:y1="3.106cm" svg:x2="12.695cm" svg:y2="3.306cm">
          <text:p/>
        </draw:line>
        <draw:line draw:style-name="gr23" draw:text-style-name="P14" draw:layer="layout" svg:x1="12.995cm" svg:y1="3.106cm" svg:x2="12.995cm" svg:y2="3.306cm">
          <text:p/>
        </draw:line>
        <draw:frame draw:style-name="gr26" draw:text-style-name="P18" draw:layer="layout" svg:width="1.5cm" svg:height="0.35cm" svg:x="11.2cm" svg:y="2.451cm">
          <draw:text-box>
            <text:p><text:span text:style-name="T5">OUT: 0x40</text:span></text:p>
          </draw:text-box>
        </draw:frame>
        <draw:polyline draw:style-name="gr27" draw:text-style-name="P14" draw:layer="layout" svg:width="2.099cm" svg:height="0.399cm" svg:x="10.9cm" svg:y="2.001cm" svg:viewBox="0 0 2100 400" draw:points="2100,0 2100,400 0,400 0,0">
          <text:p/>
        </draw:polyline>
        <draw:frame draw:style-name="gr28" draw:text-style-name="P20" draw:layer="layout" svg:width="0.5cm" svg:height="0.3cm" svg:x="13.295cm" svg:y="2.146cm">
          <draw:text-box>
            <text:p><text:span text:style-name="T7">GND</text:span></text:p>
          </draw:text-box>
        </draw:frame>
        <draw:line draw:style-name="gr17" draw:text-style-name="P14" draw:layer="layout" svg:x1="16.395cm" svg:y1="2.706cm" svg:x2="17.095cm" svg:y2="2.706cm">
          <text:p/>
        </draw:line>
        <draw:line draw:style-name="gr18" draw:text-style-name="P14" draw:layer="layout" svg:x1="17.095cm" svg:y1="3.006cm" svg:x2="16.395cm" svg:y2="3.006cm">
          <text:p/>
        </draw:line>
        <draw:line draw:style-name="gr19" draw:text-style-name="P14" draw:layer="layout" svg:x1="16.392cm" svg:y1="2.404cm" svg:x2="17.095cm" svg:y2="2.406cm">
          <text:p/>
        </draw:line>
        <draw:line draw:style-name="gr20" draw:text-style-name="P14" draw:layer="layout" svg:x1="17.095cm" svg:y1="2.106cm" svg:x2="16.395cm" svg:y2="2.106cm">
          <text:p/>
        </draw:line>
        <draw:frame draw:style-name="gr28" draw:text-style-name="P21" draw:layer="layout" svg:width="0.4cm" svg:height="0.3cm" svg:x="13.295cm" svg:y="1.846cm">
          <draw:text-box>
            <text:p><text:span text:style-name="T8">+5V</text:span></text:p>
          </draw:text-box>
        </draw:frame>
        <draw:frame draw:style-name="gr28" draw:text-style-name="P20" draw:layer="layout" svg:width="0.5cm" svg:height="0.3cm" svg:x="16.495cm" svg:y="2.146cm">
          <draw:text-box>
            <text:p><text:span text:style-name="T7">GND</text:span></text:p>
          </draw:text-box>
        </draw:frame>
        <draw:frame draw:style-name="gr28" draw:text-style-name="P22" draw:layer="layout" svg:width="0.5cm" svg:height="0.26cm" svg:x="16.495cm" svg:y="2.756cm">
          <draw:text-box>
            <text:p><text:span text:style-name="T9">SCL</text:span></text:p>
          </draw:text-box>
        </draw:frame>
        <draw:frame draw:style-name="gr28" draw:text-style-name="P23" draw:layer="layout" svg:width="0.5cm" svg:height="0.24cm" svg:x="16.495cm" svg:y="2.476cm">
          <draw:text-box>
            <text:p><text:span text:style-name="T10">SDA</text:span></text:p>
          </draw:text-box>
        </draw:frame>
        <draw:frame draw:style-name="gr28" draw:text-style-name="P21" draw:layer="layout" svg:width="0.4cm" svg:height="0.3cm" svg:x="16.495cm" svg:y="1.846cm">
          <draw:text-box>
            <text:p><text:span text:style-name="T8">+5V</text:span></text:p>
          </draw:text-box>
        </draw:frame>
        <draw:rect draw:style-name="gr29" draw:text-style-name="P13" draw:layer="layout" svg:width="2.5cm" svg:height="1.1cm" svg:x="10.7cm" svg:y="2.006cm">
          <text:p/>
        </draw:rect>
        <draw:frame draw:style-name="gr28" draw:text-style-name="P22" draw:layer="layout" svg:width="0.5cm" svg:height="0.28cm" svg:x="10.102cm" svg:y="2.766cm">
          <draw:text-box>
            <text:p><text:span text:style-name="T9">SCL</text:span></text:p>
          </draw:text-box>
        </draw:frame>
        <draw:frame draw:style-name="gr28" draw:text-style-name="P23" draw:layer="layout" svg:width="0.5cm" svg:height="0.28cm" svg:x="10.102cm" svg:y="2.463cm">
          <draw:text-box>
            <text:p><text:span text:style-name="T10">SDA</text:span></text:p>
          </draw:text-box>
        </draw:frame>
        <draw:line draw:style-name="gr19" draw:text-style-name="P14" draw:layer="layout" svg:x1="9.995cm" svg:y1="2.406cm" svg:x2="10.695cm" svg:y2="2.406cm">
          <text:p/>
        </draw:line>
        <draw:line draw:style-name="gr20" draw:text-style-name="P14" draw:layer="layout" svg:x1="10.695cm" svg:y1="2.106cm" svg:x2="9.995cm" svg:y2="2.106cm">
          <text:p/>
        </draw:line>
        <draw:frame draw:style-name="gr28" draw:text-style-name="P20" draw:layer="layout" svg:width="0.5cm" svg:height="0.3cm" svg:x="10.095cm" svg:y="2.146cm">
          <draw:text-box>
            <text:p><text:span text:style-name="T7">GND</text:span></text:p>
          </draw:text-box>
        </draw:frame>
        <draw:frame draw:style-name="gr28" draw:text-style-name="P21" draw:layer="layout" svg:width="0.4cm" svg:height="0.3cm" svg:x="10.095cm" svg:y="1.846cm">
          <draw:text-box>
            <text:p><text:span text:style-name="T8">+5V</text:span></text:p>
          </draw:text-box>
        </draw:frame>
        <draw:frame draw:style-name="gr28" draw:text-style-name="P23" draw:layer="layout" svg:width="0.5cm" svg:height="0.28cm" svg:x="13.302cm" svg:y="2.463cm">
          <draw:text-box>
            <text:p><text:span text:style-name="T10">SDA</text:span></text:p>
          </draw:text-box>
        </draw:frame>
        <draw:frame draw:style-name="gr28" draw:text-style-name="P22" draw:layer="layout" svg:width="0.5cm" svg:height="0.28cm" svg:x="13.302cm" svg:y="2.766cm">
          <draw:text-box>
            <text:p><text:span text:style-name="T9">SCL</text:span></text:p>
          </draw:text-box>
        </draw:frame>
        <draw:polyline draw:style-name="gr30" draw:text-style-name="P14" draw:layer="layout" svg:width="0.899cm" svg:height="5.599cm" svg:x="12.7cm" svg:y="3.301cm" svg:viewBox="0 0 900 5600" draw:points="0,0 0,900 900,900 900,5600">
          <text:p/>
        </draw:polyline>
        <draw:polyline draw:style-name="gr30" draw:text-style-name="P14" draw:layer="layout" svg:width="1.599cm" svg:height="5.999cm" svg:x="14.6cm" svg:y="3.301cm" svg:viewBox="0 0 1600 6000" draw:points="1600,0 1600,700 0,700 0,5800 200,6000">
          <text:p/>
        </draw:polyline>
        <draw:polyline draw:style-name="gr30" draw:text-style-name="P14" draw:layer="layout" svg:width="0.599cm" svg:height="5.999cm" svg:x="13cm" svg:y="3.301cm" svg:viewBox="0 0 600 6000" draw:points="0,0 0,1100 400,1100 400,5800 600,6000">
          <text:p/>
        </draw:polyline>
        <draw:polyline draw:style-name="gr30" draw:text-style-name="P14" draw:layer="layout" svg:width="1.099cm" svg:height="5.599cm" svg:x="14.8cm" svg:y="3.301cm" svg:viewBox="0 0 1100 5600" draw:points="1100,0 1100,900 0,900 0,5600">
          <text:p/>
        </draw:polyline>
        <draw:polyline draw:style-name="gr30" draw:text-style-name="P14" draw:layer="layout" svg:width="0.599cm" svg:height="5.999cm" svg:x="15cm" svg:y="3.301cm" svg:viewBox="0 0 600 6000" draw:points="600,0 600,1100 0,1100 0,5800 200,6000">
          <text:p/>
        </draw:polyline>
        <draw:frame draw:style-name="gr10" draw:text-style-name="P10" draw:layer="layout" svg:width="0.5cm" svg:height="0.3cm" draw:transform="rotate (1.5707963267949) translate (12.72cm 3.801cm)">
          <draw:text-box>
            <text:p><text:span text:style-name="T3">WSL</text:span></text:p>
          </draw:text-box>
        </draw:frame>
        <draw:polygon draw:style-name="gr43" draw:text-style-name="P6" draw:layer="layout" svg:width="1.999cm" svg:height="0.855cm" svg:x="10.1cm" svg:y="5.622cm" svg:viewBox="0 0 2000 856" draw:points="0,0 2000,0 2000,368 1579,368 2000,489 1895,856 700,399 0,368">
          <text:p/>
        </draw:polygon>
        <draw:polygon draw:style-name="gr44" draw:text-style-name="P34" draw:layer="layout" svg:width="1.999cm" svg:height="0.842cm" svg:x="10.1cm" svg:y="5.165cm" svg:viewBox="0 0 2000 843" draw:points="0,843 2000,843 2000,482 1579,482 2000,362 1895,0 632,482 0,482">
          <text:p/>
        </draw:polygon>
        <draw:polygon draw:style-name="gr43" draw:text-style-name="P6" draw:layer="layout" svg:width="1.999cm" svg:height="0.855cm" svg:x="10.1cm" svg:y="5.142cm" svg:viewBox="0 0 2000 856" draw:points="0,856 2000,856 2000,489 1579,489 2000,367 1895,0 632,489 0,489">
          <text:p/>
        </draw:polygon>
        <draw:polyline draw:style-name="gr45" draw:text-style-name="P2" draw:layer="layout" svg:width="0.947cm" svg:height="0.361cm" svg:x="10.731cm" svg:y="5.647cm" svg:viewBox="0 0 948 362" draw:points="0,0 948,0 0,362">
          <text:p/>
        </draw:polyline>
        <draw:polyline draw:style-name="gr45" draw:text-style-name="P2" draw:layer="layout" svg:width="1.068cm" svg:height="0.373cm" svg:x="10.731cm" svg:y="5.647cm" svg:viewBox="0 0 1069 374" draw:points="0,362 1069,374 0,0">
          <text:p/>
        </draw:polyline>
        <draw:g draw:style-name="gr3">
          <draw:polygon draw:style-name="gr46" draw:text-style-name="P4" draw:layer="layout" svg:width="1.199cm" svg:height="0.599cm" svg:x="10.6cm" svg:y="5.901cm" svg:viewBox="0 0 1200 600" draw:points="1200,469 1165,600 786,521 334,343 0,100 27,0">
            <text:p/>
          </draw:polygon>
          <draw:rect draw:style-name="gr47" draw:text-style-name="P35" draw:layer="layout" svg:width="0.279cm" svg:height="0.089cm" draw:transform="skewX (-0.134041286553165) rotate (-0.373849525777185) translate (11.425cm 6.276cm)">
            <text:p/>
          </draw:rect>
        </draw:g>
        <draw:frame draw:style-name="gr42" draw:text-style-name="P33" draw:layer="layout" svg:width="0.8cm" svg:height="0.5cm" svg:x="10cm" svg:y="4.901cm">
          <draw:text-box>
            <text:p><text:span text:style-name="T14">WR (!)</text:span></text:p>
          </draw:text-box>
        </draw:frame>
        <draw:frame draw:style-name="gr42" draw:text-style-name="P33" draw:layer="layout" svg:width="0.8cm" svg:height="0.5cm" svg:x="10cm" svg:y="6.101cm">
          <draw:text-box>
            <text:p><text:span text:style-name="T14">WL (!)</text:span></text:p>
          </draw:text-box>
        </draw:frame>
        <draw:polyline draw:style-name="gr14" draw:text-style-name="P14" draw:layer="layout" svg:width="1.299cm" svg:height="4.199cm" svg:x="11.2cm" svg:y="4.701cm" svg:viewBox="0 0 1300 4200" draw:points="0,500 0,0 1300,0 1300,2600 400,2600 400,4200">
          <text:p/>
        </draw:polyline>
        <draw:polyline draw:style-name="gr16" draw:text-style-name="P14" draw:layer="layout" svg:width="1.599cm" svg:height="4.299cm" svg:x="11cm" svg:y="4.601cm" svg:viewBox="0 0 1600 4300" draw:points="0,700 0,0 1600,0 1600,2800 1000,2800 1000,4300">
          <text:p/>
        </draw:polyline>
        <draw:g draw:style-name="gr3">
          <draw:polygon draw:style-name="gr46" draw:text-style-name="P4" draw:layer="layout" svg:width="1.199cm" svg:height="0.599cm" svg:x="10.6cm" svg:y="5.101cm" svg:viewBox="0 0 1200 600" draw:points="42,600 0,460 336,238 781,46 1168,0 1200,106">
            <text:p/>
          </draw:polygon>
          <draw:rect draw:style-name="gr47" draw:text-style-name="P35" draw:layer="layout" svg:width="0.279cm" svg:height="0.095cm" draw:transform="skewX (0.0944223125328934) rotate (-2.7405159914815) translate (10.983cm 5.496cm)">
            <text:p/>
          </draw:rect>
        </draw:g>
        <draw:polyline draw:style-name="gr30" draw:text-style-name="P14" draw:layer="layout" svg:width="1.599cm" svg:height="5.999cm" svg:x="12.4cm" svg:y="3.301cm" svg:viewBox="0 0 1600 6000" draw:points="0,0 0,700 1400,700 1400,5800 1600,6000">
          <text:p/>
        </draw:polyline>
        <draw:frame draw:style-name="gr25" draw:text-style-name="P19" draw:layer="layout" svg:width="0.24cm" svg:height="0.27cm" svg:x="10.78cm" svg:y="2.801cm">
          <draw:text-box>
            <text:p><text:span text:style-name="T6">P7</text:span></text:p>
          </draw:text-box>
        </draw:frame>
        <draw:frame draw:style-name="gr25" draw:text-style-name="P19" draw:layer="layout" svg:width="0.24cm" svg:height="0.27cm" svg:x="11.38cm" svg:y="2.801cm">
          <draw:text-box>
            <text:p><text:span text:style-name="T6">P5</text:span></text:p>
          </draw:text-box>
        </draw:frame>
        <draw:frame draw:style-name="gr25" draw:text-style-name="P19" draw:layer="layout" svg:width="0.24cm" svg:height="0.27cm" svg:x="11.68cm" svg:y="2.801cm">
          <draw:text-box>
            <text:p><text:span text:style-name="T6">P4</text:span></text:p>
          </draw:text-box>
        </draw:frame>
        <draw:frame draw:style-name="gr25" draw:text-style-name="P19" draw:layer="layout" svg:width="0.24cm" svg:height="0.27cm" svg:x="11.98cm" svg:y="2.801cm">
          <draw:text-box>
            <text:p><text:span text:style-name="T6">P3</text:span></text:p>
          </draw:text-box>
        </draw:frame>
        <draw:frame draw:style-name="gr25" draw:text-style-name="P19" draw:layer="layout" svg:width="0.24cm" svg:height="0.27cm" svg:x="12.28cm" svg:y="2.801cm">
          <draw:text-box>
            <text:p><text:span text:style-name="T6">P2</text:span></text:p>
          </draw:text-box>
        </draw:frame>
        <draw:frame draw:style-name="gr25" draw:text-style-name="P19" draw:layer="layout" svg:width="0.24cm" svg:height="0.27cm" svg:x="12.58cm" svg:y="2.801cm">
          <draw:text-box>
            <text:p><text:span text:style-name="T6">P1</text:span></text:p>
          </draw:text-box>
        </draw:frame>
        <draw:frame draw:style-name="gr25" draw:text-style-name="P19" draw:layer="layout" svg:width="0.24cm" svg:height="0.27cm" svg:x="12.88cm" svg:y="2.801cm">
          <draw:text-box>
            <text:p><text:span text:style-name="T6">P0</text:span></text:p>
          </draw:text-box>
        </draw:frame>
        <draw:frame draw:style-name="gr10" draw:text-style-name="P10" draw:layer="layout" svg:width="0.3cm" svg:height="0.34cm" svg:x="11.05cm" svg:y="8.481cm">
          <draw:text-box>
            <text:p><text:span text:style-name="T3">WR</text:span></text:p>
          </draw:text-box>
        </draw:frame>
        <draw:frame draw:style-name="gr10" draw:text-style-name="P10" draw:layer="layout" svg:width="0.3cm" svg:height="0.34cm" svg:x="11.45cm" svg:y="8.481cm">
          <draw:text-box>
            <text:p><text:span text:style-name="T3">V-</text:span></text:p>
          </draw:text-box>
        </draw:frame>
        <draw:frame draw:style-name="gr10" draw:text-style-name="P10" draw:layer="layout" svg:width="0.4cm" svg:height="0.34cm" svg:x="11.8cm" svg:y="8.481cm">
          <draw:text-box>
            <text:p><text:span text:style-name="T3">WMR</text:span></text:p>
          </draw:text-box>
        </draw:frame>
        <draw:frame draw:style-name="gr10" draw:text-style-name="P10" draw:layer="layout" svg:width="0.5cm" svg:height="0.3cm" draw:transform="rotate (1.5707963267949) translate (12.42cm 3.801cm)">
          <draw:text-box>
            <text:p><text:span text:style-name="T3">WSM</text:span></text:p>
          </draw:text-box>
        </draw:frame>
        <draw:frame draw:style-name="gr10" draw:text-style-name="P10" draw:layer="layout" svg:width="0.5cm" svg:height="0.3cm" draw:transform="rotate (1.5707963267949) translate (12.12cm 3.801cm)">
          <draw:text-box>
            <text:p><text:span text:style-name="T3">WSR</text:span></text:p>
          </draw:text-box>
        </draw:frame>
        <draw:line draw:style-name="gr23" draw:text-style-name="P14" draw:layer="layout" svg:x1="14.095cm" svg:y1="3.106cm" svg:x2="14.095cm" svg:y2="3.306cm">
          <text:p/>
        </draw:line>
        <draw:line draw:style-name="gr23" draw:text-style-name="P14" draw:layer="layout" svg:x1="14.4cm" svg:y1="3.101cm" svg:x2="14.4cm" svg:y2="3.301cm">
          <text:p/>
        </draw:line>
        <draw:line draw:style-name="gr23" draw:text-style-name="P14" draw:layer="layout" svg:x1="14.695cm" svg:y1="3.106cm" svg:x2="14.695cm" svg:y2="3.306cm">
          <text:p/>
        </draw:line>
        <draw:line draw:style-name="gr23" draw:text-style-name="P14" draw:layer="layout" svg:x1="14.995cm" svg:y1="3.106cm" svg:x2="14.995cm" svg:y2="3.306cm">
          <text:p/>
        </draw:line>
        <draw:frame draw:style-name="gr24" draw:text-style-name="P18" draw:layer="layout" svg:width="1.9cm" svg:height="0.35cm" svg:x="14.2cm" svg:y="2.056cm">
          <draw:text-box>
            <text:p><text:span text:style-name="T5">PCF8574-Board</text:span></text:p>
          </draw:text-box>
        </draw:frame>
        <draw:frame draw:style-name="gr25" draw:text-style-name="P19" draw:layer="layout" svg:width="0.24cm" svg:height="0.27cm" svg:x="14.28cm" svg:y="2.801cm">
          <draw:text-box>
            <text:p><text:span text:style-name="T6">P6</text:span></text:p>
          </draw:text-box>
        </draw:frame>
        <draw:line draw:style-name="gr23" draw:text-style-name="P14" draw:layer="layout" svg:x1="15.295cm" svg:y1="3.106cm" svg:x2="15.295cm" svg:y2="3.306cm">
          <text:p/>
        </draw:line>
        <draw:line draw:style-name="gr23" draw:text-style-name="P14" draw:layer="layout" svg:x1="15.595cm" svg:y1="3.106cm" svg:x2="15.595cm" svg:y2="3.306cm">
          <text:p/>
        </draw:line>
        <draw:line draw:style-name="gr23" draw:text-style-name="P14" draw:layer="layout" svg:x1="15.895cm" svg:y1="3.106cm" svg:x2="15.895cm" svg:y2="3.306cm">
          <text:p/>
        </draw:line>
        <draw:line draw:style-name="gr23" draw:text-style-name="P14" draw:layer="layout" svg:x1="16.195cm" svg:y1="3.106cm" svg:x2="16.195cm" svg:y2="3.306cm">
          <text:p/>
        </draw:line>
        <draw:frame draw:style-name="gr26" draw:text-style-name="P18" draw:layer="layout" svg:width="1.3cm" svg:height="0.35cm" svg:x="14.5cm" svg:y="2.451cm">
          <draw:text-box>
            <text:p><text:span text:style-name="T5">IN: 0x41</text:span></text:p>
          </draw:text-box>
        </draw:frame>
        <draw:polyline draw:style-name="gr27" draw:text-style-name="P14" draw:layer="layout" svg:width="2.099cm" svg:height="0.399cm" svg:x="14.1cm" svg:y="2.001cm" svg:viewBox="0 0 2100 400" draw:points="2100,0 2100,400 0,400 0,0">
          <text:p/>
        </draw:polyline>
        <draw:rect draw:style-name="gr29" draw:text-style-name="P13" draw:layer="layout" svg:width="2.5cm" svg:height="1.1cm" svg:x="13.9cm" svg:y="2.006cm">
          <text:p/>
        </draw:rect>
        <draw:frame draw:style-name="gr25" draw:text-style-name="P19" draw:layer="layout" svg:width="0.24cm" svg:height="0.27cm" svg:x="13.98cm" svg:y="2.801cm">
          <draw:text-box>
            <text:p><text:span text:style-name="T6">P7</text:span></text:p>
          </draw:text-box>
        </draw:frame>
        <draw:frame draw:style-name="gr25" draw:text-style-name="P19" draw:layer="layout" svg:width="0.24cm" svg:height="0.27cm" svg:x="14.58cm" svg:y="2.801cm">
          <draw:text-box>
            <text:p><text:span text:style-name="T6">P5</text:span></text:p>
          </draw:text-box>
        </draw:frame>
        <draw:frame draw:style-name="gr25" draw:text-style-name="P19" draw:layer="layout" svg:width="0.24cm" svg:height="0.27cm" svg:x="14.88cm" svg:y="2.801cm">
          <draw:text-box>
            <text:p><text:span text:style-name="T6">P4</text:span></text:p>
          </draw:text-box>
        </draw:frame>
        <draw:frame draw:style-name="gr25" draw:text-style-name="P19" draw:layer="layout" svg:width="0.24cm" svg:height="0.27cm" svg:x="15.18cm" svg:y="2.801cm">
          <draw:text-box>
            <text:p><text:span text:style-name="T6">P3</text:span></text:p>
          </draw:text-box>
        </draw:frame>
        <draw:frame draw:style-name="gr25" draw:text-style-name="P19" draw:layer="layout" svg:width="0.24cm" svg:height="0.27cm" svg:x="15.48cm" svg:y="2.801cm">
          <draw:text-box>
            <text:p><text:span text:style-name="T6">P2</text:span></text:p>
          </draw:text-box>
        </draw:frame>
        <draw:frame draw:style-name="gr25" draw:text-style-name="P19" draw:layer="layout" svg:width="0.24cm" svg:height="0.27cm" svg:x="15.78cm" svg:y="2.801cm">
          <draw:text-box>
            <text:p><text:span text:style-name="T6">P1</text:span></text:p>
          </draw:text-box>
        </draw:frame>
        <draw:frame draw:style-name="gr25" draw:text-style-name="P19" draw:layer="layout" svg:width="0.24cm" svg:height="0.27cm" svg:x="16.08cm" svg:y="2.801cm">
          <draw:text-box>
            <text:p><text:span text:style-name="T6">P0</text:span></text:p>
          </draw:text-box>
        </draw:frame>
        <draw:frame draw:style-name="gr10" draw:text-style-name="P10" draw:layer="layout" svg:width="0.5cm" svg:height="0.3cm" draw:transform="rotate (1.5707963267949) translate (15.92cm 3.801cm)">
          <draw:text-box>
            <text:p><text:span text:style-name="T3">WRL</text:span></text:p>
          </draw:text-box>
        </draw:frame>
        <draw:frame draw:style-name="gr10" draw:text-style-name="P10" draw:layer="layout" svg:width="0.5cm" svg:height="0.3cm" draw:transform="rotate (1.5707963267949) translate (15.62cm 3.801cm)">
          <draw:text-box>
            <text:p><text:span text:style-name="T3">WRM</text:span></text:p>
          </draw:text-box>
        </draw:frame>
        <draw:frame draw:style-name="gr10" draw:text-style-name="P10" draw:layer="layout" svg:width="0.5cm" svg:height="0.3cm" draw:transform="rotate (1.5707963267949) translate (15.32cm 3.801cm)">
          <draw:text-box>
            <text:p><text:span text:style-name="T3">WRR</text:span></text:p>
          </draw:text-box>
        </draw:frame>
        <draw:polyline draw:style-name="gr21" draw:text-style-name="P14" draw:layer="layout" svg:width="4.499cm" svg:height="0.199cm" svg:x="10.6cm" svg:y="11.801cm" svg:viewBox="0 0 4500 200" draw:points="4500,200 3100,200 3000,0 2900,200 0,200">
          <text:p/>
        </draw:polyline>
        <draw:polyline draw:style-name="gr31" draw:text-style-name="P14" draw:layer="layout" svg:width="4.499cm" svg:height="0.099cm" svg:x="10.6cm" svg:y="11.801cm" svg:viewBox="0 0 4500 100" draw:points="4500,100 2700,100 2600,0 2500,100 0,100">
          <text:p/>
        </draw:polyline>
        <draw:polyline draw:style-name="gr22" draw:text-style-name="P14" draw:layer="layout" svg:width="4.499cm" svg:height="0.199cm" svg:x="10.6cm" svg:y="11.401cm" svg:viewBox="0 0 4500 200" draw:points="4500,200 3100,200 3000,0 2900,200 0,200">
          <text:p/>
        </draw:polyline>
        <draw:polygon draw:style-name="gr41" draw:text-style-name="P31" draw:layer="layout" svg:width="0.099cm" svg:height="0.199cm" svg:x="14.55cm" svg:y="7.001cm" svg:viewBox="0 0 100 200" draw:points="0,200 50,0 100,200">
          <text:p/>
        </draw:polygon>
        <draw:polygon draw:style-name="gr41" draw:text-style-name="P31" draw:layer="layout" svg:width="0.099cm" svg:height="0.199cm" svg:x="14.75cm" svg:y="7.001cm" svg:viewBox="0 0 100 200" draw:points="0,200 50,0 100,200">
          <text:p/>
        </draw:polygon>
        <draw:polygon draw:style-name="gr41" draw:text-style-name="P31" draw:layer="layout" svg:width="0.099cm" svg:height="0.199cm" svg:x="14.95cm" svg:y="7.001cm" svg:viewBox="0 0 100 200" draw:points="0,200 50,0 100,200">
          <text:p/>
        </draw:polygon>
        <draw:polygon draw:style-name="gr41" draw:text-style-name="P31" draw:layer="layout" svg:width="0.099cm" svg:height="0.199cm" svg:x="13.35cm" svg:y="7.001cm" svg:viewBox="0 0 100 200" draw:points="0,0 50,200 100,0">
          <text:p/>
        </draw:polygon>
        <draw:polygon draw:style-name="gr41" draw:text-style-name="P31" draw:layer="layout" svg:width="0.099cm" svg:height="0.199cm" svg:x="13.55cm" svg:y="7.001cm" svg:viewBox="0 0 100 200" draw:points="0,0 50,200 100,0">
          <text:p/>
        </draw:polygon>
        <draw:polygon draw:style-name="gr41" draw:text-style-name="P31" draw:layer="layout" svg:width="0.099cm" svg:height="0.199cm" svg:x="13.75cm" svg:y="7.001cm" svg:viewBox="0 0 100 200" draw:points="0,0 50,200 100,0">
          <text:p/>
        </draw:polygon>
        <draw:g draw:style-name="gr48">
          <draw:polygon draw:style-name="gr46" draw:text-style-name="P4" draw:layer="layout" svg:width="1.367cm" svg:height="0.219cm" svg:x="1.6cm" svg:y="4.58cm" svg:viewBox="0 0 1368 220" draw:points="0,0 0,145 421,218 948,220 1368,111 1368,0">
            <text:p/>
          </draw:polygon>
          <draw:rect draw:style-name="gr47" draw:text-style-name="P35" draw:layer="layout" svg:width="0.302cm" svg:height="0.096cm" svg:x="2.419cm" svg:y="4.635cm">
            <text:p/>
          </draw:rect>
          <draw:g draw:style-name="gr3">
            <draw:polygon draw:style-name="gr44" draw:text-style-name="P34" draw:layer="layout" svg:width="1.999cm" svg:height="0.769cm" svg:x="1.1cm" svg:y="3.8cm" svg:viewBox="0 0 2000 770" draw:points="0,770 2000,770 2000,440 1579,440 2000,330 1895,0 632,440 0,440">
              <text:p/>
            </draw:polygon>
            <draw:polygon draw:style-name="gr43" draw:text-style-name="P6" draw:layer="layout" svg:width="1.999cm" svg:height="0.769cm" svg:x="1.1cm" svg:y="3.8cm" svg:viewBox="0 0 2000 770" draw:points="0,770 2000,770 2000,440 1579,440 2000,330 1895,0 632,440 0,440">
              <text:p/>
            </draw:polygon>
            <draw:polyline draw:style-name="gr45" draw:text-style-name="P2" draw:layer="layout" svg:width="0.947cm" svg:height="0.329cm" svg:x="1.731cm" svg:y="4.24cm" svg:viewBox="0 0 948 330" draw:points="0,0 948,0 0,330">
              <text:p/>
            </draw:polyline>
          </draw:g>
        </draw:g>
        <draw:frame draw:style-name="gr28" draw:text-style-name="P21" draw:layer="layout" svg:width="0.4cm" svg:height="0.3cm" svg:x="2.6cm" svg:y="4.809cm">
          <draw:text-box>
            <text:p><text:span text:style-name="T8">G-L</text:span></text:p>
          </draw:text-box>
        </draw:frame>
        <draw:circle draw:style-name="gr11" draw:text-style-name="P11" draw:layer="layout" svg:width="0.2cm" svg:height="0.2cm" draw:transform="rotate (-1.5707963267949) translate (3.1cm 6.808cm)">
          <text:p/>
        </draw:circle>
        <draw:frame draw:style-name="gr10" draw:text-style-name="P10" draw:layer="layout" svg:width="0.3cm" svg:height="0.34cm" svg:x="2.85cm" svg:y="6.488cm">
          <draw:text-box>
            <text:p><text:span text:style-name="T3">NC</text:span></text:p>
          </draw:text-box>
        </draw:frame>
        <draw:circle draw:style-name="gr11" draw:text-style-name="P11" draw:layer="layout" svg:width="0.2cm" svg:height="0.2cm" draw:transform="rotate (-1.5707963267949) translate (2.7cm 6.816cm)">
          <text:p/>
        </draw:circle>
        <draw:frame draw:style-name="gr10" draw:text-style-name="P10" draw:layer="layout" svg:width="0.3cm" svg:height="0.34cm" svg:x="2.45cm" svg:y="6.496cm">
          <draw:text-box>
            <text:p><text:span text:style-name="T3">NC</text:span></text:p>
          </draw:text-box>
        </draw:frame>
        <draw:circle draw:style-name="gr11" draw:text-style-name="P11" draw:layer="layout" svg:width="0.2cm" svg:height="0.2cm" draw:transform="rotate (-1.5707963267949) translate (2.3cm 6.824cm)">
          <text:p/>
        </draw:circle>
        <draw:frame draw:style-name="gr10" draw:text-style-name="P10" draw:layer="layout" svg:width="0.3cm" svg:height="0.34cm" svg:x="2.05cm" svg:y="6.504cm">
          <draw:text-box>
            <text:p><text:span text:style-name="T3">NC</text:span></text:p>
          </draw:text-box>
        </draw:frame>
        <draw:circle draw:style-name="gr11" draw:text-style-name="P11" draw:layer="layout" svg:width="0.2cm" svg:height="0.2cm" draw:transform="rotate (-1.5707963267949) translate (5.101cm 7.201cm)">
          <text:p/>
        </draw:circle>
        <draw:frame draw:style-name="gr10" draw:text-style-name="P10" draw:layer="layout" svg:width="0.3cm" svg:height="0.34cm" svg:x="4.85cm" svg:y="7.38cm">
          <draw:text-box>
            <text:p><text:span text:style-name="T3">NC</text:span></text:p>
          </draw:text-box>
        </draw:frame>
        <draw:circle draw:style-name="gr11" draw:text-style-name="P11" draw:layer="layout" svg:width="0.2cm" svg:height="0.2cm" draw:transform="rotate (-1.5707963267949) translate (6.301cm 7.194cm)">
          <text:p/>
        </draw:circle>
        <draw:frame draw:style-name="gr10" draw:text-style-name="P10" draw:layer="layout" svg:width="0.3cm" svg:height="0.34cm" svg:x="6.05cm" svg:y="7.373cm">
          <draw:text-box>
            <text:p><text:span text:style-name="T3">NC</text:span></text:p>
          </draw:text-box>
        </draw:frame>
        <draw:frame draw:style-name="gr2" draw:text-style-name="P3" draw:layer="layout" svg:width="3.002cm" svg:height="0.6cm" svg:x="9.998cm" svg:y="14.403cm">
          <draw:text-box>
            <text:p text:style-name="P2"><text:span text:style-name="T1">RW: Entkuppler</text:span></text:p>
          </draw:text-box>
        </draw:frame>
        <draw:g draw:style-name="gr3">
          <draw:rect draw:style-name="gr4" draw:text-style-name="P4" draw:layer="layout" svg:width="1.4cm" svg:height="2.4cm" svg:x="12.698cm" svg:y="22.202cm">
            <text:p/>
          </draw:rect>
          <draw:rect draw:style-name="gr5" draw:text-style-name="P5" draw:layer="layout" svg:width="1.2cm" svg:height="2.2cm" svg:x="12.798cm" svg:y="22.302cm">
            <text:p/>
          </draw:rect>
          <draw:rect draw:style-name="gr6" draw:text-style-name="P6" draw:layer="layout" svg:width="0.1cm" svg:height="0.8cm" svg:x="13.998cm" svg:y="23.002cm">
            <text:p/>
          </draw:rect>
          <draw:circle draw:style-name="gr7" draw:text-style-name="P7" draw:layer="layout" svg:width="0.2cm" svg:height="0.2cm" svg:x="13.498cm" svg:y="23.302cm">
            <text:p/>
          </draw:circle>
          <draw:circle draw:style-name="gr8" draw:text-style-name="P8" draw:layer="layout" svg:width="0.2cm" svg:height="0.2cm" svg:x="13.498cm" svg:y="23.302cm">
            <text:p/>
          </draw:circle>
          <draw:circle draw:style-name="gr8" draw:text-style-name="P8" draw:layer="layout" svg:width="0.2cm" svg:height="0.2cm" svg:x="13.098cm" svg:y="23.302cm">
            <text:p/>
          </draw:circle>
          <draw:circle draw:style-name="gr7" draw:text-style-name="P7" draw:layer="layout" svg:width="0.2cm" svg:height="0.2cm" svg:x="13.498cm" svg:y="22.902cm">
            <text:p/>
          </draw:circle>
          <draw:circle draw:style-name="gr7" draw:text-style-name="P7" draw:layer="layout" svg:width="0.2cm" svg:height="0.2cm" svg:x="13.098cm" svg:y="22.902cm">
            <text:p/>
          </draw:circle>
          <draw:circle draw:style-name="gr7" draw:text-style-name="P7" draw:layer="layout" svg:width="0.2cm" svg:height="0.2cm" svg:x="13.498cm" svg:y="23.702cm">
            <text:p/>
          </draw:circle>
          <draw:circle draw:style-name="gr7" draw:text-style-name="P7" draw:layer="layout" svg:width="0.2cm" svg:height="0.2cm" svg:x="13.098cm" svg:y="23.702cm">
            <text:p/>
          </draw:circle>
          <draw:frame draw:style-name="gr9" draw:text-style-name="P9" draw:layer="layout" svg:width="0.294cm" svg:height="0.519cm" svg:x="13.698cm" svg:y="23.983cm">
            <draw:text-box>
              <text:p><text:span text:style-name="T2">1</text:span></text:p>
            </draw:text-box>
          </draw:frame>
          <draw:frame draw:style-name="gr10" draw:text-style-name="P10" draw:layer="layout" svg:width="0.3cm" svg:height="0.34cm" svg:x="12.798cm" svg:y="23.632cm">
            <draw:text-box>
              <text:p><text:span text:style-name="T3">5V</text:span></text:p>
            </draw:text-box>
          </draw:frame>
          <draw:frame draw:style-name="gr10" draw:text-style-name="P10" draw:layer="layout" svg:width="0.3cm" svg:height="0.34cm" svg:x="13.698cm" svg:y="23.632cm">
            <draw:text-box>
              <text:p><text:span text:style-name="T3">5V</text:span></text:p>
            </draw:text-box>
          </draw:frame>
          <draw:frame draw:style-name="gr10" draw:text-style-name="P10" draw:layer="layout" svg:width="0.3cm" svg:height="0.34cm" svg:x="12.798cm" svg:y="23.232cm">
            <draw:text-box>
              <text:p><text:span text:style-name="T3">V-</text:span></text:p>
            </draw:text-box>
          </draw:frame>
          <draw:frame draw:style-name="gr10" draw:text-style-name="P10" draw:layer="layout" svg:width="0.3cm" svg:height="0.34cm" svg:x="12.798cm" svg:y="22.832cm">
            <draw:text-box>
              <text:p><text:span text:style-name="T3">V+</text:span></text:p>
            </draw:text-box>
          </draw:frame>
          <draw:frame draw:style-name="gr10" draw:text-style-name="P10" draw:layer="layout" svg:width="0.3cm" svg:height="0.34cm" svg:x="13.698cm" svg:y="23.232cm">
            <draw:text-box>
              <text:p><text:span text:style-name="T3">0V</text:span></text:p>
            </draw:text-box>
          </draw:frame>
          <draw:frame draw:style-name="gr10" draw:text-style-name="P10" draw:layer="layout" svg:width="0.3cm" svg:height="0.34cm" svg:x="13.698cm" svg:y="22.832cm">
            <draw:text-box>
              <text:p><text:span text:style-name="T3">V+</text:span></text:p>
            </draw:text-box>
          </draw:frame>
          <draw:frame draw:style-name="gr9" draw:text-style-name="P9" draw:layer="layout" svg:width="0.294cm" svg:height="0.519cm" svg:x="12.798cm" svg:y="23.984cm">
            <draw:text-box>
              <text:p><text:span text:style-name="T2">2</text:span></text:p>
            </draw:text-box>
          </draw:frame>
        </draw:g>
        <draw:rect draw:style-name="gr4" draw:text-style-name="P4" draw:layer="layout" svg:width="1.4cm" svg:height="3.2cm" draw:transform="rotate (-1.5707963267949) translate (15.998cm 20.402cm)">
          <text:p/>
        </draw:rect>
        <draw:rect draw:style-name="gr5" draw:text-style-name="P5" draw:layer="layout" svg:width="1.2cm" svg:height="3cm" draw:transform="rotate (-1.5707963267949) translate (15.898cm 20.502cm)">
          <text:p/>
        </draw:rect>
        <draw:rect draw:style-name="gr6" draw:text-style-name="P6" draw:layer="layout" svg:width="0.1cm" svg:height="0.8cm" draw:transform="rotate (-1.5707963267949) translate (14.798cm 21.702cm)">
          <text:p/>
        </draw:rect>
        <draw:circle draw:style-name="gr7" draw:text-style-name="P7" draw:layer="layout" svg:width="0.2cm" svg:height="0.2cm" draw:transform="rotate (-1.5707963267949) translate (14.098cm 21.202cm)">
          <text:p/>
        </draw:circle>
        <draw:circle draw:style-name="gr11" draw:text-style-name="P11" draw:layer="layout" svg:width="0.2cm" svg:height="0.2cm" draw:transform="rotate (-1.5707963267949) translate (14.098cm 21.202cm)">
          <text:p/>
        </draw:circle>
        <draw:circle draw:style-name="gr11" draw:text-style-name="P11" draw:layer="layout" svg:width="0.2cm" svg:height="0.2cm" draw:transform="rotate (-1.5707963267949) translate (14.098cm 20.802cm)">
          <text:p/>
        </draw:circle>
        <draw:circle draw:style-name="gr8" draw:text-style-name="P8" draw:layer="layout" svg:width="0.2cm" svg:height="0.2cm" draw:transform="rotate (-1.5707963267949) translate (14.498cm 21.202cm)">
          <text:p/>
        </draw:circle>
        <draw:circle draw:style-name="gr12" draw:text-style-name="P12" draw:layer="layout" svg:width="0.2cm" svg:height="0.2cm" draw:transform="rotate (-1.5707963267949) translate (14.498cm 20.802cm)">
          <text:p/>
        </draw:circle>
        <draw:circle draw:style-name="gr7" draw:text-style-name="P7" draw:layer="layout" svg:width="0.2cm" svg:height="0.2cm" draw:transform="rotate (-1.5707963267949) translate (13.698cm 21.202cm)">
          <text:p/>
        </draw:circle>
        <draw:circle draw:style-name="gr11" draw:text-style-name="P11" draw:layer="layout" svg:width="0.2cm" svg:height="0.2cm" draw:transform="rotate (-1.5707963267949) translate (13.698cm 20.802cm)">
          <text:p/>
        </draw:circle>
        <draw:circle draw:style-name="gr7" draw:text-style-name="P7" draw:layer="layout" svg:width="0.2cm" svg:height="0.2cm" draw:transform="rotate (-1.5707963267949) translate (14.899cm 21.203cm)">
          <text:p/>
        </draw:circle>
        <draw:circle draw:style-name="gr7" draw:text-style-name="P7" draw:layer="layout" svg:width="0.2cm" svg:height="0.2cm" draw:transform="rotate (-1.5707963267949) translate (14.899cm 21.203cm)">
          <text:p/>
        </draw:circle>
        <draw:circle draw:style-name="gr11" draw:text-style-name="P11" draw:layer="layout" svg:width="0.2cm" svg:height="0.2cm" draw:transform="rotate (-1.5707963267949) translate (14.899cm 20.803cm)">
          <text:p/>
        </draw:circle>
        <draw:circle draw:style-name="gr11" draw:text-style-name="P11" draw:layer="layout" svg:width="0.2cm" svg:height="0.2cm" draw:transform="rotate (-1.5707963267949) translate (15.299cm 21.203cm)">
          <text:p/>
        </draw:circle>
        <draw:circle draw:style-name="gr11" draw:text-style-name="P11" draw:layer="layout" svg:width="0.2cm" svg:height="0.2cm" draw:transform="rotate (-1.5707963267949) translate (15.299cm 20.803cm)">
          <text:p/>
        </draw:circle>
        <draw:frame draw:style-name="gr9" draw:text-style-name="P9" draw:layer="layout" svg:width="0.294cm" svg:height="0.519cm" svg:x="12.904cm" svg:y="21.202cm">
          <draw:text-box>
            <text:p><text:span text:style-name="T2">1</text:span></text:p>
          </draw:text-box>
        </draw:frame>
        <draw:frame draw:style-name="gr9" draw:text-style-name="P9" draw:layer="layout" svg:width="0.294cm" svg:height="0.519cm" svg:x="12.904cm" svg:y="20.503cm">
          <draw:text-box>
            <text:p><text:span text:style-name="T2">2</text:span></text:p>
          </draw:text-box>
        </draw:frame>
        <draw:frame draw:style-name="gr10" draw:text-style-name="P24" draw:layer="layout" svg:width="0.4cm" svg:height="0.34cm" svg:x="13.398cm" svg:y="21.382cm">
          <draw:text-box>
            <text:p><text:span text:style-name="T11">S1</text:span></text:p>
          </draw:text-box>
        </draw:frame>
        <draw:frame draw:style-name="gr10" draw:text-style-name="P10" draw:layer="layout" svg:width="0.4cm" svg:height="0.34cm" svg:x="14.198cm" svg:y="21.382cm">
          <draw:text-box>
            <text:p><text:span text:style-name="T3">GND</text:span></text:p>
          </draw:text-box>
        </draw:frame>
        <draw:frame draw:style-name="gr10" draw:text-style-name="P24" draw:layer="layout" svg:width="0.4cm" svg:height="0.34cm" svg:x="14.598cm" svg:y="21.382cm">
          <draw:text-box>
            <text:p><text:span text:style-name="T11">R1</text:span></text:p>
          </draw:text-box>
        </draw:frame>
        <draw:frame draw:style-name="gr10" draw:text-style-name="P10" draw:layer="layout" svg:width="0.4cm" svg:height="0.34cm" svg:x="14.198cm" svg:y="20.482cm">
          <draw:text-box>
            <text:p><text:span text:style-name="T3">VCC</text:span></text:p>
          </draw:text-box>
        </draw:frame>
        <draw:frame draw:style-name="gr10" draw:text-style-name="P10" draw:layer="layout" svg:width="0.3cm" svg:height="0.34cm" svg:x="13.848cm" svg:y="20.482cm">
          <draw:text-box>
            <text:p><text:span text:style-name="T3">NC</text:span></text:p>
          </draw:text-box>
        </draw:frame>
        <draw:frame draw:style-name="gr10" draw:text-style-name="P10" draw:layer="layout" svg:width="0.3cm" svg:height="0.34cm" svg:x="15.048cm" svg:y="20.482cm">
          <draw:text-box>
            <text:p><text:span text:style-name="T3">NC</text:span></text:p>
          </draw:text-box>
        </draw:frame>
        <draw:rect draw:style-name="gr13" draw:text-style-name="P13" draw:layer="layout" svg:width="6.4cm" svg:height="5.399cm" svg:x="9.998cm" svg:y="19.603cm">
          <text:p/>
        </draw:rect>
        <draw:rect draw:style-name="gr4" draw:text-style-name="P4" draw:layer="layout" svg:width="1.4cm" svg:height="2.4cm" draw:transform="rotate (-1.5707963267949) translate (12.798cm 20.402cm)">
          <text:p/>
        </draw:rect>
        <draw:rect draw:style-name="gr5" draw:text-style-name="P5" draw:layer="layout" svg:width="1.2cm" svg:height="2.2cm" draw:transform="rotate (-1.5707963267949) translate (12.698cm 20.502cm)">
          <text:p/>
        </draw:rect>
        <draw:rect draw:style-name="gr6" draw:text-style-name="P6" draw:layer="layout" svg:width="0.1cm" svg:height="0.8cm" draw:transform="rotate (-1.5707963267949) translate (11.998cm 21.702cm)">
          <text:p/>
        </draw:rect>
        <draw:circle draw:style-name="gr7" draw:text-style-name="P7" draw:layer="layout" svg:width="0.2cm" svg:height="0.2cm" draw:transform="rotate (-1.5707963267949) translate (11.698cm 21.202cm)">
          <text:p/>
        </draw:circle>
        <draw:circle draw:style-name="gr11" draw:text-style-name="P11" draw:layer="layout" svg:width="0.2cm" svg:height="0.2cm" draw:transform="rotate (-1.5707963267949) translate (11.298cm 21.202cm)">
          <text:p/>
        </draw:circle>
        <draw:circle draw:style-name="gr7" draw:text-style-name="P7" draw:layer="layout" svg:width="0.2cm" svg:height="0.2cm" draw:transform="rotate (-1.5707963267949) translate (12.098cm 21.202cm)">
          <text:p/>
        </draw:circle>
        <draw:frame draw:style-name="gr9" draw:text-style-name="P9" draw:layer="layout" svg:width="0.294cm" svg:height="0.519cm" svg:x="10.504cm" svg:y="21.202cm">
          <draw:text-box>
            <text:p><text:span text:style-name="T2">1</text:span></text:p>
          </draw:text-box>
        </draw:frame>
        <draw:frame draw:style-name="gr10" draw:text-style-name="P37" draw:layer="layout" svg:width="0.6cm" svg:height="0.34cm" svg:x="11.798cm" svg:y="21.382cm">
          <draw:text-box>
            <text:p text:style-name="P36"><text:span text:style-name="T3">OUT+</text:span></text:p>
          </draw:text-box>
        </draw:frame>
        <draw:frame draw:style-name="gr10" draw:text-style-name="P10" draw:layer="layout" svg:width="0.3cm" svg:height="0.34cm" svg:x="11.048cm" svg:y="21.382cm">
          <draw:text-box>
            <text:p><text:span text:style-name="T3">NC</text:span></text:p>
          </draw:text-box>
        </draw:frame>
        <draw:frame draw:style-name="gr10" draw:text-style-name="P37" draw:layer="layout" svg:width="0.45cm" svg:height="0.34cm" svg:x="11.398cm" svg:y="21.382cm">
          <draw:text-box>
            <text:p text:style-name="P36"><text:span text:style-name="T3">OUT-</text:span></text:p>
          </draw:text-box>
        </draw:frame>
        <draw:frame draw:style-name="gr9" draw:text-style-name="P9" draw:layer="layout" svg:width="0.294cm" svg:height="0.519cm" svg:x="10.504cm" svg:y="20.503cm">
          <draw:text-box>
            <text:p><text:span text:style-name="T2">2</text:span></text:p>
          </draw:text-box>
        </draw:frame>
        <draw:circle draw:style-name="gr11" draw:text-style-name="P11" draw:layer="layout" svg:width="0.2cm" svg:height="0.2cm" draw:transform="rotate (-1.5707963267949) translate (11.298cm 20.802cm)">
          <text:p/>
        </draw:circle>
        <draw:circle draw:style-name="gr7" draw:text-style-name="P7" draw:layer="layout" svg:width="0.2cm" svg:height="0.2cm" draw:transform="rotate (-1.5707963267949) translate (12.098cm 20.802cm)">
          <text:p/>
        </draw:circle>
        <draw:polyline draw:style-name="gr14" draw:text-style-name="P14" draw:layer="layout" svg:width="4.499cm" svg:height="0.099cm" svg:x="10.598cm" svg:y="23.402cm" svg:viewBox="0 0 4500 100" draw:points="4500,100 2700,100 2600,0 2500,100 0,100">
          <text:p/>
        </draw:polyline>
        <draw:polyline draw:style-name="gr15" draw:text-style-name="P14" draw:layer="layout" svg:width="4.499cm" svg:height="0.199cm" svg:x="10.598cm" svg:y="23.002cm" svg:viewBox="0 0 4500 200" draw:points="4500,200 3100,200 3000,0 2900,200 0,200">
          <text:p/>
        </draw:polyline>
        <draw:polyline draw:style-name="gr16" draw:text-style-name="P14" draw:layer="layout" svg:width="4.499cm" svg:height="0.099cm" svg:x="10.598cm" svg:y="23.002cm" svg:viewBox="0 0 4500 100" draw:points="4500,100 2700,100 2600,0 2500,100 0,100">
          <text:p/>
        </draw:polyline>
        <draw:frame draw:style-name="gr2" draw:text-style-name="P15" draw:layer="layout" svg:width="0.5cm" svg:height="0.5cm" svg:x="15.198cm" svg:y="22.852cm">
          <draw:text-box>
            <text:p text:style-name="P2"><text:span text:style-name="T4">V+</text:span></text:p>
          </draw:text-box>
        </draw:frame>
        <draw:frame draw:style-name="gr2" draw:text-style-name="P15" draw:layer="layout" svg:width="1cm" svg:height="0.5cm" svg:x="15.198cm" svg:y="23.302cm">
          <draw:text-box>
            <text:p text:style-name="P2"><text:span text:style-name="T4">V-/0V</text:span></text:p>
          </draw:text-box>
        </draw:frame>
        <draw:frame draw:style-name="gr2" draw:text-style-name="P15" draw:layer="layout" svg:width="0.5cm" svg:height="0.5cm" svg:x="15.198cm" svg:y="23.752cm">
          <draw:text-box>
            <text:p text:style-name="P2"><text:span text:style-name="T4">5V</text:span></text:p>
          </draw:text-box>
        </draw:frame>
        <draw:frame draw:style-name="gr2" draw:text-style-name="P17" draw:layer="layout" svg:width="2.502cm" svg:height="0.4cm" svg:x="10.098cm" svg:y="24.502cm">
          <draw:text-box>
            <text:p text:style-name="P16"><text:span text:style-name="T4">RW_5V_1OUT_STRG_V.</text:span></text:p>
          </draw:text-box>
        </draw:frame>
        <draw:line draw:style-name="gr17" draw:text-style-name="P14" draw:layer="layout" svg:x1="13.194cm" svg:y1="16.007cm" svg:x2="13.898cm" svg:y2="16.002cm">
          <text:p/>
        </draw:line>
        <draw:line draw:style-name="gr18" draw:text-style-name="P14" draw:layer="layout" svg:x1="13.898cm" svg:y1="16.302cm" svg:x2="13.194cm" svg:y2="16.307cm">
          <text:p/>
        </draw:line>
        <draw:line draw:style-name="gr19" draw:text-style-name="P14" draw:layer="layout" svg:x1="13.191cm" svg:y1="15.705cm" svg:x2="13.898cm" svg:y2="15.702cm">
          <text:p/>
        </draw:line>
        <draw:line draw:style-name="gr20" draw:text-style-name="P14" draw:layer="layout" svg:x1="13.898cm" svg:y1="15.402cm" svg:x2="13.194cm" svg:y2="15.407cm">
          <text:p/>
        </draw:line>
        <draw:line draw:style-name="gr17" draw:text-style-name="P14" draw:layer="layout" svg:x1="9.993cm" svg:y1="16.007cm" svg:x2="10.693cm" svg:y2="16.007cm">
          <text:p/>
        </draw:line>
        <draw:line draw:style-name="gr18" draw:text-style-name="P14" draw:layer="layout" svg:x1="10.69cm" svg:y1="16.305cm" svg:x2="9.993cm" svg:y2="16.307cm">
          <text:p/>
        </draw:line>
        <draw:line draw:style-name="gr23" draw:text-style-name="P14" draw:layer="layout" svg:x1="10.893cm" svg:y1="16.407cm" svg:x2="10.893cm" svg:y2="16.607cm">
          <text:p/>
        </draw:line>
        <draw:line draw:style-name="gr23" draw:text-style-name="P14" draw:layer="layout" svg:x1="11.198cm" svg:y1="16.402cm" svg:x2="11.198cm" svg:y2="16.602cm">
          <text:p/>
        </draw:line>
        <draw:line draw:style-name="gr23" draw:text-style-name="P14" draw:layer="layout" svg:x1="11.493cm" svg:y1="16.407cm" svg:x2="11.493cm" svg:y2="16.607cm">
          <text:p/>
        </draw:line>
        <draw:line draw:style-name="gr23" draw:text-style-name="P14" draw:layer="layout" svg:x1="11.793cm" svg:y1="16.407cm" svg:x2="11.793cm" svg:y2="16.607cm">
          <text:p/>
        </draw:line>
        <draw:frame draw:style-name="gr24" draw:text-style-name="P18" draw:layer="layout" svg:width="1.9cm" svg:height="0.35cm" svg:x="10.998cm" svg:y="15.357cm">
          <draw:text-box>
            <text:p><text:span text:style-name="T5">PCF8574-Board</text:span></text:p>
          </draw:text-box>
        </draw:frame>
        <draw:frame draw:style-name="gr25" draw:text-style-name="P19" draw:layer="layout" svg:width="0.24cm" svg:height="0.27cm" svg:x="11.078cm" svg:y="16.102cm">
          <draw:text-box>
            <text:p><text:span text:style-name="T6">P6</text:span></text:p>
          </draw:text-box>
        </draw:frame>
        <draw:line draw:style-name="gr23" draw:text-style-name="P14" draw:layer="layout" svg:x1="12.093cm" svg:y1="16.407cm" svg:x2="12.093cm" svg:y2="16.607cm">
          <text:p/>
        </draw:line>
        <draw:line draw:style-name="gr23" draw:text-style-name="P14" draw:layer="layout" svg:x1="12.393cm" svg:y1="16.407cm" svg:x2="12.393cm" svg:y2="16.607cm">
          <text:p/>
        </draw:line>
        <draw:line draw:style-name="gr23" draw:text-style-name="P14" draw:layer="layout" svg:x1="12.693cm" svg:y1="16.407cm" svg:x2="12.693cm" svg:y2="16.607cm">
          <text:p/>
        </draw:line>
        <draw:line draw:style-name="gr23" draw:text-style-name="P14" draw:layer="layout" svg:x1="12.993cm" svg:y1="16.407cm" svg:x2="12.993cm" svg:y2="16.607cm">
          <text:p/>
        </draw:line>
        <draw:frame draw:style-name="gr26" draw:text-style-name="P18" draw:layer="layout" svg:width="1.5cm" svg:height="0.35cm" svg:x="11.198cm" svg:y="15.752cm">
          <draw:text-box>
            <text:p><text:span text:style-name="T5">OUT: 0x40</text:span></text:p>
          </draw:text-box>
        </draw:frame>
        <draw:polyline draw:style-name="gr27" draw:text-style-name="P14" draw:layer="layout" svg:width="2.099cm" svg:height="0.399cm" svg:x="10.898cm" svg:y="15.302cm" svg:viewBox="0 0 2100 400" draw:points="2100,0 2100,400 0,400 0,0">
          <text:p/>
        </draw:polyline>
        <draw:frame draw:style-name="gr28" draw:text-style-name="P20" draw:layer="layout" svg:width="0.5cm" svg:height="0.3cm" svg:x="13.293cm" svg:y="15.447cm">
          <draw:text-box>
            <text:p><text:span text:style-name="T7">GND</text:span></text:p>
          </draw:text-box>
        </draw:frame>
        <draw:line draw:style-name="gr17" draw:text-style-name="P14" draw:layer="layout" svg:x1="16.393cm" svg:y1="16.007cm" svg:x2="17.093cm" svg:y2="16.007cm">
          <text:p/>
        </draw:line>
        <draw:line draw:style-name="gr18" draw:text-style-name="P14" draw:layer="layout" svg:x1="17.093cm" svg:y1="16.307cm" svg:x2="16.393cm" svg:y2="16.307cm">
          <text:p/>
        </draw:line>
        <draw:line draw:style-name="gr19" draw:text-style-name="P14" draw:layer="layout" svg:x1="16.39cm" svg:y1="15.705cm" svg:x2="17.093cm" svg:y2="15.707cm">
          <text:p/>
        </draw:line>
        <draw:line draw:style-name="gr20" draw:text-style-name="P14" draw:layer="layout" svg:x1="17.093cm" svg:y1="15.407cm" svg:x2="16.393cm" svg:y2="15.407cm">
          <text:p/>
        </draw:line>
        <draw:frame draw:style-name="gr28" draw:text-style-name="P21" draw:layer="layout" svg:width="0.4cm" svg:height="0.3cm" svg:x="13.293cm" svg:y="15.147cm">
          <draw:text-box>
            <text:p><text:span text:style-name="T8">+5V</text:span></text:p>
          </draw:text-box>
        </draw:frame>
        <draw:frame draw:style-name="gr28" draw:text-style-name="P20" draw:layer="layout" svg:width="0.5cm" svg:height="0.3cm" svg:x="16.493cm" svg:y="15.447cm">
          <draw:text-box>
            <text:p><text:span text:style-name="T7">GND</text:span></text:p>
          </draw:text-box>
        </draw:frame>
        <draw:frame draw:style-name="gr28" draw:text-style-name="P22" draw:layer="layout" svg:width="0.5cm" svg:height="0.26cm" svg:x="16.493cm" svg:y="16.057cm">
          <draw:text-box>
            <text:p><text:span text:style-name="T9">SCL</text:span></text:p>
          </draw:text-box>
        </draw:frame>
        <draw:frame draw:style-name="gr28" draw:text-style-name="P23" draw:layer="layout" svg:width="0.5cm" svg:height="0.24cm" svg:x="16.493cm" svg:y="15.777cm">
          <draw:text-box>
            <text:p><text:span text:style-name="T10">SDA</text:span></text:p>
          </draw:text-box>
        </draw:frame>
        <draw:frame draw:style-name="gr28" draw:text-style-name="P21" draw:layer="layout" svg:width="0.4cm" svg:height="0.3cm" svg:x="16.493cm" svg:y="15.147cm">
          <draw:text-box>
            <text:p><text:span text:style-name="T8">+5V</text:span></text:p>
          </draw:text-box>
        </draw:frame>
        <draw:rect draw:style-name="gr29" draw:text-style-name="P13" draw:layer="layout" svg:width="2.5cm" svg:height="1.1cm" svg:x="10.698cm" svg:y="15.307cm">
          <text:p/>
        </draw:rect>
        <draw:frame draw:style-name="gr28" draw:text-style-name="P22" draw:layer="layout" svg:width="0.5cm" svg:height="0.28cm" svg:x="10.1cm" svg:y="16.067cm">
          <draw:text-box>
            <text:p><text:span text:style-name="T9">SCL</text:span></text:p>
          </draw:text-box>
        </draw:frame>
        <draw:frame draw:style-name="gr28" draw:text-style-name="P23" draw:layer="layout" svg:width="0.5cm" svg:height="0.28cm" svg:x="10.1cm" svg:y="15.764cm">
          <draw:text-box>
            <text:p><text:span text:style-name="T10">SDA</text:span></text:p>
          </draw:text-box>
        </draw:frame>
        <draw:line draw:style-name="gr19" draw:text-style-name="P14" draw:layer="layout" svg:x1="9.993cm" svg:y1="15.707cm" svg:x2="10.693cm" svg:y2="15.707cm">
          <text:p/>
        </draw:line>
        <draw:line draw:style-name="gr20" draw:text-style-name="P14" draw:layer="layout" svg:x1="10.693cm" svg:y1="15.407cm" svg:x2="9.993cm" svg:y2="15.407cm">
          <text:p/>
        </draw:line>
        <draw:frame draw:style-name="gr28" draw:text-style-name="P20" draw:layer="layout" svg:width="0.5cm" svg:height="0.3cm" svg:x="10.093cm" svg:y="15.447cm">
          <draw:text-box>
            <text:p><text:span text:style-name="T7">GND</text:span></text:p>
          </draw:text-box>
        </draw:frame>
        <draw:frame draw:style-name="gr28" draw:text-style-name="P21" draw:layer="layout" svg:width="0.4cm" svg:height="0.3cm" svg:x="10.093cm" svg:y="15.147cm">
          <draw:text-box>
            <text:p><text:span text:style-name="T8">+5V</text:span></text:p>
          </draw:text-box>
        </draw:frame>
        <draw:frame draw:style-name="gr28" draw:text-style-name="P23" draw:layer="layout" svg:width="0.5cm" svg:height="0.28cm" svg:x="13.3cm" svg:y="15.764cm">
          <draw:text-box>
            <text:p><text:span text:style-name="T10">SDA</text:span></text:p>
          </draw:text-box>
        </draw:frame>
        <draw:frame draw:style-name="gr28" draw:text-style-name="P22" draw:layer="layout" svg:width="0.5cm" svg:height="0.28cm" svg:x="13.3cm" svg:y="16.067cm">
          <draw:text-box>
            <text:p><text:span text:style-name="T9">SCL</text:span></text:p>
          </draw:text-box>
        </draw:frame>
        <draw:polyline draw:style-name="gr30" draw:text-style-name="P14" draw:layer="layout" svg:width="1.599cm" svg:height="4.7cm" svg:x="14.598cm" svg:y="16.601cm" svg:viewBox="0 0 1600 4701" draw:points="1600,0 1600,700 0,700 0,4501 200,4701">
          <text:p/>
        </draw:polyline>
        <draw:polyline draw:style-name="gr30" draw:text-style-name="P14" draw:layer="layout" svg:width="0.599cm" svg:height="4.7cm" svg:x="12.998cm" svg:y="16.601cm" svg:viewBox="0 0 600 4701" draw:points="0,0 0,700 400,700 400,4501 600,4701">
          <text:p/>
        </draw:polyline>
        <draw:frame draw:style-name="gr10" draw:text-style-name="P10" draw:layer="layout" svg:width="0.402cm" svg:height="0.3cm" draw:transform="rotate (1.5707963267949) translate (12.718cm 17.102cm)">
          <draw:text-box>
            <text:p><text:span text:style-name="T3">S1</text:span></text:p>
          </draw:text-box>
        </draw:frame>
        <draw:frame draw:style-name="gr25" draw:text-style-name="P19" draw:layer="layout" svg:width="0.24cm" svg:height="0.27cm" svg:x="10.778cm" svg:y="16.102cm">
          <draw:text-box>
            <text:p><text:span text:style-name="T6">P7</text:span></text:p>
          </draw:text-box>
        </draw:frame>
        <draw:frame draw:style-name="gr25" draw:text-style-name="P19" draw:layer="layout" svg:width="0.24cm" svg:height="0.27cm" svg:x="11.378cm" svg:y="16.102cm">
          <draw:text-box>
            <text:p><text:span text:style-name="T6">P5</text:span></text:p>
          </draw:text-box>
        </draw:frame>
        <draw:frame draw:style-name="gr25" draw:text-style-name="P19" draw:layer="layout" svg:width="0.24cm" svg:height="0.27cm" svg:x="11.678cm" svg:y="16.102cm">
          <draw:text-box>
            <text:p><text:span text:style-name="T6">P4</text:span></text:p>
          </draw:text-box>
        </draw:frame>
        <draw:frame draw:style-name="gr25" draw:text-style-name="P19" draw:layer="layout" svg:width="0.24cm" svg:height="0.27cm" svg:x="11.978cm" svg:y="16.102cm">
          <draw:text-box>
            <text:p><text:span text:style-name="T6">P3</text:span></text:p>
          </draw:text-box>
        </draw:frame>
        <draw:frame draw:style-name="gr25" draw:text-style-name="P19" draw:layer="layout" svg:width="0.24cm" svg:height="0.27cm" svg:x="12.278cm" svg:y="16.102cm">
          <draw:text-box>
            <text:p><text:span text:style-name="T6">P2</text:span></text:p>
          </draw:text-box>
        </draw:frame>
        <draw:frame draw:style-name="gr25" draw:text-style-name="P19" draw:layer="layout" svg:width="0.24cm" svg:height="0.27cm" svg:x="12.578cm" svg:y="16.102cm">
          <draw:text-box>
            <text:p><text:span text:style-name="T6">P1</text:span></text:p>
          </draw:text-box>
        </draw:frame>
        <draw:frame draw:style-name="gr25" draw:text-style-name="P19" draw:layer="layout" svg:width="0.24cm" svg:height="0.27cm" svg:x="12.878cm" svg:y="16.102cm">
          <draw:text-box>
            <text:p><text:span text:style-name="T6">P0</text:span></text:p>
          </draw:text-box>
        </draw:frame>
        <draw:frame draw:style-name="gr10" draw:text-style-name="P37" draw:layer="layout" svg:width="0.45cm" svg:height="0.34cm" svg:x="11.398cm" svg:y="20.482cm">
          <draw:text-box>
            <text:p text:style-name="P36"><text:span text:style-name="T3">OUT-</text:span></text:p>
          </draw:text-box>
        </draw:frame>
        <draw:frame draw:style-name="gr10" draw:text-style-name="P10" draw:layer="layout" svg:width="0.3cm" svg:height="0.34cm" svg:x="11.048cm" svg:y="20.482cm">
          <draw:text-box>
            <text:p><text:span text:style-name="T3">NC</text:span></text:p>
          </draw:text-box>
        </draw:frame>
        <draw:frame draw:style-name="gr10" draw:text-style-name="P37" draw:layer="layout" svg:width="0.6cm" svg:height="0.34cm" svg:x="11.798cm" svg:y="20.482cm">
          <draw:text-box>
            <text:p text:style-name="P36"><text:span text:style-name="T3">OUT+</text:span></text:p>
          </draw:text-box>
        </draw:frame>
        <draw:line draw:style-name="gr23" draw:text-style-name="P14" draw:layer="layout" svg:x1="14.093cm" svg:y1="16.407cm" svg:x2="14.093cm" svg:y2="16.607cm">
          <text:p/>
        </draw:line>
        <draw:line draw:style-name="gr23" draw:text-style-name="P14" draw:layer="layout" svg:x1="14.398cm" svg:y1="16.402cm" svg:x2="14.398cm" svg:y2="16.602cm">
          <text:p/>
        </draw:line>
        <draw:line draw:style-name="gr23" draw:text-style-name="P14" draw:layer="layout" svg:x1="14.693cm" svg:y1="16.407cm" svg:x2="14.693cm" svg:y2="16.607cm">
          <text:p/>
        </draw:line>
        <draw:line draw:style-name="gr23" draw:text-style-name="P14" draw:layer="layout" svg:x1="14.993cm" svg:y1="16.407cm" svg:x2="14.993cm" svg:y2="16.607cm">
          <text:p/>
        </draw:line>
        <draw:frame draw:style-name="gr24" draw:text-style-name="P18" draw:layer="layout" svg:width="1.9cm" svg:height="0.35cm" svg:x="14.198cm" svg:y="15.357cm">
          <draw:text-box>
            <text:p><text:span text:style-name="T5">PCF8574-Board</text:span></text:p>
          </draw:text-box>
        </draw:frame>
        <draw:frame draw:style-name="gr25" draw:text-style-name="P19" draw:layer="layout" svg:width="0.24cm" svg:height="0.27cm" svg:x="14.278cm" svg:y="16.102cm">
          <draw:text-box>
            <text:p><text:span text:style-name="T6">P6</text:span></text:p>
          </draw:text-box>
        </draw:frame>
        <draw:line draw:style-name="gr23" draw:text-style-name="P14" draw:layer="layout" svg:x1="15.293cm" svg:y1="16.407cm" svg:x2="15.293cm" svg:y2="16.607cm">
          <text:p/>
        </draw:line>
        <draw:line draw:style-name="gr23" draw:text-style-name="P14" draw:layer="layout" svg:x1="15.593cm" svg:y1="16.407cm" svg:x2="15.593cm" svg:y2="16.607cm">
          <text:p/>
        </draw:line>
        <draw:line draw:style-name="gr23" draw:text-style-name="P14" draw:layer="layout" svg:x1="15.893cm" svg:y1="16.407cm" svg:x2="15.893cm" svg:y2="16.607cm">
          <text:p/>
        </draw:line>
        <draw:line draw:style-name="gr23" draw:text-style-name="P14" draw:layer="layout" svg:x1="16.193cm" svg:y1="16.407cm" svg:x2="16.193cm" svg:y2="16.607cm">
          <text:p/>
        </draw:line>
        <draw:frame draw:style-name="gr26" draw:text-style-name="P18" draw:layer="layout" svg:width="1.3cm" svg:height="0.35cm" svg:x="14.498cm" svg:y="15.752cm">
          <draw:text-box>
            <text:p><text:span text:style-name="T5">IN: 0x41</text:span></text:p>
          </draw:text-box>
        </draw:frame>
        <draw:polyline draw:style-name="gr27" draw:text-style-name="P14" draw:layer="layout" svg:width="2.099cm" svg:height="0.399cm" svg:x="14.098cm" svg:y="15.302cm" svg:viewBox="0 0 2100 400" draw:points="2100,0 2100,400 0,400 0,0">
          <text:p/>
        </draw:polyline>
        <draw:rect draw:style-name="gr29" draw:text-style-name="P13" draw:layer="layout" svg:width="2.5cm" svg:height="1.1cm" svg:x="13.898cm" svg:y="15.307cm">
          <text:p/>
        </draw:rect>
        <draw:frame draw:style-name="gr25" draw:text-style-name="P19" draw:layer="layout" svg:width="0.24cm" svg:height="0.27cm" svg:x="13.978cm" svg:y="16.102cm">
          <draw:text-box>
            <text:p><text:span text:style-name="T6">P7</text:span></text:p>
          </draw:text-box>
        </draw:frame>
        <draw:frame draw:style-name="gr25" draw:text-style-name="P19" draw:layer="layout" svg:width="0.24cm" svg:height="0.27cm" svg:x="14.578cm" svg:y="16.102cm">
          <draw:text-box>
            <text:p><text:span text:style-name="T6">P5</text:span></text:p>
          </draw:text-box>
        </draw:frame>
        <draw:frame draw:style-name="gr25" draw:text-style-name="P19" draw:layer="layout" svg:width="0.24cm" svg:height="0.27cm" svg:x="14.878cm" svg:y="16.102cm">
          <draw:text-box>
            <text:p><text:span text:style-name="T6">P4</text:span></text:p>
          </draw:text-box>
        </draw:frame>
        <draw:frame draw:style-name="gr25" draw:text-style-name="P19" draw:layer="layout" svg:width="0.24cm" svg:height="0.27cm" svg:x="15.178cm" svg:y="16.102cm">
          <draw:text-box>
            <text:p><text:span text:style-name="T6">P3</text:span></text:p>
          </draw:text-box>
        </draw:frame>
        <draw:frame draw:style-name="gr25" draw:text-style-name="P19" draw:layer="layout" svg:width="0.24cm" svg:height="0.27cm" svg:x="15.478cm" svg:y="16.102cm">
          <draw:text-box>
            <text:p><text:span text:style-name="T6">P2</text:span></text:p>
          </draw:text-box>
        </draw:frame>
        <draw:frame draw:style-name="gr25" draw:text-style-name="P19" draw:layer="layout" svg:width="0.24cm" svg:height="0.27cm" svg:x="15.778cm" svg:y="16.102cm">
          <draw:text-box>
            <text:p><text:span text:style-name="T6">P1</text:span></text:p>
          </draw:text-box>
        </draw:frame>
        <draw:frame draw:style-name="gr25" draw:text-style-name="P19" draw:layer="layout" svg:width="0.24cm" svg:height="0.27cm" svg:x="16.078cm" svg:y="16.102cm">
          <draw:text-box>
            <text:p><text:span text:style-name="T6">P0</text:span></text:p>
          </draw:text-box>
        </draw:frame>
        <draw:frame draw:style-name="gr10" draw:text-style-name="P10" draw:layer="layout" svg:width="0.402cm" svg:height="0.3cm" draw:transform="rotate (1.5707963267949) translate (15.918cm 17.102cm)">
          <draw:text-box>
            <text:p><text:span text:style-name="T3">R1</text:span></text:p>
          </draw:text-box>
        </draw:frame>
        <draw:polyline draw:style-name="gr21" draw:text-style-name="P14" draw:layer="layout" svg:width="4.499cm" svg:height="0.199cm" svg:x="10.598cm" svg:y="23.802cm" svg:viewBox="0 0 4500 200" draw:points="4500,200 3100,200 3000,0 2900,200 0,200">
          <text:p/>
        </draw:polyline>
        <draw:polyline draw:style-name="gr31" draw:text-style-name="P14" draw:layer="layout" svg:width="4.499cm" svg:height="0.099cm" svg:x="10.598cm" svg:y="23.802cm" svg:viewBox="0 0 4500 100" draw:points="4500,100 2700,100 2600,0 2500,100 0,100">
          <text:p/>
        </draw:polyline>
        <draw:polyline draw:style-name="gr22" draw:text-style-name="P14" draw:layer="layout" svg:width="4.499cm" svg:height="0.199cm" svg:x="10.598cm" svg:y="23.402cm" svg:viewBox="0 0 4500 200" draw:points="4500,200 3100,200 3000,0 2900,200 0,200">
          <text:p/>
        </draw:polyline>
        <draw:frame draw:style-name="gr10" draw:text-style-name="P10" draw:layer="layout" svg:width="0.3cm" svg:height="0.34cm" svg:x="13.448cm" svg:y="20.482cm">
          <draw:text-box>
            <text:p><text:span text:style-name="T3">NC</text:span></text:p>
          </draw:text-box>
        </draw:frame>
        <draw:frame draw:style-name="gr10" draw:text-style-name="P37" draw:layer="layout" svg:width="0.3cm" svg:height="0.34cm" svg:x="14.648cm" svg:y="20.482cm">
          <draw:text-box>
            <text:p text:style-name="P36"><text:span text:style-name="T3">R2</text:span></text:p>
          </draw:text-box>
        </draw:frame>
        <draw:frame draw:style-name="gr10" draw:text-style-name="P10" draw:layer="layout" svg:width="0.3cm" svg:height="0.34cm" svg:x="15.048cm" svg:y="21.382cm">
          <draw:text-box>
            <text:p><text:span text:style-name="T3">NC</text:span></text:p>
          </draw:text-box>
        </draw:frame>
        <draw:frame draw:style-name="gr10" draw:text-style-name="P10" draw:layer="layout" svg:width="0.3cm" svg:height="0.34cm" svg:x="13.848cm" svg:y="21.382cm">
          <draw:text-box>
            <text:p><text:span text:style-name="T3">NC</text:span></text:p>
          </draw:text-box>
        </draw:frame>
        <draw:frame draw:style-name="gr10" draw:text-style-name="P32" draw:layer="layout" svg:width="1.002cm" svg:height="0.34cm" svg:x="10.898cm" svg:y="17.501cm">
          <draw:text-box>
            <text:p><text:span text:style-name="T13">Uncoupler</text:span></text:p>
          </draw:text-box>
        </draw:frame>
        <draw:polygon draw:style-name="gr32" draw:text-style-name="P25" draw:layer="layout" svg:width="1.799cm" svg:height="0.399cm" svg:x="10cm" svg:y="17.893cm" svg:viewBox="0 0 1800 400" draw:points="1800,400 1800,0 0,0 0,400">
          <text:p/>
        </draw:polygon>
        <draw:line draw:style-name="gr33" draw:text-style-name="P26" draw:layer="layout" svg:x1="11.8cm" svg:y1="18.193cm" svg:x2="10cm" svg:y2="18.193cm">
          <text:p/>
        </draw:line>
        <draw:line draw:style-name="gr33" draw:text-style-name="P26" draw:layer="layout" svg:x1="11.8cm" svg:y1="17.993cm" svg:x2="10cm" svg:y2="17.993cm">
          <text:p/>
        </draw:line>
        <draw:line draw:style-name="gr49" draw:text-style-name="P14" draw:layer="layout" svg:x1="10.7cm" svg:y1="18.093cm" svg:x2="10.7cm" svg:y2="18.8cm">
          <text:p/>
        </draw:line>
        <draw:line draw:style-name="gr50" draw:text-style-name="P14" draw:layer="layout" svg:x1="10.5cm" svg:y1="18.05cm" svg:x2="10.5cm" svg:y2="18.8cm">
          <text:p/>
        </draw:line>
        <draw:rect draw:style-name="gr47" draw:text-style-name="P35" draw:layer="layout" svg:width="0.302cm" svg:height="0.096cm" svg:x="10.5cm" svg:y="18.043cm">
          <text:p/>
        </draw:rect>
        <draw:circle draw:style-name="gr37" draw:text-style-name="P5" draw:layer="layout" svg:width="0.1cm" svg:height="0.1cm" svg:x="10.45cm" svg:y="18.793cm">
          <text:p/>
        </draw:circle>
        <draw:circle draw:style-name="gr37" draw:text-style-name="P5" draw:layer="layout" svg:width="0.1cm" svg:height="0.1cm" svg:x="10.65cm" svg:y="18.793cm">
          <text:p/>
        </draw:circle>
        <draw:polyline draw:style-name="gr49" draw:text-style-name="P14" draw:layer="layout" svg:width="2.562cm" svg:height="0.655cm" draw:transform="rotate (-1.21614542278965) translate (11.1527598461802cm 18.7323393554415cm)" svg:viewBox="0 0 2563 656" draw:points="0,483 469,656 712,0 2306,590 2563,472">
          <text:p/>
        </draw:polyline>
        <draw:polyline draw:style-name="gr50" draw:text-style-name="P14" draw:layer="layout" svg:width="2.734cm" svg:height="1.242cm" draw:transform="rotate (1.86924762888593) translate (11.2198771160388cm 21.5399971363774cm)" svg:viewBox="0 0 2735 1243" draw:points="0,816 250,684 1875,1184 2066,1243 2448,0 2735,88">
          <text:p/>
        </draw:polyline>
        <draw:polygon draw:style-name="gr41" draw:text-style-name="P31" draw:layer="layout" svg:width="0.099cm" svg:height="0.199cm" svg:x="11.348cm" svg:y="19.801cm" svg:viewBox="0 0 100 200" draw:points="0,0 50,200 100,0">
          <text:p/>
        </draw:polygon>
        <draw:polygon draw:style-name="gr41" draw:text-style-name="P31" draw:layer="layout" svg:width="0.099cm" svg:height="0.199cm" svg:x="11.748cm" svg:y="19.801cm" svg:viewBox="0 0 100 200" draw:points="0,200 50,0 100,200">
          <text:p/>
        </draw:polygon>
        <draw:frame draw:style-name="gr39" draw:text-style-name="P29" draw:layer="layout" svg:width="0.364cm" svg:height="0.3cm" svg:x="10.836cm" svg:y="18.468cm">
          <draw:text-box>
            <text:p><text:span text:style-name="T12">OUT-</text:span></text:p>
          </draw:text-box>
        </draw:frame>
        <draw:frame draw:style-name="gr39" draw:text-style-name="P29" draw:layer="layout" svg:width="0.4cm" svg:height="0.3cm" svg:x="10cm" svg:y="18.468cm">
          <draw:text-box>
            <text:p><text:span text:style-name="T12">OUT+</text:span></text:p>
          </draw:text-box>
        </draw:frame>
        <draw:circle draw:style-name="gr7" draw:text-style-name="P7" draw:layer="layout" svg:width="0.2cm" svg:height="0.2cm" draw:transform="rotate (-1.5707963267949) translate (11.698cm 20.802cm)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ack_20_90_20_Degrees" draw:display-name="Black 90 Degrees" draw:style="single" draw:color="#000000" draw:distance="0.102cm" draw:rotation="900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Karl Hartinger</meta:initial-creator>
    <meta:creation-date>2010-03-21T17:16:45.57</meta:creation-date>
    <dc:date>2025-01-05T12:05:38.231000000</dc:date>
    <meta:editing-duration>P5DT2H21M28S</meta:editing-duration>
    <meta:editing-cycles>355</meta:editing-cycles>
    <meta:generator>LibreOffice/24.8.3.2$Windows_X86_64 LibreOffice_project/48a6bac9e7e268aeb4c3483fcf825c94556d9f92</meta:generator>
    <meta:printed-by>Karl Hartinger</meta:printed-by>
    <meta:print-date>2024-10-14T16:14:06.09</meta:print-date>
    <meta:document-statistic meta:object-count="681"/>
  </office:meta>
</office:document-meta>
</file>